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face style:name="Calibri" svg:font-family="Calibri" style:font-family-generic="swiss"/>
    <style:font-face style:name="DejaVu Sans" svg:font-family="'DejaVu Sans'" style:font-family-generic="swiss"/>
    <style:font-face style:name="Courier New1"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au4" style:family="table">
      <style:table-properties style:width="8.975cm" fo:margin-left="4.032cm" table:align="left" style:may-break-between-rows="false"/>
    </style:style>
    <style:style style:name="Tableau4.A" style:family="table-column">
      <style:table-column-properties style:column-width="4.48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2.002cm" fo:margin-left="2.487cm" table:align="left"/>
    </style:style>
    <style:style style:name="Tableau5.A" style:family="table-column">
      <style:table-column-properties style:column-width="8.192cm"/>
    </style:style>
    <style:style style:name="Tableau5.B" style:family="table-column">
      <style:table-column-properties style:column-width="3.81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5.092cm" style:rel-column-width="58177*"/>
    </style:style>
    <style:style style:name="Tableau10.B" style:family="table-column">
      <style:table-column-properties style:column-width="1.909cm" style:rel-column-width="735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6" style:family="table">
      <style:table-properties style:width="8.975cm" fo:margin-left="4.032cm" table:align="left"/>
    </style:style>
    <style:style style:name="Tableau6.A" style:family="table-column">
      <style:table-column-properties style:column-width="4.487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3.695cm" fo:margin-left="1.662cm" table:align="left"/>
    </style:style>
    <style:style style:name="Tableau7.A" style:family="table-column">
      <style:table-column-properties style:column-width="4.5cm"/>
    </style:style>
    <style:style style:name="Tableau7.B" style:family="table-column">
      <style:table-column-properties style:column-width="9.195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999cm" fo:margin-left="0.053cm" table:align="left"/>
    </style:style>
    <style:style style:name="Tableau8.A" style:family="table-column">
      <style:table-column-properties style:column-width="4.5cm"/>
    </style:style>
    <style:style style:name="Tableau8.B" style:family="table-column">
      <style:table-column-properties style:column-width="6.24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3.499cm" fo:margin-left="1.916cm" table:align="left"/>
    </style:style>
    <style:style style:name="Tableau9.A" style:family="table-column">
      <style:table-column-properties style:column-width="4.5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89cm" style:rel-column-width="18848*"/>
    </style:style>
    <style:style style:name="Tableau1.B" style:family="table-column">
      <style:table-column-properties style:column-width="12.111cm" style:rel-column-width="4668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weight="bold" officeooo:rsid="00149a2f" officeooo:paragraph-rsid="00149a2f" style:font-weight-asian="bold" style:font-weight-complex="bold"/>
    </style:style>
    <style:style style:name="P2" style:family="paragraph" style:parent-style-name="Standard">
      <style:text-properties style:font-name="Calibri1" fo:font-weight="bold" officeooo:rsid="001a52dc" officeooo:paragraph-rsid="001a52dc" style:font-weight-asian="bold" style:font-weight-complex="bold"/>
    </style:style>
    <style:style style:name="P3" style:family="paragraph" style:parent-style-name="Standard">
      <style:text-properties style:font-name="Calibri1" fo:font-weight="bold" officeooo:rsid="003452f3" officeooo:paragraph-rsid="003452f3" style:font-weight-asian="bold" style:font-weight-complex="bold"/>
    </style:style>
    <style:style style:name="P4" style:family="paragraph" style:parent-style-name="Standard">
      <style:text-properties style:font-name="Calibri1" fo:font-weight="bold" officeooo:rsid="00363c50" officeooo:paragraph-rsid="00363c50" style:font-weight-asian="bold" style:font-weight-complex="bold"/>
    </style:style>
    <style:style style:name="P5" style:family="paragraph" style:parent-style-name="Standard">
      <style:paragraph-properties fo:text-align="justify" style:justify-single-word="false"/>
      <style:text-properties style:font-name="Calibri1" fo:font-weight="bold" officeooo:rsid="00364212" officeooo:paragraph-rsid="00364212" style:font-weight-asian="bold" style:font-weight-complex="bold"/>
    </style:style>
    <style:style style:name="P6" style:family="paragraph" style:parent-style-name="Standard">
      <style:paragraph-properties fo:text-align="justify" style:justify-single-word="false"/>
      <style:text-properties style:font-name="Calibri1" fo:font-weight="bold" officeooo:rsid="0036e939" officeooo:paragraph-rsid="0036e939" style:font-weight-asian="bold" style:font-weight-complex="bold"/>
    </style:style>
    <style:style style:name="P7" style:family="paragraph" style:parent-style-name="Standard">
      <style:paragraph-properties fo:text-align="justify" style:justify-single-word="false"/>
      <style:text-properties style:font-name="Calibri1" fo:font-weight="bold" officeooo:rsid="0039959c" officeooo:paragraph-rsid="0039959c" style:font-weight-asian="bold" style:font-weight-complex="bold"/>
    </style:style>
    <style:style style:name="P8" style:family="paragraph" style:parent-style-name="Standard">
      <style:text-properties style:font-name="Calibri1" fo:font-weight="bold" officeooo:rsid="0039e51a" officeooo:paragraph-rsid="0039e51a" style:font-weight-asian="bold" style:font-weight-complex="bold"/>
    </style:style>
    <style:style style:name="P9" style:family="paragraph" style:parent-style-name="Standard">
      <style:paragraph-properties fo:text-align="justify" style:justify-single-word="false"/>
      <style:text-properties style:font-name="Calibri1" fo:font-weight="bold" officeooo:rsid="003db1e9" officeooo:paragraph-rsid="003db1e9" style:font-weight-asian="bold" style:font-weight-complex="bold"/>
    </style:style>
    <style:style style:name="P10" style:family="paragraph" style:parent-style-name="Standard">
      <style:text-properties style:font-name="Calibri1" fo:font-weight="bold" officeooo:rsid="003ebe16" officeooo:paragraph-rsid="003ebe16" style:font-weight-asian="bold" style:font-weight-complex="bold"/>
    </style:style>
    <style:style style:name="P11" style:family="paragraph" style:parent-style-name="Standard">
      <style:text-properties style:font-name="Calibri1" fo:font-weight="bold" officeooo:rsid="003e7d7f" officeooo:paragraph-rsid="003e7d7f" style:font-weight-asian="bold" style:font-weight-complex="bold"/>
    </style:style>
    <style:style style:name="P12" style:family="paragraph" style:parent-style-name="Standard">
      <style:text-properties style:font-name="Calibri1" fo:font-weight="bold" officeooo:rsid="004951da" officeooo:paragraph-rsid="004951da" style:font-weight-asian="bold" style:font-weight-complex="bold"/>
    </style:style>
    <style:style style:name="P13" style:family="paragraph" style:parent-style-name="Standard">
      <style:text-properties style:font-name="Calibri1" officeooo:rsid="00149a2f" officeooo:paragraph-rsid="00149a2f"/>
    </style:style>
    <style:style style:name="P14" style:family="paragraph" style:parent-style-name="Standard">
      <style:paragraph-properties fo:text-align="justify" style:justify-single-word="false"/>
      <style:text-properties style:font-name="Calibri1" officeooo:rsid="00149a2f" officeooo:paragraph-rsid="00149a2f"/>
    </style:style>
    <style:style style:name="P15" style:family="paragraph" style:parent-style-name="Standard">
      <style:text-properties style:font-name="Calibri1" officeooo:rsid="00149a2f" officeooo:paragraph-rsid="0038a7b6"/>
    </style:style>
    <style:style style:name="P16" style:family="paragraph" style:parent-style-name="Standard">
      <style:text-properties style:font-name="Calibri1" officeooo:rsid="00149a2f" officeooo:paragraph-rsid="004951da"/>
    </style:style>
    <style:style style:name="P17" style:family="paragraph" style:parent-style-name="Standard">
      <style:text-properties style:font-name="Calibri1" officeooo:rsid="001e235a" officeooo:paragraph-rsid="001e235a"/>
    </style:style>
    <style:style style:name="P18" style:family="paragraph" style:parent-style-name="Standard">
      <style:paragraph-properties fo:text-align="justify" style:justify-single-word="false"/>
      <style:text-properties style:font-name="Calibri1" officeooo:rsid="001758b7" officeooo:paragraph-rsid="00245036"/>
    </style:style>
    <style:style style:name="P19" style:family="paragraph" style:parent-style-name="Standard">
      <style:paragraph-properties fo:text-align="justify" style:justify-single-word="false"/>
      <style:text-properties style:font-name="Calibri1" officeooo:rsid="001655d9" officeooo:paragraph-rsid="001655d9"/>
    </style:style>
    <style:style style:name="P20" style:family="paragraph" style:parent-style-name="Standard">
      <style:text-properties style:font-name="Calibri1" officeooo:rsid="00245036" officeooo:paragraph-rsid="00149a2f"/>
    </style:style>
    <style:style style:name="P21" style:family="paragraph" style:parent-style-name="Standard">
      <style:paragraph-properties fo:text-align="justify" style:justify-single-word="false"/>
      <style:text-properties style:font-name="Calibri1" officeooo:rsid="00245036" officeooo:paragraph-rsid="00245036"/>
    </style:style>
    <style:style style:name="P22" style:family="paragraph" style:parent-style-name="Standard">
      <style:paragraph-properties fo:text-align="justify" style:justify-single-word="false"/>
      <style:text-properties style:font-name="Calibri1" officeooo:rsid="00245036" officeooo:paragraph-rsid="00246b98"/>
    </style:style>
    <style:style style:name="P23" style:family="paragraph" style:parent-style-name="Standard">
      <style:paragraph-properties fo:text-align="justify" style:justify-single-word="false"/>
      <style:text-properties style:font-name="Calibri1" officeooo:rsid="0028c198" officeooo:paragraph-rsid="0028c198"/>
    </style:style>
    <style:style style:name="P24" style:family="paragraph" style:parent-style-name="Standard">
      <style:paragraph-properties fo:text-align="justify" style:justify-single-word="false"/>
      <style:text-properties style:font-name="Calibri1" officeooo:rsid="002bce83" officeooo:paragraph-rsid="00364212"/>
    </style:style>
    <style:style style:name="P25" style:family="paragraph" style:parent-style-name="Standard">
      <style:paragraph-properties fo:text-align="justify" style:justify-single-word="false"/>
      <style:text-properties style:font-name="Calibri1" officeooo:rsid="00363c50" officeooo:paragraph-rsid="0038a7b6"/>
    </style:style>
    <style:style style:name="P26" style:family="paragraph" style:parent-style-name="Standard">
      <style:paragraph-properties fo:text-align="justify" style:justify-single-word="false"/>
      <style:text-properties style:font-name="Calibri1" fo:font-weight="normal" officeooo:rsid="00363c50" officeooo:paragraph-rsid="00363c50" style:font-weight-asian="normal" style:font-weight-complex="normal"/>
    </style:style>
    <style:style style:name="P27" style:family="paragraph" style:parent-style-name="Standard">
      <style:paragraph-properties fo:text-align="justify" style:justify-single-word="false"/>
      <style:text-properties style:font-name="Calibri1" fo:font-weight="normal" officeooo:rsid="00363c50" officeooo:paragraph-rsid="004acbad" style:font-weight-asian="normal" style:font-weight-complex="normal"/>
    </style:style>
    <style:style style:name="P28" style:family="paragraph" style:parent-style-name="Standard">
      <style:paragraph-properties fo:text-align="justify" style:justify-single-word="false"/>
      <style:text-properties style:font-name="Calibri1" fo:font-weight="normal" officeooo:rsid="00363c50" officeooo:paragraph-rsid="00535edd" style:font-weight-asian="normal" style:font-weight-complex="normal"/>
    </style:style>
    <style:style style:name="P29" style:family="paragraph" style:parent-style-name="Standard">
      <style:paragraph-properties fo:text-align="justify" style:justify-single-word="false"/>
      <style:text-properties style:font-name="Calibri1" fo:font-weight="normal" officeooo:rsid="00364212" officeooo:paragraph-rsid="00364212" style:font-weight-asian="normal" style:font-weight-complex="normal"/>
    </style:style>
    <style:style style:name="P30" style:family="paragraph" style:parent-style-name="Standard">
      <style:paragraph-properties fo:text-align="justify" style:justify-single-word="false"/>
      <style:text-properties style:font-name="Calibri1" fo:font-weight="normal" officeooo:rsid="0039959c" officeooo:paragraph-rsid="0039959c" style:font-weight-asian="normal" style:font-weight-complex="normal"/>
    </style:style>
    <style:style style:name="P31" style:family="paragraph" style:parent-style-name="Standard">
      <style:paragraph-properties fo:text-align="justify" style:justify-single-word="false"/>
      <style:text-properties style:font-name="Calibri1" fo:font-weight="normal" officeooo:rsid="003db1e9" officeooo:paragraph-rsid="003db1e9" style:font-weight-asian="normal" style:font-weight-complex="normal"/>
    </style:style>
    <style:style style:name="P32" style:family="paragraph" style:parent-style-name="Standard">
      <style:paragraph-properties fo:text-align="justify" style:justify-single-word="false"/>
      <style:text-properties style:font-name="Calibri1" fo:font-weight="normal" officeooo:rsid="003bcc9d" officeooo:paragraph-rsid="00535edd" style:font-weight-asian="normal" style:font-weight-complex="normal"/>
    </style:style>
    <style:style style:name="P33" style:family="paragraph" style:parent-style-name="Standard">
      <style:paragraph-properties fo:text-align="justify" style:justify-single-word="false"/>
      <style:text-properties style:font-name="Calibri1" fo:font-weight="normal" officeooo:rsid="0036e939" officeooo:paragraph-rsid="0036e939" style:font-weight-asian="normal" style:font-weight-complex="normal"/>
    </style:style>
    <style:style style:name="P34" style:family="paragraph" style:parent-style-name="Standard">
      <style:paragraph-properties fo:text-align="justify" style:justify-single-word="false"/>
      <style:text-properties style:font-name="Calibri1" fo:font-weight="normal" officeooo:rsid="003e7d7f" officeooo:paragraph-rsid="003e7d7f" style:font-weight-asian="normal" style:font-weight-complex="normal"/>
    </style:style>
    <style:style style:name="P35" style:family="paragraph" style:parent-style-name="Standard">
      <style:paragraph-properties fo:text-align="justify" style:justify-single-word="false"/>
      <style:text-properties style:font-name="Calibri1" officeooo:rsid="00364212" officeooo:paragraph-rsid="00364212"/>
    </style:style>
    <style:style style:name="P36" style:family="paragraph" style:parent-style-name="Standard">
      <style:paragraph-properties fo:text-align="justify" style:justify-single-word="false"/>
      <style:text-properties style:font-name="Calibri1" officeooo:rsid="0036e939" officeooo:paragraph-rsid="0036e939"/>
    </style:style>
    <style:style style:name="P37" style:family="paragraph" style:parent-style-name="Standard">
      <style:text-properties style:font-name="Calibri1" officeooo:rsid="0039e51a" officeooo:paragraph-rsid="0039e51a"/>
    </style:style>
    <style:style style:name="P38" style:family="paragraph" style:parent-style-name="Standard">
      <style:text-properties style:font-name="Calibri1" officeooo:rsid="0039e51a" officeooo:paragraph-rsid="003e7d7f"/>
    </style:style>
    <style:style style:name="P39" style:family="paragraph" style:parent-style-name="Standard">
      <style:paragraph-properties fo:text-align="justify" style:justify-single-word="false"/>
      <style:text-properties style:font-name="Calibri1" officeooo:rsid="0039e51a" officeooo:paragraph-rsid="005c3c5f"/>
    </style:style>
    <style:style style:name="P40" style:family="paragraph" style:parent-style-name="Standard">
      <style:text-properties style:font-name="Calibri1" officeooo:rsid="003e7d7f" officeooo:paragraph-rsid="003e7d7f"/>
    </style:style>
    <style:style style:name="P41" style:family="paragraph" style:parent-style-name="Standard">
      <style:paragraph-properties fo:text-align="justify" style:justify-single-word="false"/>
      <style:text-properties style:font-name="Calibri1" officeooo:rsid="003ebe16" officeooo:paragraph-rsid="003ebe16"/>
    </style:style>
    <style:style style:name="P42" style:family="paragraph" style:parent-style-name="Standard">
      <style:text-properties style:font-name="Calibri1" officeooo:rsid="0040c99b" officeooo:paragraph-rsid="0040c99b"/>
    </style:style>
    <style:style style:name="P43" style:family="paragraph" style:parent-style-name="Standard">
      <style:paragraph-properties fo:text-align="justify" style:justify-single-word="false"/>
      <style:text-properties style:font-name="Calibri1" officeooo:rsid="00187a35" officeooo:paragraph-rsid="00490485"/>
    </style:style>
    <style:style style:name="P44" style:family="paragraph" style:parent-style-name="Standard">
      <style:text-properties style:font-name="Courier New" fo:font-size="10pt" officeooo:paragraph-rsid="003ec843" style:font-size-asian="10pt" style:font-name-complex="Courier New" style:font-size-complex="10pt"/>
    </style:style>
    <style:style style:name="P45" style:family="paragraph" style:parent-style-name="Standard">
      <style:text-properties style:font-name="Courier New" fo:font-size="10pt" officeooo:paragraph-rsid="00452c97" style:font-size-asian="10pt" style:font-name-complex="Courier New" style:font-size-complex="10pt"/>
    </style:style>
    <style:style style:name="P46" style:family="paragraph" style:parent-style-name="Standard">
      <style:text-properties style:font-name="Courier New" fo:font-size="10pt" officeooo:paragraph-rsid="0045e8ce" style:font-size-asian="10pt" style:font-name-complex="Courier New" style:font-size-complex="10pt"/>
    </style:style>
    <style:style style:name="P47" style:family="paragraph" style:parent-style-name="Standard">
      <style:text-properties style:font-name="Courier New" fo:font-size="10pt" officeooo:paragraph-rsid="0047622c" style:font-size-asian="10pt" style:font-name-complex="Courier New" style:font-size-complex="10pt"/>
    </style:style>
    <style:style style:name="P48" style:family="paragraph" style:parent-style-name="Standard">
      <style:text-properties style:font-name="Courier New" fo:font-size="10pt" officeooo:rsid="0047ccfb" officeooo:paragraph-rsid="0047ccfb" style:font-size-asian="10pt" style:font-name-complex="Courier New" style:font-size-complex="10pt"/>
    </style:style>
    <style:style style:name="P49" style:family="paragraph" style:parent-style-name="Standard">
      <style:text-properties style:font-name="Courier New" fo:font-size="10pt" fo:font-weight="bold" officeooo:paragraph-rsid="003ec843" style:font-size-asian="10pt" style:font-weight-asian="bold" style:font-name-complex="Courier New" style:font-size-complex="10pt" style:font-weight-complex="bold"/>
    </style:style>
    <style:style style:name="P50" style:family="paragraph" style:parent-style-name="Standard">
      <style:text-properties style:font-name="Courier New" fo:font-size="10pt" fo:font-weight="bold" officeooo:paragraph-rsid="003f7e8e" style:font-size-asian="10pt" style:font-weight-asian="bold" style:font-name-complex="Courier New" style:font-size-complex="10pt" style:font-weight-complex="bold"/>
    </style:style>
    <style:style style:name="P51" style:family="paragraph" style:parent-style-name="Standard">
      <style:text-properties style:font-name="Courier New" fo:font-size="10pt" fo:font-weight="bold" officeooo:rsid="003f7e8e" officeooo:paragraph-rsid="003f7e8e" style:font-size-asian="10pt" style:font-weight-asian="bold" style:font-name-complex="Courier New" style:font-size-complex="10pt" style:font-weight-complex="bold"/>
    </style:style>
    <style:style style:name="P52" style:family="paragraph" style:parent-style-name="Standard">
      <style:text-properties style:font-name="Courier New" fo:font-size="10pt" fo:font-weight="bold" officeooo:rsid="0040c99b" officeooo:paragraph-rsid="0040c99b" style:font-size-asian="10pt" style:font-weight-asian="bold" style:font-name-complex="Courier New" style:font-size-complex="10pt" style:font-weight-complex="bold"/>
    </style:style>
    <style:style style:name="P53" style:family="paragraph" style:parent-style-name="Standard">
      <style:text-properties style:font-name="Courier New" fo:font-size="10pt" fo:font-weight="bold" officeooo:rsid="00445e6a" officeooo:paragraph-rsid="00445e6a" style:font-size-asian="10pt" style:font-weight-asian="bold" style:font-name-complex="Courier New" style:font-size-complex="10pt" style:font-weight-complex="bold"/>
    </style:style>
    <style:style style:name="P54" style:family="paragraph" style:parent-style-name="Standard">
      <style:text-properties style:font-name="Courier New" fo:font-size="10pt" fo:font-weight="bold" officeooo:rsid="00445e6a" officeooo:paragraph-rsid="004acbad" style:font-size-asian="10pt" style:font-weight-asian="bold" style:font-name-complex="Courier New" style:font-size-complex="10pt" style:font-weight-complex="bold"/>
    </style:style>
    <style:style style:name="P55" style:family="paragraph" style:parent-style-name="Standard">
      <style:text-properties style:font-name="Courier New" fo:font-size="10pt" fo:font-weight="bold" officeooo:rsid="00445e6a" officeooo:paragraph-rsid="0047622c" style:font-size-asian="10pt" style:font-weight-asian="bold" style:font-name-complex="Courier New" style:font-size-complex="10pt" style:font-weight-complex="bold"/>
    </style:style>
    <style:style style:name="P56" style:family="paragraph" style:parent-style-name="Standard">
      <style:text-properties style:font-name="Courier New" fo:font-size="10pt" fo:font-weight="bold" officeooo:rsid="0047622c" officeooo:paragraph-rsid="004acbad" style:font-size-asian="10pt" style:font-weight-asian="bold" style:font-name-complex="Courier New" style:font-size-complex="10pt" style:font-weight-complex="bold"/>
    </style:style>
    <style:style style:name="P57" style:family="paragraph" style:parent-style-name="Standard">
      <style:text-properties style:font-name="Arial" fo:font-size="10pt" officeooo:paragraph-rsid="003ec843" style:font-size-asian="10pt" style:font-name-complex="Arial" style:font-size-complex="10pt"/>
    </style:style>
    <style:style style:name="P58" style:family="paragraph" style:parent-style-name="Standard">
      <style:text-properties style:font-name="Arial" fo:font-size="10pt" officeooo:paragraph-rsid="003f7e8e" style:font-size-asian="10pt" style:font-name-complex="Arial" style:font-size-complex="10pt"/>
    </style:style>
    <style:style style:name="P59" style:family="paragraph" style:parent-style-name="Standard">
      <style:text-properties style:font-name="Arial" fo:font-size="10pt" officeooo:paragraph-rsid="0040c99b" style:font-size-asian="10pt" style:font-name-complex="Arial" style:font-size-complex="10pt"/>
    </style:style>
    <style:style style:name="P60" style:family="paragraph" style:parent-style-name="Standard">
      <style:text-properties style:font-name="Arial" fo:font-size="10pt" officeooo:paragraph-rsid="004130ea" style:font-size-asian="10pt" style:font-name-complex="Arial" style:font-size-complex="10pt"/>
    </style:style>
    <style:style style:name="P61" style:family="paragraph" style:parent-style-name="Standard">
      <style:text-properties style:font-name="Arial" fo:font-size="10pt" officeooo:paragraph-rsid="00445e6a" style:font-size-asian="10pt" style:font-name-complex="Arial" style:font-size-complex="10pt"/>
    </style:style>
    <style:style style:name="P62" style:family="paragraph" style:parent-style-name="Standard">
      <style:text-properties style:font-name="Arial" fo:font-size="10pt" officeooo:paragraph-rsid="00452c97" style:font-size-asian="10pt" style:font-name-complex="Arial" style:font-size-complex="10pt"/>
    </style:style>
    <style:style style:name="P63" style:family="paragraph" style:parent-style-name="Standard">
      <style:text-properties style:font-name="Arial" fo:font-size="10pt" officeooo:paragraph-rsid="0045e8ce" style:font-size-asian="10pt" style:font-name-complex="Arial" style:font-size-complex="10pt"/>
    </style:style>
    <style:style style:name="P64" style:family="paragraph" style:parent-style-name="Standard">
      <style:text-properties style:font-name="Arial" fo:font-size="10pt" officeooo:paragraph-rsid="0047622c" style:font-size-asian="10pt" style:font-name-complex="Arial" style:font-size-complex="10pt"/>
    </style:style>
    <style:style style:name="P65" style:family="paragraph" style:parent-style-name="Standard">
      <style:text-properties style:font-name="Arial" fo:font-size="10pt" officeooo:paragraph-rsid="0047ccfb" style:font-size-asian="10pt" style:font-name-complex="Arial" style:font-size-complex="10pt"/>
    </style:style>
    <style:style style:name="P66" style:family="paragraph" style:parent-style-name="Standard">
      <style:text-properties style:font-name="Arial" fo:font-size="10pt" officeooo:paragraph-rsid="004acbad" style:font-size-asian="10pt" style:font-name-complex="Arial" style:font-size-complex="10pt"/>
    </style:style>
    <style:style style:name="P67" style:family="paragraph" style:parent-style-name="Standard">
      <style:text-properties style:font-name="Arial" fo:font-size="10pt" officeooo:paragraph-rsid="003f7e8e" style:font-size-asian="10pt" style:font-name-complex="Courier New" style:font-size-complex="10pt"/>
    </style:style>
    <style:style style:name="P68" style:family="paragraph" style:parent-style-name="Standard">
      <style:text-properties style:font-name="Arial" fo:font-size="10pt" officeooo:rsid="00427807" officeooo:paragraph-rsid="00427807" style:font-size-asian="10pt" style:font-name-complex="Courier New" style:font-size-complex="10pt"/>
    </style:style>
    <style:style style:name="P69" style:family="paragraph" style:parent-style-name="Standard">
      <style:text-properties style:font-name="Arial" fo:font-size="10pt" officeooo:paragraph-rsid="0040c99b" style:font-size-asian="10pt" style:font-name-complex="Courier New" style:font-size-complex="10pt"/>
    </style:style>
    <style:style style:name="P70" style:family="paragraph" style:parent-style-name="Standard">
      <style:text-properties style:font-name="Arial" fo:font-size="10pt" officeooo:rsid="003f7e8e" officeooo:paragraph-rsid="0047622c" style:font-size-asian="10pt" style:font-name-complex="Courier New" style:font-size-complex="10pt"/>
    </style:style>
    <style:style style:name="P71" style:family="paragraph" style:parent-style-name="Standard">
      <style:text-properties style:font-name="Arial" fo:font-size="10pt" officeooo:rsid="00445e6a" officeooo:paragraph-rsid="00445e6a" style:font-size-asian="10pt" style:font-size-complex="10pt"/>
    </style:style>
    <style:style style:name="P72" style:family="paragraph" style:parent-style-name="Standard">
      <style:text-properties style:font-name="Arial" fo:font-size="10pt" fo:font-weight="bold" officeooo:rsid="00427807" officeooo:paragraph-rsid="00427807" style:font-size-asian="10pt" style:font-weight-asian="bold" style:font-name-complex="Courier New" style:font-size-complex="10pt" style:font-weight-complex="bold"/>
    </style:style>
    <style:style style:name="P73" style:family="paragraph" style:parent-style-name="Standard">
      <style:text-properties style:font-name="Arial" fo:font-size="10pt" fo:font-weight="bold" officeooo:rsid="00445e6a" officeooo:paragraph-rsid="0047622c" style:font-size-asian="10pt" style:font-weight-asian="bold" style:font-name-complex="Courier New" style:font-size-complex="10pt" style:font-weight-complex="bold"/>
    </style:style>
    <style:style style:name="P74" style:family="paragraph" style:parent-style-name="Standard">
      <style:text-properties style:font-name="Arial" fo:font-size="10pt" fo:font-weight="bold" officeooo:rsid="00445e6a" officeooo:paragraph-rsid="00445e6a" style:font-size-asian="10pt" style:font-weight-asian="bold" style:font-size-complex="10pt" style:font-weight-complex="bold"/>
    </style:style>
    <style:style style:name="P75" style:family="paragraph" style:parent-style-name="Standard">
      <style:text-properties style:font-name="Arial" officeooo:rsid="00427807" officeooo:paragraph-rsid="00427807"/>
    </style:style>
    <style:style style:name="P76" style:family="paragraph" style:parent-style-name="Standard">
      <style:text-properties officeooo:rsid="003f7e8e" officeooo:paragraph-rsid="0040c99b"/>
    </style:style>
    <style:style style:name="P77" style:family="paragraph" style:parent-style-name="Standard">
      <style:paragraph-properties fo:text-align="justify" style:justify-single-word="false"/>
      <style:text-properties fo:color="#000000" style:font-name="Calibri1" officeooo:rsid="00149a2f" officeooo:paragraph-rsid="0048c019"/>
    </style:style>
    <style:style style:name="P78" style:family="paragraph" style:parent-style-name="Standard">
      <style:text-properties fo:color="#000000" style:font-name="Calibri1" officeooo:rsid="00149a2f" officeooo:paragraph-rsid="00149a2f"/>
    </style:style>
    <style:style style:name="P79" style:family="paragraph" style:parent-style-name="Standard">
      <style:paragraph-properties fo:text-align="justify" style:justify-single-word="false"/>
      <style:text-properties fo:color="#000000" style:font-name="Calibri1" officeooo:rsid="001e235a" officeooo:paragraph-rsid="0048c019"/>
    </style:style>
    <style:style style:name="P80" style:family="paragraph" style:parent-style-name="Standard">
      <style:text-properties fo:color="#000000" style:font-name="Calibri1" fo:font-weight="bold" officeooo:rsid="0048ca3c" officeooo:paragraph-rsid="0048c019" style:font-weight-asian="bold" style:font-weight-complex="bold"/>
    </style:style>
    <style:style style:name="P81" style:family="paragraph" style:parent-style-name="Standard">
      <style:text-properties fo:color="#000000" style:font-name="Calibri1" fo:font-weight="bold" officeooo:rsid="0036e939" officeooo:paragraph-rsid="0048c019" style:font-weight-asian="bold" style:font-weight-complex="bold"/>
    </style:style>
    <style:style style:name="P82" style:family="paragraph" style:parent-style-name="Standard">
      <style:paragraph-properties fo:text-align="justify" style:justify-single-word="false"/>
      <style:text-properties fo:color="#000000" style:font-name="Calibri1" fo:font-weight="bold" officeooo:rsid="0044e555" officeooo:paragraph-rsid="0049bb2f" style:font-weight-asian="bold" style:font-weight-complex="bold"/>
    </style:style>
    <style:style style:name="P83" style:family="paragraph" style:parent-style-name="Standard">
      <style:text-properties fo:color="#000000" style:font-name="Calibri1" fo:font-weight="bold" officeooo:rsid="003eb3b8" officeooo:paragraph-rsid="00490485" style:font-weight-asian="bold" style:font-weight-complex="bold"/>
    </style:style>
    <style:style style:name="P84" style:family="paragraph" style:parent-style-name="Standard">
      <style:paragraph-properties fo:text-align="justify" style:justify-single-word="false"/>
      <style:text-properties fo:color="#000000" style:font-name="Calibri1" officeooo:rsid="0048ca3c" officeooo:paragraph-rsid="0048c019"/>
    </style:style>
    <style:style style:name="P85" style:family="paragraph" style:parent-style-name="Standard">
      <style:paragraph-properties fo:text-align="justify" style:justify-single-word="false"/>
      <style:text-properties fo:color="#000000" style:font-name="Calibri1" officeooo:rsid="00245036" officeooo:paragraph-rsid="00490485"/>
    </style:style>
    <style:style style:name="P86" style:family="paragraph" style:parent-style-name="Standard">
      <style:paragraph-properties fo:text-align="justify" style:justify-single-word="false"/>
      <style:text-properties fo:color="#000000" style:font-name="Calibri1" officeooo:rsid="00245036" officeooo:paragraph-rsid="004951da"/>
    </style:style>
    <style:style style:name="P87" style:family="paragraph" style:parent-style-name="Standard">
      <style:paragraph-properties fo:text-align="justify" style:justify-single-word="false"/>
      <style:text-properties fo:color="#000000" style:font-name="Calibri1" officeooo:rsid="0025c938" officeooo:paragraph-rsid="004951da"/>
    </style:style>
    <style:style style:name="P88" style:family="paragraph" style:parent-style-name="Standard">
      <style:paragraph-properties fo:text-align="justify" style:justify-single-word="false"/>
      <style:text-properties fo:color="#000000" style:font-name="Calibri1" officeooo:rsid="0038a7b6" officeooo:paragraph-rsid="004951da"/>
    </style:style>
    <style:style style:name="P89" style:family="paragraph" style:parent-style-name="Standard">
      <style:paragraph-properties fo:text-align="justify" style:justify-single-word="false"/>
      <style:text-properties fo:color="#000000" style:font-name="Calibri1" officeooo:rsid="00187a35" officeooo:paragraph-rsid="00490485"/>
    </style:style>
    <style:style style:name="P90" style:family="paragraph" style:parent-style-name="Standard">
      <style:paragraph-properties fo:text-align="center" style:justify-single-word="false" fo:padding="0.049cm" fo:border="0.06pt solid #000000" style:shadow="none"/>
      <style:text-properties style:font-name="Calibri1" officeooo:paragraph-rsid="00187a35"/>
    </style:style>
    <style:style style:name="P91" style:family="paragraph" style:parent-style-name="Standard">
      <style:paragraph-properties fo:text-align="center" style:justify-single-word="false" fo:padding="0.049cm" fo:border="0.06pt solid #000000" style:shadow="none"/>
      <style:text-properties style:font-name="Calibri1" officeooo:rsid="00149a2f" officeooo:paragraph-rsid="00187a35"/>
    </style:style>
    <style:style style:name="P92" style:family="paragraph" style:parent-style-name="Standard">
      <style:paragraph-properties fo:text-align="center" style:justify-single-word="false" fo:padding="0.049cm" fo:border="0.06pt solid #000000" style:shadow="none"/>
      <style:text-properties style:font-name="Calibri1" officeooo:rsid="0051e80e" officeooo:paragraph-rsid="00187a35"/>
    </style:style>
    <style:style style:name="P93" style:family="paragraph" style:parent-style-name="Table_20_Contents">
      <style:paragraph-properties fo:text-align="center" style:justify-single-word="false"/>
      <style:text-properties style:font-name="Calibri1" officeooo:rsid="00246b98" officeooo:paragraph-rsid="00246b98"/>
    </style:style>
    <style:style style:name="P94" style:family="paragraph" style:parent-style-name="Table_20_Contents">
      <style:paragraph-properties fo:text-align="center" style:justify-single-word="false"/>
      <style:text-properties style:font-name="Calibri1" officeooo:rsid="00246b98" officeooo:paragraph-rsid="0028c198"/>
    </style:style>
    <style:style style:name="P95" style:family="paragraph" style:parent-style-name="Table_20_Contents">
      <style:paragraph-properties fo:text-align="center" style:justify-single-word="false"/>
      <style:text-properties style:font-name="Calibri1" officeooo:rsid="00246b98" officeooo:paragraph-rsid="002a65b6"/>
    </style:style>
    <style:style style:name="P96" style:family="paragraph" style:parent-style-name="Table_20_Contents">
      <style:paragraph-properties fo:text-align="center" style:justify-single-word="false"/>
      <style:text-properties style:font-name="Calibri1" officeooo:rsid="00246b98" officeooo:paragraph-rsid="003bcc9d"/>
    </style:style>
    <style:style style:name="P97" style:family="paragraph" style:parent-style-name="Table_20_Contents">
      <style:paragraph-properties fo:text-align="center" style:justify-single-word="false"/>
      <style:text-properties style:font-name="Calibri1" fo:font-weight="bold" officeooo:rsid="00246b98" officeooo:paragraph-rsid="00246b98" style:font-weight-asian="bold" style:font-weight-complex="bold"/>
    </style:style>
    <style:style style:name="P98" style:family="paragraph" style:parent-style-name="Table_20_Contents">
      <style:paragraph-properties fo:text-align="center" style:justify-single-word="false"/>
      <style:text-properties style:font-name="Calibri1" fo:font-weight="bold" officeooo:rsid="0028c198" officeooo:paragraph-rsid="0028c198" style:font-weight-asian="bold" style:font-weight-complex="bold"/>
    </style:style>
    <style:style style:name="P99" style:family="paragraph" style:parent-style-name="Table_20_Contents">
      <style:paragraph-properties fo:text-align="center" style:justify-single-word="false"/>
      <style:text-properties style:font-name="Calibri1" fo:font-weight="bold" officeooo:rsid="002a65b6" officeooo:paragraph-rsid="002a65b6" style:font-weight-asian="bold" style:font-weight-complex="bold"/>
    </style:style>
    <style:style style:name="P100" style:family="paragraph" style:parent-style-name="Table_20_Contents">
      <style:paragraph-properties fo:text-align="center" style:justify-single-word="false"/>
      <style:text-properties style:font-name="Calibri1" fo:font-weight="bold" officeooo:rsid="002bce83" officeooo:paragraph-rsid="002bce83" style:font-weight-asian="bold" style:font-weight-complex="bold"/>
    </style:style>
    <style:style style:name="P101" style:family="paragraph" style:parent-style-name="Table_20_Contents">
      <style:text-properties style:font-name="Calibri1" fo:font-weight="bold" officeooo:rsid="002f2b75" officeooo:paragraph-rsid="002f2b75" style:font-weight-asian="bold" style:font-weight-complex="bold"/>
    </style:style>
    <style:style style:name="P102" style:family="paragraph" style:parent-style-name="Table_20_Contents">
      <style:paragraph-properties fo:text-align="center" style:justify-single-word="false"/>
      <style:text-properties style:font-name="Calibri1" fo:font-weight="bold" officeooo:rsid="002f2b75" officeooo:paragraph-rsid="002f2b75" style:font-weight-asian="bold" style:font-weight-complex="bold"/>
    </style:style>
    <style:style style:name="P103" style:family="paragraph" style:parent-style-name="Table_20_Contents">
      <style:paragraph-properties fo:text-align="center" style:justify-single-word="false"/>
      <style:text-properties style:font-name="Calibri1" fo:font-weight="bold" officeooo:rsid="003bcc9d" officeooo:paragraph-rsid="003bcc9d" style:font-weight-asian="bold" style:font-weight-complex="bold"/>
    </style:style>
    <style:style style:name="P104" style:family="paragraph" style:parent-style-name="Table_20_Contents">
      <style:paragraph-properties fo:text-align="center" style:justify-single-word="false"/>
      <style:text-properties style:font-name="Calibri1" fo:font-weight="bold" officeooo:rsid="003ebe16" officeooo:paragraph-rsid="003ebe16" style:font-weight-asian="bold" style:font-weight-complex="bold"/>
    </style:style>
    <style:style style:name="P105" style:family="paragraph" style:parent-style-name="Table_20_Contents">
      <style:paragraph-properties fo:text-align="center" style:justify-single-word="false"/>
      <style:text-properties style:font-name="Calibri1" officeooo:rsid="0028c198" officeooo:paragraph-rsid="0028c198"/>
    </style:style>
    <style:style style:name="P106" style:family="paragraph" style:parent-style-name="Table_20_Contents">
      <style:paragraph-properties fo:text-align="center" style:justify-single-word="false"/>
      <style:text-properties style:font-name="Calibri1" officeooo:rsid="0028c198" officeooo:paragraph-rsid="002a65b6"/>
    </style:style>
    <style:style style:name="P107" style:family="paragraph" style:parent-style-name="Table_20_Contents">
      <style:paragraph-properties fo:text-align="center" style:justify-single-word="false"/>
      <style:text-properties style:font-name="Calibri1" officeooo:rsid="0028c198" officeooo:paragraph-rsid="002bce83"/>
    </style:style>
    <style:style style:name="P108" style:family="paragraph" style:parent-style-name="Table_20_Contents">
      <style:paragraph-properties fo:text-align="center" style:justify-single-word="false"/>
      <style:text-properties style:font-name="Calibri1" officeooo:rsid="002a65b6" officeooo:paragraph-rsid="002a65b6"/>
    </style:style>
    <style:style style:name="P109" style:family="paragraph" style:parent-style-name="Table_20_Contents">
      <style:paragraph-properties fo:text-align="center" style:justify-single-word="false"/>
      <style:text-properties style:font-name="Calibri1" officeooo:rsid="002db8ed" officeooo:paragraph-rsid="002db8ed"/>
    </style:style>
    <style:style style:name="P110" style:family="paragraph" style:parent-style-name="Table_20_Contents">
      <style:text-properties style:font-name="Calibri1" officeooo:rsid="002f2b75" officeooo:paragraph-rsid="002f2b75"/>
    </style:style>
    <style:style style:name="P111" style:family="paragraph" style:parent-style-name="Table_20_Contents">
      <style:paragraph-properties fo:text-align="center" style:justify-single-word="false"/>
      <style:text-properties style:font-name="Calibri1" officeooo:rsid="002f2b75" officeooo:paragraph-rsid="002f2b75"/>
    </style:style>
    <style:style style:name="P112" style:family="paragraph" style:parent-style-name="Table_20_Contents">
      <style:text-properties style:font-name="Calibri1" officeooo:rsid="002f2b75" officeooo:paragraph-rsid="00304f98"/>
    </style:style>
    <style:style style:name="P113" style:family="paragraph" style:parent-style-name="Table_20_Contents">
      <style:text-properties style:font-name="Calibri1" officeooo:rsid="00304f98" officeooo:paragraph-rsid="00304f98"/>
    </style:style>
    <style:style style:name="P114" style:family="paragraph" style:parent-style-name="Table_20_Contents">
      <style:paragraph-properties fo:text-align="center" style:justify-single-word="false"/>
      <style:text-properties style:font-name="Calibri1" officeooo:rsid="00304f98" officeooo:paragraph-rsid="00304f98"/>
    </style:style>
    <style:style style:name="P115" style:family="paragraph" style:parent-style-name="Table_20_Contents">
      <style:text-properties style:font-name="Calibri1" officeooo:rsid="00304f98" officeooo:paragraph-rsid="0049bb2f"/>
    </style:style>
    <style:style style:name="P116" style:family="paragraph" style:parent-style-name="Table_20_Contents">
      <style:paragraph-properties fo:text-align="center" style:justify-single-word="false"/>
      <style:text-properties style:font-name="Calibri1" officeooo:rsid="0030d9e6" officeooo:paragraph-rsid="0030d9e6"/>
    </style:style>
    <style:style style:name="P117" style:family="paragraph" style:parent-style-name="Table_20_Contents">
      <style:paragraph-properties fo:text-align="center" style:justify-single-word="false"/>
      <style:text-properties style:font-name="Calibri1" fo:font-weight="normal" officeooo:rsid="003bcc9d" officeooo:paragraph-rsid="003bcc9d" style:font-weight-asian="normal" style:font-weight-complex="normal"/>
    </style:style>
    <style:style style:name="P118" style:family="paragraph" style:parent-style-name="Table_20_Contents">
      <style:paragraph-properties fo:text-align="center" style:justify-single-word="false"/>
      <style:text-properties style:font-name="Calibri1" officeooo:rsid="003ebe16" officeooo:paragraph-rsid="003ebe16"/>
    </style:style>
    <style:style style:name="P119" style:family="paragraph" style:parent-style-name="Table_20_Contents">
      <style:paragraph-properties fo:text-align="center" style:justify-single-word="false"/>
      <style:text-properties style:font-name="Calibri1" officeooo:rsid="00569c65" officeooo:paragraph-rsid="00569c65"/>
    </style:style>
    <style:style style:name="P120" style:family="paragraph" style:parent-style-name="Table_20_Contents">
      <style:paragraph-properties fo:text-align="center" style:justify-single-word="false"/>
      <style:text-properties style:font-name="Calibri1" officeooo:rsid="005a94a5" officeooo:paragraph-rsid="005a94a5"/>
    </style:style>
    <style:style style:name="P121" style:family="paragraph" style:parent-style-name="Table_20_Contents">
      <style:paragraph-properties fo:text-align="center" style:justify-single-word="false"/>
      <style:text-properties style:font-name="Calibri1" officeooo:rsid="005aa682" officeooo:paragraph-rsid="005aa682"/>
    </style:style>
    <style:style style:name="P122" style:family="paragraph" style:parent-style-name="Standard">
      <style:paragraph-properties fo:margin-top="0.4cm" fo:margin-bottom="0cm" loext:contextual-spacing="false"/>
      <style:text-properties style:font-name="Calibri1" officeooo:rsid="002a65b6" officeooo:paragraph-rsid="002a65b6"/>
    </style:style>
    <style:style style:name="P123" style:family="paragraph" style:parent-style-name="Standard">
      <style:paragraph-properties fo:margin-top="0.4cm" fo:margin-bottom="0cm" loext:contextual-spacing="false"/>
      <style:text-properties style:font-name="Calibri1" officeooo:rsid="002bce83" officeooo:paragraph-rsid="002bce83"/>
    </style:style>
    <style:style style:name="P124" style:family="paragraph" style:parent-style-name="Standard">
      <style:paragraph-properties fo:margin-left="0cm" fo:margin-right="0cm" fo:text-indent="1.249cm" style:auto-text-indent="false"/>
      <style:text-properties style:font-name="Arial" fo:font-size="10pt" officeooo:paragraph-rsid="003ec843" style:font-size-asian="10pt" style:font-name-complex="Arial" style:font-size-complex="10pt"/>
    </style:style>
    <style:style style:name="P125" style:family="paragraph" style:parent-style-name="Standard">
      <style:paragraph-properties fo:margin-left="0cm" fo:margin-right="0cm" fo:text-indent="1.249cm" style:auto-text-indent="false"/>
      <style:text-properties style:font-name="Arial" fo:font-size="10pt" officeooo:rsid="003f7e8e" officeooo:paragraph-rsid="003f7e8e" style:font-size-asian="10pt" style:font-name-complex="Courier New" style:font-size-complex="10pt"/>
    </style:style>
    <style:style style:name="P126" style:family="paragraph" style:parent-style-name="Standard">
      <style:paragraph-properties fo:margin-left="0cm" fo:margin-right="0cm" fo:text-indent="1.249cm" style:auto-text-indent="false"/>
      <style:text-properties style:font-name="Arial" fo:font-size="10pt" officeooo:rsid="003f7e8e" officeooo:paragraph-rsid="00452c97" style:font-size-asian="10pt" style:font-name-complex="Courier New" style:font-size-complex="10pt"/>
    </style:style>
    <style:style style:name="P127" style:family="paragraph" style:parent-style-name="Standard">
      <style:paragraph-properties fo:margin-left="0cm" fo:margin-right="0cm" fo:text-indent="1.249cm" style:auto-text-indent="false"/>
      <style:text-properties style:font-name="Arial" fo:font-size="10pt" officeooo:rsid="003f7e8e" officeooo:paragraph-rsid="0045e8ce" style:font-size-asian="10pt" style:font-name-complex="Courier New" style:font-size-complex="10pt"/>
    </style:style>
    <style:style style:name="P128" style:family="paragraph" style:parent-style-name="Standard">
      <style:paragraph-properties fo:margin-left="0cm" fo:margin-right="0cm" fo:text-indent="1.249cm" style:auto-text-indent="false"/>
      <style:text-properties style:font-name="Arial" fo:font-size="10pt" officeooo:rsid="003f7e8e" officeooo:paragraph-rsid="0047622c" style:font-size-asian="10pt" style:font-name-complex="Courier New" style:font-size-complex="10pt"/>
    </style:style>
    <style:style style:name="P129" style:family="paragraph" style:parent-style-name="Standard">
      <style:paragraph-properties fo:margin-left="0cm" fo:margin-right="0cm" fo:text-indent="1.249cm" style:auto-text-indent="false"/>
      <style:text-properties style:font-name="Arial" fo:font-size="10pt" officeooo:rsid="003f7e8e" officeooo:paragraph-rsid="004acbad" style:font-size-asian="10pt" style:font-name-complex="Courier New" style:font-size-complex="10pt"/>
    </style:style>
    <style:style style:name="P130" style:family="paragraph" style:parent-style-name="Standard">
      <style:paragraph-properties fo:margin-left="0cm" fo:margin-right="0cm" fo:text-indent="1.249cm" style:auto-text-indent="false"/>
      <style:text-properties style:font-name="Courier New" fo:font-size="10pt" officeooo:paragraph-rsid="003ec843" style:font-size-asian="10pt" style:font-name-complex="Courier New" style:font-size-complex="10pt"/>
    </style:style>
    <style:style style:name="P131" style:family="paragraph" style:parent-style-name="Standard">
      <style:paragraph-properties fo:margin-left="0cm" fo:margin-right="0cm" fo:text-indent="1.249cm" style:auto-text-indent="false"/>
      <style:text-properties style:font-name="Courier New" fo:font-size="10pt" officeooo:rsid="003f7e8e" officeooo:paragraph-rsid="003f7e8e" style:font-size-asian="10pt" style:font-name-complex="Courier New" style:font-size-complex="10pt"/>
    </style:style>
    <style:style style:name="P132" style:family="paragraph" style:parent-style-name="Standard">
      <style:paragraph-properties fo:margin-left="0cm" fo:margin-right="0cm" fo:text-indent="1.249cm" style:auto-text-indent="false"/>
      <style:text-properties style:font-name="Courier New" fo:font-size="10pt" officeooo:rsid="003f7e8e" officeooo:paragraph-rsid="0040c99b" style:font-size-asian="10pt" style:font-name-complex="Courier New" style:font-size-complex="10pt"/>
    </style:style>
    <style:style style:name="P133" style:family="paragraph" style:parent-style-name="Standard">
      <style:paragraph-properties fo:margin-left="0cm" fo:margin-right="0cm" fo:text-indent="1.249cm" style:auto-text-indent="false"/>
      <style:text-properties style:font-name="Courier New" fo:font-size="10pt" officeooo:rsid="003f7e8e" officeooo:paragraph-rsid="00445e6a" style:font-size-asian="10pt" style:font-name-complex="Courier New" style:font-size-complex="10pt"/>
    </style:style>
    <style:style style:name="P134" style:family="paragraph" style:parent-style-name="Standard">
      <style:paragraph-properties fo:margin-left="0cm" fo:margin-right="0cm" fo:text-indent="1.249cm" style:auto-text-indent="false"/>
      <style:text-properties style:font-name="Courier New" fo:font-size="10pt" officeooo:rsid="003f7e8e" officeooo:paragraph-rsid="0045e8ce" style:font-size-asian="10pt" style:font-name-complex="Courier New" style:font-size-complex="10pt"/>
    </style:style>
    <style:style style:name="P135" style:family="paragraph" style:parent-style-name="Standard">
      <style:paragraph-properties fo:margin-left="0cm" fo:margin-right="0cm" fo:text-indent="1.249cm" style:auto-text-indent="false"/>
      <style:text-properties style:font-name="Courier New" fo:font-size="10pt" officeooo:rsid="003f7e8e" officeooo:paragraph-rsid="0047622c" style:font-size-asian="10pt" style:font-name-complex="Courier New" style:font-size-complex="10pt"/>
    </style:style>
    <style:style style:name="P136" style:family="paragraph" style:parent-style-name="Standard">
      <style:paragraph-properties fo:margin-left="0cm" fo:margin-right="0cm" fo:text-indent="1.249cm" style:auto-text-indent="false"/>
      <style:text-properties style:font-name="Courier New" fo:font-size="10pt" officeooo:rsid="003f7e8e" officeooo:paragraph-rsid="0047ccfb" style:font-size-asian="10pt" style:font-name-complex="Courier New" style:font-size-complex="10pt"/>
    </style:style>
    <style:style style:name="P137" style:family="paragraph" style:parent-style-name="Standard">
      <style:paragraph-properties fo:margin-left="0cm" fo:margin-right="0cm" fo:text-indent="1.249cm" style:auto-text-indent="false"/>
      <style:text-properties style:font-name="Courier New" fo:font-size="10pt" officeooo:rsid="003f7e8e" officeooo:paragraph-rsid="004acbad" style:font-size-asian="10pt" style:font-name-complex="Courier New" style:font-size-complex="10pt"/>
    </style:style>
    <style:style style:name="P138" style:family="paragraph" style:parent-style-name="Standard">
      <style:paragraph-properties fo:margin-left="0cm" fo:margin-right="0cm" fo:text-indent="1.249cm" style:auto-text-indent="false"/>
      <style:text-properties style:font-name="Courier New" fo:font-size="10pt" officeooo:rsid="003f7e8e" officeooo:paragraph-rsid="004130ea" style:font-size-asian="10pt" style:font-name-complex="Courier New" style:font-size-complex="10pt"/>
    </style:style>
    <style:style style:name="P139" style:family="paragraph" style:parent-style-name="Standard">
      <style:paragraph-properties fo:margin-left="0cm" fo:margin-right="0cm" fo:text-indent="1.249cm" style:auto-text-indent="false"/>
      <style:text-properties style:font-name="Courier New" fo:font-size="10pt" officeooo:paragraph-rsid="0040c99b" style:font-size-asian="10pt" style:font-name-complex="Courier New" style:font-size-complex="10pt"/>
    </style:style>
    <style:style style:name="P140" style:family="paragraph" style:parent-style-name="Standard">
      <style:paragraph-properties fo:margin-left="0cm" fo:margin-right="0cm" fo:text-indent="1.249cm" style:auto-text-indent="false"/>
      <style:text-properties style:font-name="Courier New" fo:font-size="10pt" officeooo:rsid="0040c99b" officeooo:paragraph-rsid="0040c99b" style:font-size-asian="10pt" style:font-name-complex="Courier New" style:font-size-complex="10pt"/>
    </style:style>
    <style:style style:name="P141" style:family="paragraph" style:parent-style-name="Standard">
      <style:paragraph-properties fo:margin-left="0cm" fo:margin-right="0cm" fo:text-indent="1.249cm" style:auto-text-indent="false"/>
      <style:text-properties style:font-name="Courier New" fo:font-size="10pt" officeooo:paragraph-rsid="0047622c" style:font-size-asian="10pt" style:font-name-complex="Courier New" style:font-size-complex="10pt"/>
    </style:style>
    <style:style style:name="P142" style:family="paragraph" style:parent-style-name="Standard">
      <style:paragraph-properties fo:margin-left="0cm" fo:margin-right="0cm" fo:text-indent="1.249cm" style:auto-text-indent="false"/>
      <style:text-properties officeooo:paragraph-rsid="003ec843"/>
    </style:style>
    <style:style style:name="P143" style:family="paragraph" style:parent-style-name="Standard">
      <style:paragraph-properties fo:margin-left="0cm" fo:margin-right="0cm" fo:text-indent="1.249cm" style:auto-text-indent="false"/>
      <style:text-properties officeooo:rsid="003f7e8e" officeooo:paragraph-rsid="003f7e8e"/>
    </style:style>
    <style:style style:name="P144" style:family="paragraph" style:parent-style-name="Standard">
      <style:paragraph-properties fo:margin-left="0cm" fo:margin-right="0cm" fo:text-indent="1.249cm" style:auto-text-indent="false"/>
      <style:text-properties officeooo:paragraph-rsid="003f7e8e"/>
    </style:style>
    <style:style style:name="P145" style:family="paragraph" style:parent-style-name="Standard">
      <style:paragraph-properties fo:margin-left="0cm" fo:margin-right="0cm" fo:text-indent="1.249cm" style:auto-text-indent="false"/>
      <style:text-properties officeooo:paragraph-rsid="0040c99b"/>
    </style:style>
    <style:style style:name="P146" style:family="paragraph" style:parent-style-name="Standard">
      <style:paragraph-properties fo:margin-left="0cm" fo:margin-right="0cm" fo:text-indent="1.249cm" style:auto-text-indent="false"/>
      <style:text-properties officeooo:paragraph-rsid="00445e6a"/>
    </style:style>
    <style:style style:name="P147" style:family="paragraph" style:parent-style-name="Standard">
      <style:paragraph-properties fo:margin-left="0cm" fo:margin-right="0cm" fo:text-indent="1.249cm" style:auto-text-indent="false"/>
      <style:text-properties officeooo:paragraph-rsid="00452c97"/>
    </style:style>
    <style:style style:name="P148" style:family="paragraph" style:parent-style-name="Standard">
      <style:paragraph-properties fo:margin-left="0cm" fo:margin-right="0cm" fo:text-indent="1.249cm" style:auto-text-indent="false"/>
      <style:text-properties officeooo:paragraph-rsid="0045e8ce"/>
    </style:style>
    <style:style style:name="P149" style:family="paragraph" style:parent-style-name="Standard">
      <style:paragraph-properties fo:margin-left="0cm" fo:margin-right="0cm" fo:text-indent="1.249cm" style:auto-text-indent="false"/>
      <style:text-properties officeooo:paragraph-rsid="0047622c"/>
    </style:style>
    <style:style style:name="P150" style:family="paragraph" style:parent-style-name="Standard">
      <style:paragraph-properties fo:margin-left="0cm" fo:margin-right="0cm" fo:text-indent="1.249cm" style:auto-text-indent="false"/>
      <style:text-properties officeooo:paragraph-rsid="0047ccfb"/>
    </style:style>
    <style:style style:name="P151" style:family="paragraph" style:parent-style-name="Standard">
      <style:paragraph-properties fo:margin-left="0cm" fo:margin-right="0cm" fo:text-indent="1.249cm" style:auto-text-indent="false"/>
      <style:text-properties officeooo:paragraph-rsid="004acbad"/>
    </style:style>
    <style:style style:name="P152" style:family="paragraph" style:parent-style-name="Standard">
      <style:paragraph-properties fo:margin-left="1.249cm" fo:margin-right="0cm" fo:text-indent="1.249cm" style:auto-text-indent="false"/>
      <style:text-properties style:font-name="Arial" fo:font-size="10pt" officeooo:paragraph-rsid="003ec843" style:font-size-asian="10pt" style:font-name-complex="Arial" style:font-size-complex="10pt"/>
    </style:style>
    <style:style style:name="P153" style:family="paragraph" style:parent-style-name="Standard">
      <style:paragraph-properties fo:margin-left="1.249cm" fo:margin-right="0cm" fo:text-indent="1.249cm" style:auto-text-indent="false"/>
      <style:text-properties style:font-name="Arial" fo:font-size="10pt" officeooo:rsid="003f7e8e" officeooo:paragraph-rsid="003f7e8e" style:font-size-asian="10pt" style:font-name-complex="Courier New" style:font-size-complex="10pt"/>
    </style:style>
    <style:style style:name="P154" style:family="paragraph" style:parent-style-name="Standard">
      <style:paragraph-properties fo:margin-left="1.249cm" fo:margin-right="0cm" fo:text-indent="1.249cm" style:auto-text-indent="false"/>
      <style:text-properties officeooo:paragraph-rsid="003ec843"/>
    </style:style>
    <style:style style:name="P155" style:family="paragraph" style:parent-style-name="Standard">
      <style:paragraph-properties fo:margin-left="1.249cm" fo:margin-right="0cm" fo:text-indent="1.249cm" style:auto-text-indent="false"/>
      <style:text-properties officeooo:rsid="003ec843" officeooo:paragraph-rsid="003ec843"/>
    </style:style>
    <style:style style:name="P156" style:family="paragraph" style:parent-style-name="Standard">
      <style:paragraph-properties fo:margin-left="1.249cm" fo:margin-right="0cm" fo:text-indent="1.249cm" style:auto-text-indent="false"/>
      <style:text-properties style:font-name="Courier New1" fo:font-size="10pt" officeooo:rsid="003f7e8e" officeooo:paragraph-rsid="003f7e8e" style:font-size-asian="10pt" style:font-name-complex="Courier New" style:font-size-complex="10pt"/>
    </style:style>
    <style:style style:name="P157" style:family="paragraph" style:parent-style-name="Standard">
      <style:paragraph-properties fo:margin-left="2.498cm" fo:margin-right="0cm" fo:text-indent="0cm" style:auto-text-indent="false"/>
      <style:text-properties officeooo:paragraph-rsid="003ec843"/>
    </style:style>
    <style:style style:name="P158" style:family="paragraph" style:parent-style-name="Standard">
      <style:paragraph-properties fo:margin-left="2.498cm" fo:margin-right="0cm" fo:text-indent="0cm" style:auto-text-indent="false"/>
      <style:text-properties style:font-name="Arial" fo:font-size="10pt" officeooo:rsid="003f7e8e" officeooo:paragraph-rsid="003f7e8e" style:font-size-asian="10pt" style:font-name-complex="Arial" style:font-size-complex="10pt"/>
    </style:style>
    <style:style style:name="P159" style:family="paragraph" style:parent-style-name="Standard">
      <style:paragraph-properties fo:margin-left="2.498cm" fo:margin-right="0cm" fo:text-indent="0cm" style:auto-text-indent="false"/>
      <style:text-properties style:font-name="Arial" fo:font-size="10pt" officeooo:rsid="003f7e8e" officeooo:paragraph-rsid="004130ea" style:font-size-asian="10pt" style:font-name-complex="Arial" style:font-size-complex="10pt"/>
    </style:style>
    <style:style style:name="P160" style:family="paragraph" style:parent-style-name="Standard">
      <style:paragraph-properties fo:margin-left="1.249cm" fo:margin-right="0cm" fo:text-indent="0cm" style:auto-text-indent="false"/>
      <style:text-properties style:font-name="Arial" fo:font-size="10pt" officeooo:rsid="003f7e8e" officeooo:paragraph-rsid="003f7e8e" style:font-size-asian="10pt" style:font-name-complex="Arial" style:font-size-complex="10pt"/>
    </style:style>
    <style:style style:name="P161" style:family="paragraph" style:parent-style-name="Standard">
      <style:paragraph-properties fo:margin-left="1.249cm" fo:margin-right="0cm" fo:text-indent="0cm" style:auto-text-indent="false"/>
      <style:text-properties style:font-name="Arial" fo:font-size="10pt" officeooo:rsid="00445e6a" officeooo:paragraph-rsid="00445e6a" style:font-size-asian="10pt" style:font-name-complex="Arial" style:font-size-complex="10pt"/>
    </style:style>
    <style:style style:name="P162" style:family="paragraph" style:parent-style-name="Standard">
      <style:paragraph-properties fo:margin-left="1.249cm" fo:margin-right="0cm" fo:text-indent="0cm" style:auto-text-indent="false"/>
      <style:text-properties style:font-name="Arial" fo:font-size="10pt" officeooo:rsid="00445e6a" officeooo:paragraph-rsid="00452c97" style:font-size-asian="10pt" style:font-name-complex="Arial" style:font-size-complex="10pt"/>
    </style:style>
    <style:style style:name="P163" style:family="paragraph" style:parent-style-name="Standard">
      <style:paragraph-properties fo:margin-left="1.249cm" fo:margin-right="0cm" fo:text-align="justify" style:justify-single-word="false" fo:text-indent="0cm" style:auto-text-indent="false"/>
      <style:text-properties style:font-name="Arial" fo:font-size="10pt" officeooo:rsid="00445e6a" officeooo:paragraph-rsid="0047622c" style:font-size-asian="10pt" style:font-name-complex="Arial" style:font-size-complex="10pt"/>
    </style:style>
    <style:style style:name="P164" style:family="paragraph" style:parent-style-name="Standard">
      <style:paragraph-properties fo:margin-left="1.249cm" fo:margin-right="0cm" fo:text-align="justify" style:justify-single-word="false" fo:text-indent="0cm" style:auto-text-indent="false"/>
      <style:text-properties style:font-name="Arial" fo:font-size="10pt" officeooo:rsid="00445e6a" officeooo:paragraph-rsid="0045e8ce" style:font-size-asian="10pt" style:font-name-complex="Arial" style:font-size-complex="10pt"/>
    </style:style>
    <style:style style:name="P165" style:family="paragraph" style:parent-style-name="Standard">
      <style:paragraph-properties fo:margin-left="1.249cm" fo:margin-right="0cm" fo:text-align="justify" style:justify-single-word="false" fo:text-indent="0cm" style:auto-text-indent="false"/>
      <style:text-properties style:font-name="Arial" fo:font-size="10pt" officeooo:paragraph-rsid="003f7e8e" style:font-size-asian="10pt" style:font-name-complex="Arial" style:font-size-complex="10pt"/>
    </style:style>
    <style:style style:name="P166" style:family="paragraph" style:parent-style-name="Standard">
      <style:paragraph-properties fo:margin-left="1.249cm" fo:margin-right="0cm" fo:text-indent="0cm" style:auto-text-indent="false"/>
      <style:text-properties style:font-name="Arial" fo:font-size="10pt" officeooo:rsid="0047622c" officeooo:paragraph-rsid="0047622c" style:font-size-asian="10pt" style:font-name-complex="Arial" style:font-size-complex="10pt"/>
    </style:style>
    <style:style style:name="P167" style:family="paragraph" style:parent-style-name="Standard">
      <style:paragraph-properties fo:margin-left="1.249cm" fo:margin-right="0cm" fo:text-align="justify" style:justify-single-word="false" fo:text-indent="0cm" style:auto-text-indent="false"/>
      <style:text-properties style:font-name="Arial" fo:font-size="10pt" officeooo:rsid="0047622c" officeooo:paragraph-rsid="0047622c" style:font-size-asian="10pt" style:font-name-complex="Arial" style:font-size-complex="10pt"/>
    </style:style>
    <style:style style:name="P168" style:family="paragraph" style:parent-style-name="Standard">
      <style:paragraph-properties fo:margin-left="1.249cm" fo:margin-right="0cm" fo:text-indent="0cm" style:auto-text-indent="false"/>
      <style:text-properties style:font-name="Arial" fo:font-size="10pt" officeooo:rsid="0047622c" officeooo:paragraph-rsid="004acbad" style:font-size-asian="10pt" style:font-name-complex="Arial" style:font-size-complex="10pt"/>
    </style:style>
    <style:style style:name="P169" style:family="paragraph" style:parent-style-name="Standard">
      <style:paragraph-properties fo:margin-left="1.249cm" fo:margin-right="0cm" fo:text-indent="0cm" style:auto-text-indent="false"/>
      <style:text-properties style:font-name="Arial" fo:font-size="10pt" officeooo:rsid="00476e7c" officeooo:paragraph-rsid="00476e7c" style:font-size-asian="10pt" style:font-name-complex="Arial" style:font-size-complex="10pt"/>
    </style:style>
    <style:style style:name="P170" style:family="paragraph" style:parent-style-name="Standard">
      <style:paragraph-properties fo:margin-left="1.249cm" fo:margin-right="0cm" fo:text-indent="0cm" style:auto-text-indent="false"/>
      <style:text-properties style:font-name="Arial" fo:font-size="10pt" officeooo:rsid="0047ccfb" officeooo:paragraph-rsid="0047ccfb" style:font-size-asian="10pt" style:font-name-complex="Arial" style:font-size-complex="10pt"/>
    </style:style>
    <style:style style:name="P171" style:family="paragraph" style:parent-style-name="Standard">
      <style:paragraph-properties fo:margin-left="1.249cm" fo:margin-right="0cm" fo:text-indent="0cm" style:auto-text-indent="false"/>
      <style:text-properties style:font-name="Arial" fo:font-size="10pt" officeooo:rsid="0040c99b" officeooo:paragraph-rsid="0040c99b" style:font-size-asian="10pt" style:font-name-complex="Arial" style:font-size-complex="10pt"/>
    </style:style>
    <style:style style:name="P172" style:family="paragraph" style:parent-style-name="Standard">
      <style:paragraph-properties fo:margin-left="1.249cm" fo:margin-right="0cm" fo:text-align="justify" style:justify-single-word="false" fo:text-indent="0cm" style:auto-text-indent="false"/>
      <style:text-properties style:font-name="Arial" fo:font-size="10pt" officeooo:rsid="0040c99b" officeooo:paragraph-rsid="0040c99b" style:font-size-asian="10pt" style:font-name-complex="Arial" style:font-size-complex="10pt"/>
    </style:style>
    <style:style style:name="P173" style:family="paragraph" style:parent-style-name="Standard">
      <style:paragraph-properties fo:margin-left="0cm" fo:margin-right="0cm" fo:text-indent="0cm" style:auto-text-indent="false"/>
      <style:text-properties style:font-name="Courier New" fo:font-size="10pt" officeooo:rsid="003f7e8e" officeooo:paragraph-rsid="00445e6a" style:font-size-asian="10pt" style:font-name-complex="Courier New" style:font-size-complex="10pt"/>
    </style:style>
    <style:style style:name="P174" style:family="paragraph" style:parent-style-name="Standard">
      <style:paragraph-properties fo:margin-left="0cm" fo:margin-right="0cm" fo:text-indent="0cm" style:auto-text-indent="false"/>
      <style:text-properties style:font-name="Courier New" fo:font-size="10pt" officeooo:rsid="003f7e8e" officeooo:paragraph-rsid="0045e8ce" style:font-size-asian="10pt" style:font-name-complex="Courier New" style:font-size-complex="10pt"/>
    </style:style>
    <style:style style:name="P175" style:family="paragraph" style:parent-style-name="Standard">
      <style:paragraph-properties fo:margin-left="0cm" fo:margin-right="0cm" fo:text-indent="0cm" style:auto-text-indent="false"/>
      <style:text-properties style:font-name="Arial" fo:font-size="10pt" fo:font-weight="bold" officeooo:rsid="004e99d3" officeooo:paragraph-rsid="004e99d3" style:font-size-asian="10pt" style:font-weight-asian="bold" style:font-name-complex="Courier New" style:font-size-complex="10pt" style:font-weight-complex="bold"/>
    </style:style>
    <style:style style:name="P176" style:family="paragraph" style:parent-style-name="Standard">
      <style:paragraph-properties fo:margin-left="0cm" fo:margin-right="0cm" fo:text-indent="0cm" style:auto-text-indent="false"/>
      <style:text-properties style:font-name="Arial" fo:font-size="10pt" fo:font-weight="bold" officeooo:rsid="004e99d3" officeooo:paragraph-rsid="00503962" style:font-size-asian="10pt" style:font-weight-asian="bold" style:font-name-complex="Courier New" style:font-size-complex="10pt" style:font-weight-complex="bold"/>
    </style:style>
    <style:style style:name="P177" style:family="paragraph" style:parent-style-name="Standard">
      <style:paragraph-properties fo:margin-left="0cm" fo:margin-right="0cm" fo:text-indent="0cm" style:auto-text-indent="false"/>
      <style:text-properties style:font-name="Arial" fo:font-size="10pt" fo:font-weight="bold" officeooo:rsid="004e99d3" officeooo:paragraph-rsid="00510add" style:font-size-asian="10pt" style:font-weight-asian="bold" style:font-name-complex="Courier New" style:font-size-complex="10pt" style:font-weight-complex="bold"/>
    </style:style>
    <style:style style:name="P178" style:family="paragraph" style:parent-style-name="Standard">
      <style:paragraph-properties fo:margin-left="0cm" fo:margin-right="0cm" fo:text-indent="0cm" style:auto-text-indent="false"/>
      <style:text-properties style:font-name="Arial" fo:font-size="10pt" fo:font-weight="bold" officeooo:rsid="004e99d3" officeooo:paragraph-rsid="0051e80e" style:font-size-asian="10pt" style:font-weight-asian="bold" style:font-name-complex="Courier New" style:font-size-complex="10pt" style:font-weight-complex="bold"/>
    </style:style>
    <style:style style:name="P179" style:family="paragraph" style:parent-style-name="Standard">
      <style:paragraph-properties fo:margin-left="0cm" fo:margin-right="0cm" fo:text-indent="0cm" style:auto-text-indent="false"/>
      <style:text-properties style:font-name="Arial" fo:font-size="10pt" fo:font-weight="bold" officeooo:rsid="0047ccfb" officeooo:paragraph-rsid="0047ccfb" style:font-size-asian="10pt" style:font-weight-asian="bold" style:font-name-complex="Courier New" style:font-size-complex="10pt" style:font-weight-complex="bold"/>
    </style:style>
    <style:style style:name="P180" style:family="paragraph" style:parent-style-name="Standard">
      <style:paragraph-properties fo:margin-left="0cm" fo:margin-right="0cm" fo:text-indent="0cm" style:auto-text-indent="false"/>
      <style:text-properties style:font-name="Arial" fo:font-size="10pt" officeooo:rsid="003ebe16" officeooo:paragraph-rsid="0040c99b" style:font-size-asian="10pt" style:font-size-complex="10pt"/>
    </style:style>
    <style:style style:name="P181" style:family="paragraph" style:parent-style-name="Standard">
      <style:paragraph-properties fo:margin-left="0cm" fo:margin-right="0cm" fo:text-indent="0cm" style:auto-text-indent="false"/>
      <style:text-properties style:font-name="Arial" fo:font-size="10pt" officeooo:rsid="003f7e8e" officeooo:paragraph-rsid="0047622c" style:font-size-asian="10pt" style:font-name-complex="Courier New" style:font-size-complex="10pt"/>
    </style:style>
    <style:style style:name="P182" style:family="paragraph" style:parent-style-name="Standard">
      <style:paragraph-properties fo:margin-left="0cm" fo:margin-right="0cm" fo:text-indent="0cm" style:auto-text-indent="false"/>
      <style:text-properties style:font-name="Arial" fo:font-size="10pt" officeooo:rsid="003f7e8e" officeooo:paragraph-rsid="0047ccfb" style:font-size-asian="10pt" style:font-name-complex="Courier New" style:font-size-complex="10pt"/>
    </style:style>
    <style:style style:name="P183" style:family="paragraph" style:parent-style-name="Standard">
      <style:paragraph-properties fo:margin-left="0cm" fo:margin-right="0cm" fo:text-indent="0cm" style:auto-text-indent="false"/>
      <style:text-properties style:font-name="Arial" fo:font-size="10pt" officeooo:rsid="003f7e8e" officeooo:paragraph-rsid="00503962" style:font-size-asian="10pt" style:font-name-complex="Courier New" style:font-size-complex="10pt"/>
    </style:style>
    <style:style style:name="P184" style:family="paragraph" style:parent-style-name="Standard">
      <style:paragraph-properties fo:margin-left="0cm" fo:margin-right="0cm" fo:text-indent="0cm" style:auto-text-indent="false"/>
      <style:text-properties style:font-name="Arial" fo:font-size="10pt" officeooo:rsid="0047ccfb" officeooo:paragraph-rsid="0047ccfb" style:font-size-asian="10pt" style:font-name-complex="Courier New" style:font-size-complex="10pt"/>
    </style:style>
    <style:style style:name="P185" style:family="paragraph" style:parent-style-name="Standard">
      <style:paragraph-properties fo:margin-left="0cm" fo:margin-right="0cm" fo:text-indent="0cm" style:auto-text-indent="false"/>
      <style:text-properties style:font-name="Arial" fo:font-size="10pt" officeooo:rsid="004e99d3" officeooo:paragraph-rsid="004e99d3" style:font-size-asian="10pt" style:font-name-complex="Courier New" style:font-size-complex="10pt"/>
    </style:style>
    <style:style style:name="P186" style:family="paragraph" style:parent-style-name="Standard">
      <style:paragraph-properties fo:margin-left="0cm" fo:margin-right="0cm" fo:text-indent="0cm" style:auto-text-indent="false"/>
      <style:text-properties style:font-name="Arial" fo:font-size="10pt" officeooo:rsid="004e99d3" officeooo:paragraph-rsid="00503962" style:font-size-asian="10pt" style:font-name-complex="Courier New" style:font-size-complex="10pt"/>
    </style:style>
    <style:style style:name="P187" style:family="paragraph" style:parent-style-name="Standard">
      <style:paragraph-properties fo:margin-left="0cm" fo:margin-right="0cm" fo:text-indent="0cm" style:auto-text-indent="false"/>
      <style:text-properties style:font-name="Arial" fo:font-size="10pt" officeooo:rsid="004e99d3" officeooo:paragraph-rsid="00510add" style:font-size-asian="10pt" style:font-name-complex="Courier New" style:font-size-complex="10pt"/>
    </style:style>
    <style:style style:name="P188" style:family="paragraph" style:parent-style-name="Standard">
      <style:paragraph-properties fo:margin-left="0cm" fo:margin-right="0cm" fo:text-indent="0cm" style:auto-text-indent="false"/>
      <style:text-properties style:font-name="Arial" fo:font-size="10pt" officeooo:rsid="004e99d3" officeooo:paragraph-rsid="0051e80e" style:font-size-asian="10pt" style:font-name-complex="Courier New" style:font-size-complex="10pt"/>
    </style:style>
    <style:style style:name="P189" style:family="paragraph" style:parent-style-name="Standard">
      <style:paragraph-properties fo:margin-left="0cm" fo:margin-right="0cm" fo:text-indent="0cm" style:auto-text-indent="false"/>
      <style:text-properties style:font-name="Arial" fo:font-size="10pt" officeooo:rsid="00503962" officeooo:paragraph-rsid="00503962" style:font-size-asian="10pt" style:font-name-complex="Courier New" style:font-size-complex="10pt"/>
    </style:style>
    <style:style style:name="P190" style:family="paragraph" style:parent-style-name="Standard">
      <style:paragraph-properties fo:margin-left="0cm" fo:margin-right="0cm" fo:text-indent="0cm" style:auto-text-indent="false"/>
      <style:text-properties style:font-name="Arial" fo:font-size="10pt" officeooo:rsid="00503962" officeooo:paragraph-rsid="00510add" style:font-size-asian="10pt" style:font-name-complex="Courier New" style:font-size-complex="10pt"/>
    </style:style>
    <style:style style:name="P191" style:family="paragraph" style:parent-style-name="Standard">
      <style:paragraph-properties fo:margin-left="0cm" fo:margin-right="0cm" fo:text-indent="0cm" style:auto-text-indent="false"/>
      <style:text-properties style:font-name="Arial" fo:font-size="10pt" officeooo:rsid="00503962" officeooo:paragraph-rsid="0051e80e" style:font-size-asian="10pt" style:font-name-complex="Courier New" style:font-size-complex="10pt"/>
    </style:style>
    <style:style style:name="P192" style:family="paragraph" style:parent-style-name="Standard">
      <style:paragraph-properties fo:margin-left="0cm" fo:margin-right="0cm" fo:text-indent="0cm" style:auto-text-indent="false"/>
      <style:text-properties style:font-name="Arial" fo:font-size="10pt" fo:font-weight="normal" officeooo:rsid="004e99d3" officeooo:paragraph-rsid="0051e80e" style:font-size-asian="10pt" style:font-weight-asian="normal" style:font-name-complex="Courier New" style:font-size-complex="10pt" style:font-weight-complex="normal"/>
    </style:style>
    <style:style style:name="P193" style:family="paragraph" style:parent-style-name="Standard">
      <style:paragraph-properties fo:margin-left="0cm" fo:margin-right="0cm" fo:text-indent="0cm" style:auto-text-indent="false"/>
      <style:text-properties style:font-name="Arial" fo:font-size="10pt" fo:font-weight="normal" officeooo:rsid="0051e80e" officeooo:paragraph-rsid="0051e80e" style:font-size-asian="10pt" style:font-weight-asian="normal" style:font-name-complex="Courier New" style:font-size-complex="10pt" style:font-weight-complex="normal"/>
    </style:style>
    <style:style style:name="P194" style:family="paragraph" style:parent-style-name="Standard">
      <style:paragraph-properties fo:margin-left="0cm" fo:margin-right="0cm" fo:text-indent="0cm" style:auto-text-indent="false"/>
      <style:text-properties style:font-name="Courier New1" fo:font-size="10pt" officeooo:rsid="004e99d3" officeooo:paragraph-rsid="004e99d3" style:font-size-asian="10pt" style:font-name-complex="Courier New" style:font-size-complex="10pt"/>
    </style:style>
    <style:style style:name="P195" style:family="paragraph" style:parent-style-name="Standard">
      <style:paragraph-properties fo:margin-left="0cm" fo:margin-right="0cm" fo:text-indent="0cm" style:auto-text-indent="false"/>
      <style:text-properties style:font-name="Courier New1" fo:font-size="10pt" officeooo:rsid="004e99d3" officeooo:paragraph-rsid="00503962" style:font-size-asian="10pt" style:font-name-complex="Courier New" style:font-size-complex="10pt"/>
    </style:style>
    <style:style style:name="P196" style:family="paragraph" style:parent-style-name="Standard">
      <style:paragraph-properties fo:margin-left="0cm" fo:margin-right="0cm" fo:text-indent="0cm" style:auto-text-indent="false"/>
      <style:text-properties style:font-name="Courier New1" fo:font-size="10pt" officeooo:rsid="004e99d3" officeooo:paragraph-rsid="00510add" style:font-size-asian="10pt" style:font-name-complex="Courier New" style:font-size-complex="10pt"/>
    </style:style>
    <style:style style:name="P197" style:family="paragraph" style:parent-style-name="Standard">
      <style:paragraph-properties fo:margin-left="0cm" fo:margin-right="0cm" fo:text-indent="0cm" style:auto-text-indent="false"/>
      <style:text-properties style:font-name="Courier New1" fo:font-size="10pt" officeooo:rsid="004e99d3" officeooo:paragraph-rsid="0051e80e" style:font-size-asian="10pt" style:font-name-complex="Courier New" style:font-size-complex="10pt"/>
    </style:style>
    <style:style style:name="P198" style:family="paragraph" style:parent-style-name="Standard">
      <style:paragraph-properties fo:margin-left="0cm" fo:margin-right="0cm" fo:text-indent="0cm" style:auto-text-indent="false"/>
      <style:text-properties style:font-name="Courier New1" fo:font-size="10pt" officeooo:rsid="00503962" officeooo:paragraph-rsid="00503962" style:font-size-asian="10pt" style:font-name-complex="Courier New" style:font-size-complex="10pt"/>
    </style:style>
    <style:style style:name="P199" style:family="paragraph" style:parent-style-name="Standard">
      <style:paragraph-properties fo:margin-left="0cm" fo:margin-right="0cm" fo:text-indent="0cm" style:auto-text-indent="false"/>
      <style:text-properties style:font-name="Courier New1" fo:font-size="10pt" officeooo:rsid="00503962" officeooo:paragraph-rsid="00510add" style:font-size-asian="10pt" style:font-name-complex="Courier New" style:font-size-complex="10pt"/>
    </style:style>
    <style:style style:name="P200" style:family="paragraph" style:parent-style-name="Standard">
      <style:paragraph-properties fo:margin-left="0cm" fo:margin-right="0cm" fo:text-indent="0cm" style:auto-text-indent="false"/>
      <style:text-properties style:font-name="Courier New1" fo:font-size="10pt" fo:font-weight="bold" officeooo:rsid="004e99d3" officeooo:paragraph-rsid="004e99d3" style:font-size-asian="10pt" style:font-weight-asian="bold" style:font-name-complex="Courier New" style:font-size-complex="10pt" style:font-weight-complex="bold"/>
    </style:style>
    <style:style style:name="P201" style:family="paragraph" style:parent-style-name="Standard">
      <style:paragraph-properties fo:margin-left="0cm" fo:margin-right="0cm" fo:text-indent="0cm" style:auto-text-indent="false"/>
      <style:text-properties style:font-name="Courier New1" fo:font-size="10pt" fo:font-weight="bold" officeooo:rsid="004e99d3" officeooo:paragraph-rsid="00503962" style:font-size-asian="10pt" style:font-weight-asian="bold" style:font-name-complex="Courier New" style:font-size-complex="10pt" style:font-weight-complex="bold"/>
    </style:style>
    <style:style style:name="P202" style:family="paragraph" style:parent-style-name="Standard">
      <style:paragraph-properties fo:margin-left="0cm" fo:margin-right="0cm" fo:text-indent="0cm" style:auto-text-indent="false"/>
      <style:text-properties style:font-name="Courier New1" fo:font-size="10pt" fo:font-weight="bold" officeooo:rsid="004e99d3" officeooo:paragraph-rsid="00510add" style:font-size-asian="10pt" style:font-weight-asian="bold" style:font-name-complex="Courier New" style:font-size-complex="10pt" style:font-weight-complex="bold"/>
    </style:style>
    <style:style style:name="P203" style:family="paragraph" style:parent-style-name="Standard">
      <style:paragraph-properties fo:margin-left="0cm" fo:margin-right="0cm" fo:text-indent="0cm" style:auto-text-indent="false"/>
      <style:text-properties style:font-name="Courier New1" fo:font-size="10pt" fo:font-weight="bold" officeooo:rsid="004e99d3" officeooo:paragraph-rsid="0051e80e" style:font-size-asian="10pt" style:font-weight-asian="bold" style:font-name-complex="Courier New" style:font-size-complex="10pt" style:font-weight-complex="bold"/>
    </style:style>
    <style:style style:name="P204" style:family="paragraph" style:parent-style-name="Standard">
      <style:paragraph-properties fo:margin-left="0cm" fo:margin-right="0cm" fo:text-indent="0cm" style:auto-text-indent="false"/>
      <style:text-properties style:font-name="Courier New1" fo:font-size="10pt" fo:font-weight="bold" officeooo:rsid="0051e80e" officeooo:paragraph-rsid="0051e80e" style:font-size-asian="10pt" style:font-weight-asian="bold" style:font-name-complex="Courier New" style:font-size-complex="10pt" style:font-weight-complex="bold"/>
    </style:style>
    <style:style style:name="P205" style:family="paragraph" style:parent-style-name="Standard">
      <style:paragraph-properties fo:margin-left="0cm" fo:margin-right="0cm" fo:text-indent="0cm" style:auto-text-indent="false"/>
      <style:text-properties style:font-name="Courier New1" fo:font-size="10pt" fo:font-weight="normal" officeooo:rsid="0051e80e" officeooo:paragraph-rsid="0051e80e" style:font-size-asian="10pt" style:font-weight-asian="normal" style:font-name-complex="Courier New" style:font-size-complex="10pt" style:font-weight-complex="normal"/>
    </style:style>
    <style:style style:name="P206" style:family="paragraph" style:parent-style-name="Standard" style:list-style-name="L16">
      <style:text-properties style:font-name="Calibri1" officeooo:rsid="0025c938" officeooo:paragraph-rsid="0025c938"/>
    </style:style>
    <style:style style:name="P207" style:family="paragraph" style:parent-style-name="Standard" style:list-style-name="L16">
      <style:text-properties style:font-name="Calibri1" officeooo:rsid="00245036" officeooo:paragraph-rsid="00245036"/>
    </style:style>
    <style:style style:name="P208" style:family="paragraph" style:parent-style-name="Standard" style:list-style-name="L17">
      <style:paragraph-properties fo:text-align="justify" style:justify-single-word="false"/>
      <style:text-properties style:font-name="Calibri1" fo:font-weight="normal" officeooo:rsid="0038a7b6" officeooo:paragraph-rsid="0039959c" style:font-weight-asian="normal" style:font-weight-complex="normal"/>
    </style:style>
    <style:style style:name="P209" style:family="paragraph" style:parent-style-name="Standard" style:list-style-name="L17">
      <style:paragraph-properties fo:text-align="justify" style:justify-single-word="false"/>
      <style:text-properties style:font-name="Calibri1" fo:font-weight="normal" officeooo:rsid="0038a7b6" officeooo:paragraph-rsid="0038a7b6" style:font-weight-asian="normal" style:font-weight-complex="normal"/>
    </style:style>
    <style:style style:name="P210" style:family="paragraph" style:parent-style-name="Standard" style:list-style-name="L17">
      <style:paragraph-properties fo:text-align="justify" style:justify-single-word="false"/>
      <style:text-properties style:font-name="Calibri1" officeooo:rsid="0038a7b6" officeooo:paragraph-rsid="0039959c"/>
    </style:style>
    <style:style style:name="P211" style:family="paragraph" style:parent-style-name="Standard" style:list-style-name="L17">
      <style:paragraph-properties fo:text-align="justify" style:justify-single-word="false"/>
      <style:text-properties style:font-name="Calibri1" officeooo:rsid="0038a7b6" officeooo:paragraph-rsid="0038a7b6"/>
    </style:style>
    <style:style style:name="P212" style:family="paragraph" style:parent-style-name="Standard" style:list-style-name="L17">
      <style:paragraph-properties fo:text-align="justify" style:justify-single-word="false"/>
      <style:text-properties style:font-name="Calibri1" officeooo:rsid="0039959c" officeooo:paragraph-rsid="0039959c"/>
    </style:style>
    <style:style style:name="P213" style:family="paragraph" style:parent-style-name="Standard" style:list-style-name="L17">
      <style:paragraph-properties fo:text-align="justify" style:justify-single-word="false"/>
      <style:text-properties style:font-name="Calibri1" officeooo:rsid="0036e939" officeooo:paragraph-rsid="0036e939"/>
    </style:style>
    <style:style style:name="P214" style:family="paragraph" style:parent-style-name="Standard" style:list-style-name="L18">
      <style:text-properties style:font-name="Calibri1" officeooo:rsid="003452f3" officeooo:paragraph-rsid="003452f3"/>
    </style:style>
    <style:style style:name="P21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16" style:family="paragraph">
      <style:paragraph-properties fo:margin-left="0cm" fo:margin-right="0cm" fo:margin-top="0cm" fo:margin-bottom="0cm" fo:line-height="100%" fo:text-align="center" fo:text-indent="0cm"/>
    </style:style>
    <style:style style:name="P217"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19" style:family="paragraph">
      <style:paragraph-properties fo:margin-left="0cm" fo:margin-right="0cm" fo:margin-top="0cm" fo:margin-bottom="0cm" fo:line-height="100%" fo:text-align="start" fo:text-indent="0cm"/>
    </style:style>
    <style:style style:name="P220" style:family="paragraph">
      <loext:graphic-properties draw:fill="none" draw:fill-color="#ffffff"/>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style:font-name="Calibri"/>
    </style:style>
    <style:style style:name="T2" style:family="text">
      <style:text-properties style:font-name="Calibri" fo:font-style="italic" officeooo:rsid="003ebe16" style:font-style-asian="italic" style:font-style-complex="italic"/>
    </style:style>
    <style:style style:name="T3" style:family="text">
      <style:text-properties officeooo:rsid="00149a2f"/>
    </style:style>
    <style:style style:name="T4" style:family="text">
      <style:text-properties fo:font-weight="bold" style:font-weight-asian="bold" style:font-weight-complex="bold"/>
    </style:style>
    <style:style style:name="T5" style:family="text">
      <style:text-properties fo:font-weight="bold" officeooo:rsid="00149a2f" style:font-weight-asian="bold" style:font-weight-complex="bold"/>
    </style:style>
    <style:style style:name="T6" style:family="text">
      <style:text-properties fo:font-weight="bold" officeooo:rsid="00187a35" style:font-weight-asian="bold" style:font-weight-complex="bold"/>
    </style:style>
    <style:style style:name="T7" style:family="text">
      <style:text-properties fo:font-weight="bold" officeooo:rsid="002a65b6" style:font-weight-asian="bold" style:font-weight-complex="bold"/>
    </style:style>
    <style:style style:name="T8" style:family="text">
      <style:text-properties fo:font-weight="bold" officeooo:rsid="003a70ae" style:font-weight-asian="bold" style:font-weight-complex="bold"/>
    </style:style>
    <style:style style:name="T9" style:family="text">
      <style:text-properties fo:font-weight="bold" officeooo:rsid="00445e6a" style:font-weight-asian="bold" style:font-weight-complex="bold"/>
    </style:style>
    <style:style style:name="T10" style:family="text">
      <style:text-properties fo:font-weight="bold" officeooo:rsid="00452c97" style:font-weight-asian="bold" style:font-weight-complex="bold"/>
    </style:style>
    <style:style style:name="T11" style:family="text">
      <style:text-properties fo:font-weight="bold" officeooo:rsid="0045e8ce" style:font-weight-asian="bold" style:font-weight-complex="bold"/>
    </style:style>
    <style:style style:name="T12" style:family="text">
      <style:text-properties fo:font-weight="bold" officeooo:rsid="0047622c" style:font-weight-asian="bold" style:font-weight-complex="bold"/>
    </style:style>
    <style:style style:name="T13" style:family="text">
      <style:text-properties fo:font-weight="bold" officeooo:rsid="004e99d3" style:font-weight-asian="bold" style:font-weight-complex="bold"/>
    </style:style>
    <style:style style:name="T14" style:family="text">
      <style:text-properties fo:font-weight="bold" officeooo:rsid="00503962" style:font-weight-asian="bold" style:font-weight-complex="bold"/>
    </style:style>
    <style:style style:name="T15" style:family="text">
      <style:text-properties fo:font-weight="bold" officeooo:rsid="00510add" style:font-weight-asian="bold" style:font-weight-complex="bold"/>
    </style:style>
    <style:style style:name="T16" style:family="text">
      <style:text-properties fo:font-weight="bold" officeooo:rsid="0051e80e" style:font-weight-asian="bold" style:font-weight-complex="bold"/>
    </style:style>
    <style:style style:name="T17" style:family="text">
      <style:text-properties fo:font-weight="bold" officeooo:rsid="005a317c" style:font-weight-asian="bold" style:font-name-complex="Courier New" style:font-weight-complex="bold"/>
    </style:style>
    <style:style style:name="T18" style:family="text">
      <style:text-properties officeooo:rsid="0022d0dc"/>
    </style:style>
    <style:style style:name="T19" style:family="text">
      <style:text-properties officeooo:rsid="00245036"/>
    </style:style>
    <style:style style:name="T20" style:family="text">
      <style:text-properties officeooo:rsid="0025c938"/>
    </style:style>
    <style:style style:name="T21" style:family="text">
      <style:text-properties officeooo:rsid="0028c198"/>
    </style:style>
    <style:style style:name="T22" style:family="text">
      <style:text-properties officeooo:rsid="002a65b6"/>
    </style:style>
    <style:style style:name="T23" style:family="text">
      <style:text-properties officeooo:rsid="002bce83"/>
    </style:style>
    <style:style style:name="T24" style:family="text">
      <style:text-properties officeooo:rsid="002d47b6"/>
    </style:style>
    <style:style style:name="T25" style:family="text">
      <style:text-properties style:font-name="DejaVu Sans"/>
    </style:style>
    <style:style style:name="T26" style:family="text">
      <style:text-properties officeooo:rsid="002eae24"/>
    </style:style>
    <style:style style:name="T27" style:family="text">
      <style:text-properties officeooo:rsid="00304f98"/>
    </style:style>
    <style:style style:name="T28" style:family="text">
      <style:text-properties officeooo:rsid="0031e6f3"/>
    </style:style>
    <style:style style:name="T29" style:family="text">
      <style:text-properties officeooo:rsid="00331e7f"/>
    </style:style>
    <style:style style:name="T30" style:family="text">
      <style:text-properties officeooo:rsid="0036e939"/>
    </style:style>
    <style:style style:name="T31" style:family="text">
      <style:text-properties fo:font-weight="normal" style:font-weight-asian="normal" style:font-weight-complex="normal"/>
    </style:style>
    <style:style style:name="T32" style:family="text">
      <style:text-properties fo:font-weight="normal" officeooo:rsid="0028c198" style:font-weight-asian="normal" style:font-weight-complex="normal"/>
    </style:style>
    <style:style style:name="T33" style:family="text">
      <style:text-properties fo:font-weight="normal" officeooo:rsid="002a65b6" style:font-weight-asian="normal" style:font-weight-complex="normal"/>
    </style:style>
    <style:style style:name="T34" style:family="text">
      <style:text-properties fo:font-weight="normal" officeooo:rsid="003bcc9d" style:font-weight-asian="normal" style:font-weight-complex="normal"/>
    </style:style>
    <style:style style:name="T35" style:family="text">
      <style:text-properties officeooo:rsid="0038a7b6"/>
    </style:style>
    <style:style style:name="T36" style:family="text">
      <style:text-properties officeooo:rsid="003bcc9d"/>
    </style:style>
    <style:style style:name="T37" style:family="text">
      <style:text-properties officeooo:rsid="003e7d7f"/>
    </style:style>
    <style:style style:name="T38" style:family="text">
      <style:text-properties style:font-name="Arial"/>
    </style:style>
    <style:style style:name="T39" style:family="text">
      <style:text-properties style:font-name="Arial" fo:font-size="10pt" style:font-size-asian="10pt" style:font-name-complex="Arial" style:font-size-complex="10pt"/>
    </style:style>
    <style:style style:name="T40" style:family="text">
      <style:text-properties style:font-name="Arial" fo:font-size="10pt" style:font-size-asian="10pt" style:font-name-complex="Courier New" style:font-size-complex="10pt"/>
    </style:style>
    <style:style style:name="T41" style:family="text">
      <style:text-properties style:font-name="Arial" fo:font-size="10pt" officeooo:rsid="003f7e8e" style:font-size-asian="10pt" style:font-name-complex="Courier New" style:font-size-complex="10pt"/>
    </style:style>
    <style:style style:name="T42" style:family="text">
      <style:text-properties style:font-name="Arial" fo:font-size="10pt" officeooo:rsid="0047ccfb" style:font-size-asian="10pt" style:font-name-complex="Courier New" style:font-size-complex="10pt"/>
    </style:style>
    <style:style style:name="T43" style:family="text">
      <style:text-properties style:font-name="Arial" officeooo:rsid="003f7e8e"/>
    </style:style>
    <style:style style:name="T44" style:family="text">
      <style:text-properties style:font-name="Arial" officeooo:rsid="0040c99b"/>
    </style:style>
    <style:style style:name="T45" style:family="text">
      <style:text-properties style:font-name="Arial" officeooo:rsid="004130ea"/>
    </style:style>
    <style:style style:name="T46" style:family="text">
      <style:text-properties style:font-name="Arial" officeooo:rsid="0047622c" style:font-name-complex="Courier New"/>
    </style:style>
    <style:style style:name="T47" style:family="text">
      <style:text-properties style:font-name="Arial" officeooo:rsid="0047ccfb" style:font-name-complex="Courier New"/>
    </style:style>
    <style:style style:name="T48" style:family="text">
      <style:text-properties style:font-name="Arial" officeooo:rsid="0047622c"/>
    </style:style>
    <style:style style:name="T49" style:family="text">
      <style:text-properties style:font-name="Arial" fo:font-weight="bold" officeooo:rsid="0047622c" style:font-weight-asian="bold" style:font-name-complex="Courier New" style:font-weight-complex="bold"/>
    </style:style>
    <style:style style:name="T50" style:family="text">
      <style:text-properties style:font-name="Arial" fo:font-weight="bold" officeooo:rsid="003f7e8e" style:font-weight-asian="bold" style:font-weight-complex="bold"/>
    </style:style>
    <style:style style:name="T51" style:family="text">
      <style:text-properties style:font-name="Arial" fo:font-weight="bold" officeooo:rsid="0040c99b" style:font-weight-asian="bold" style:font-weight-complex="bold"/>
    </style:style>
    <style:style style:name="T52" style:family="text">
      <style:text-properties style:font-name="Arial" fo:font-weight="bold" officeooo:rsid="0047622c" style:font-weight-asian="bold" style:font-weight-complex="bold"/>
    </style:style>
    <style:style style:name="T53" style:family="text">
      <style:text-properties style:font-name="Arial" officeooo:rsid="0047ccfb"/>
    </style:style>
    <style:style style:name="T54" style:family="text">
      <style:text-properties style:font-name="Arial" officeooo:rsid="00503962"/>
    </style:style>
    <style:style style:name="T55" style:family="text">
      <style:text-properties style:font-name="Arial" officeooo:rsid="0051e80e"/>
    </style:style>
    <style:style style:name="T56" style:family="text">
      <style:text-properties style:font-name="Courier New" fo:font-size="10pt" style:font-size-asian="10pt" style:font-name-complex="Courier New" style:font-size-complex="10pt"/>
    </style:style>
    <style:style style:name="T57" style:family="text">
      <style:text-properties style:font-name="Courier New" style:font-name-complex="Courier New"/>
    </style:style>
    <style:style style:name="T58" style:family="text">
      <style:text-properties style:font-name="Courier New" officeooo:rsid="003f7e8e" style:font-name-complex="Courier New"/>
    </style:style>
    <style:style style:name="T59" style:family="text">
      <style:text-properties style:font-name="Courier New" officeooo:rsid="004130ea" style:font-name-complex="Courier New"/>
    </style:style>
    <style:style style:name="T60" style:family="text">
      <style:text-properties style:font-name="Courier New" officeooo:rsid="0047622c" style:font-name-complex="Courier New"/>
    </style:style>
    <style:style style:name="T61" style:family="text">
      <style:text-properties style:font-name="Courier New" officeooo:rsid="0047ccfb" style:font-name-complex="Courier New"/>
    </style:style>
    <style:style style:name="T62" style:family="text">
      <style:text-properties style:font-name="Courier New" officeooo:rsid="004e99d3" style:font-name-complex="Courier New"/>
    </style:style>
    <style:style style:name="T63" style:family="text">
      <style:text-properties officeooo:rsid="003ec843"/>
    </style:style>
    <style:style style:name="T64" style:family="text">
      <style:text-properties officeooo:rsid="003f7e8e"/>
    </style:style>
    <style:style style:name="T65" style:family="text">
      <style:text-properties style:font-name="Courier New1"/>
    </style:style>
    <style:style style:name="T66" style:family="text">
      <style:text-properties style:font-name="Courier New1" officeooo:rsid="00503962"/>
    </style:style>
    <style:style style:name="T67" style:family="text">
      <style:text-properties officeooo:rsid="0040c99b"/>
    </style:style>
    <style:style style:name="T68" style:family="text">
      <style:text-properties officeooo:rsid="00445e6a"/>
    </style:style>
    <style:style style:name="T69" style:family="text">
      <style:text-properties officeooo:rsid="00452c97"/>
    </style:style>
    <style:style style:name="T70" style:family="text">
      <style:text-properties officeooo:rsid="0045e8ce"/>
    </style:style>
    <style:style style:name="T71" style:family="text">
      <style:text-properties officeooo:rsid="0047622c"/>
    </style:style>
    <style:style style:name="T72" style:family="text">
      <style:text-properties style:text-line-through-style="none" style:text-line-through-type="none"/>
    </style:style>
    <style:style style:name="T73" style:family="text">
      <style:text-properties style:text-line-through-style="none" style:text-line-through-type="none" officeooo:rsid="0048c019"/>
    </style:style>
    <style:style style:name="T74" style:family="text">
      <style:text-properties officeooo:rsid="0048c019"/>
    </style:style>
    <style:style style:name="T75" style:family="text">
      <style:text-properties officeooo:rsid="003aef5d"/>
    </style:style>
    <style:style style:name="T76" style:family="text">
      <style:text-properties officeooo:rsid="003f1145"/>
    </style:style>
    <style:style style:name="T77" style:family="text">
      <style:text-properties officeooo:rsid="00490485"/>
    </style:style>
    <style:style style:name="T78" style:family="text">
      <style:text-properties fo:color="#000000"/>
    </style:style>
    <style:style style:name="T79" style:family="text">
      <style:text-properties fo:color="#000000" officeooo:rsid="003d99be"/>
    </style:style>
    <style:style style:name="T80" style:family="text">
      <style:text-properties fo:color="#000000" officeooo:rsid="0044e555"/>
    </style:style>
    <style:style style:name="T81" style:family="text">
      <style:text-properties fo:color="#000000" officeooo:rsid="0026d738"/>
    </style:style>
    <style:style style:name="T82" style:family="text">
      <style:text-properties fo:color="#000000" officeooo:rsid="00245036"/>
    </style:style>
    <style:style style:name="T83" style:family="text">
      <style:text-properties fo:color="#000000" officeooo:rsid="003eb3b8"/>
    </style:style>
    <style:style style:name="T84" style:family="text">
      <style:text-properties fo:color="#000000" fo:font-weight="bold" style:font-weight-asian="bold" style:font-weight-complex="bold"/>
    </style:style>
    <style:style style:name="T85" style:family="text">
      <style:text-properties fo:color="#000000" fo:font-weight="bold" officeooo:rsid="0044e555" style:font-weight-asian="bold" style:font-weight-complex="bold"/>
    </style:style>
    <style:style style:name="T86" style:family="text">
      <style:text-properties fo:color="#000000" fo:font-weight="bold" officeooo:rsid="0049bb2f" style:font-weight-asian="bold" style:font-weight-complex="bold"/>
    </style:style>
    <style:style style:name="T87" style:family="text">
      <style:text-properties fo:color="#000000" fo:font-weight="bold" officeooo:rsid="005c3c5f" style:font-weight-asian="bold" style:font-weight-complex="bold"/>
    </style:style>
    <style:style style:name="T88" style:family="text">
      <style:text-properties fo:color="#000000" fo:font-weight="normal" style:font-weight-asian="normal" style:font-weight-complex="normal"/>
    </style:style>
    <style:style style:name="T89" style:family="text">
      <style:text-properties fo:color="#000000" officeooo:rsid="003f1145"/>
    </style:style>
    <style:style style:name="T90" style:family="text">
      <style:text-properties fo:color="#000000" officeooo:rsid="004acbad"/>
    </style:style>
    <style:style style:name="T91" style:family="text">
      <style:text-properties fo:color="#000000" fo:font-style="italic" fo:font-weight="bold" officeooo:rsid="004acbad" style:font-style-asian="italic" style:font-weight-asian="bold" style:font-style-complex="italic" style:font-weight-complex="bold"/>
    </style:style>
    <style:style style:name="T92" style:family="text">
      <style:text-properties fo:color="#000000" officeooo:rsid="00530494"/>
    </style:style>
    <style:style style:name="T93" style:family="text">
      <style:text-properties fo:color="#000000" officeooo:rsid="005c3c5f"/>
    </style:style>
    <style:style style:name="T94" style:family="text">
      <style:text-properties officeooo:rsid="003eb3b8"/>
    </style:style>
    <style:style style:name="T95" style:family="text">
      <style:text-properties officeooo:rsid="004951da"/>
    </style:style>
    <style:style style:name="T96" style:family="text">
      <style:text-properties officeooo:rsid="004acbad"/>
    </style:style>
    <style:style style:name="T97" style:family="text">
      <style:text-properties officeooo:rsid="00503962"/>
    </style:style>
    <style:style style:name="T98" style:family="text">
      <style:text-properties officeooo:rsid="00510add"/>
    </style:style>
    <style:style style:name="T99" style:family="text">
      <style:text-properties officeooo:rsid="0051e80e"/>
    </style:style>
    <style:style style:name="T100" style:family="text">
      <style:text-properties officeooo:rsid="00530494"/>
    </style:style>
    <style:style style:name="T101" style:family="text">
      <style:text-properties officeooo:rsid="00535edd"/>
    </style:style>
    <style:style style:name="T102" style:family="text">
      <style:text-properties officeooo:rsid="005c3c5f"/>
    </style:style>
    <style:style style:name="T103"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9cm" svg:stroke-color="#000000" draw:marker-start-width="0.155cm" draw:marker-start-center="false" draw:marker-end-width="0.155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 style:family="graphic">
      <style:graphic-properties draw:stroke="solid" svg:stroke-width="0.049cm" svg:stroke-color="#000000" draw:marker-start-width="0.199cm" draw:marker-start-center="false" draw:marker-end="Arrow" draw:marker-end-width="0.4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3cm" svg:stroke-color="#000000" draw:marker-start-width="0.575cm" draw:marker-start-center="false" draw:marker-end-width="0.575cm" draw:marker-end-center="false" draw:fill="none" draw:fill-color="#729fcf" draw:textarea-horizontal-align="justify" draw:textarea-vertical-align="middle" fo:padding-top="0.275cm" fo:padding-bottom="0.275cm" fo:padding-left="0.4cm" fo:padding-right="0.4cm" draw:shadow="hidden" draw:shadow-offset-x="0.199cm" draw:shadow-offset-y="0.199cm" draw:shadow-color="#808080" style:run-through="foreground"/>
    </style:style>
    <style:style style:name="gr5" style:family="graphic">
      <style:graphic-properties draw:stroke="none" svg:stroke-width="0.049cm" svg:stroke-color="#000000" draw:marker-start-width="0.199cm" draw:marker-start-center="false" draw:marker-end-width="0.199cm" draw:marker-end-center="false" draw:fill="none" draw:fill-color="#ffffff" draw:textarea-horizontal-align="justify" fo:min-height="1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49cm" svg:stroke-color="#000000" draw:marker-start="Arrow" draw:marker-start-width="0.4cm" draw:marker-start-center="false" draw:marker-end="Arrow" draw:marker-end-width="0.4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19cm" svg:stroke-color="#000000" draw:marker-start-width="0.155cm" draw:marker-start-center="false" draw:marker-end-width="0.155cm" draw:marker-end-center="false" draw:fill="none" draw:fill-color="#ffffff" draw:textarea-horizontal-align="justify" fo:min-height="1cm" fo:padding-top="0.15cm" fo:padding-bottom="0.15cm" fo:padding-left="0.275cm" fo:padding-right="0.27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041cm" svg:stroke-color="#c0c0c0" draw:marker-start-width="0.259cm" draw:marker-start-center="false" draw:marker-end-width="0.25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0" style:family="graphic">
      <style:graphic-properties draw:stroke="solid" svg:stroke-width="0.041cm" svg:stroke-color="#000000" draw:marker-start-width="0.259cm" draw:marker-start-center="false" draw:marker-end-width="0.259cm" draw:marker-end-center="false" draw:fill="none" draw:fill-color="#729fcf" draw:textarea-horizontal-align="justify" draw:textarea-vertical-align="middle" draw:auto-grow-height="false" fo:padding-top="0.145cm" fo:padding-bottom="0.145cm" fo:padding-left="0.27cm" fo:padding-right="0.27cm" draw:shadow="hidden" draw:shadow-offset-x="0.199cm" draw:shadow-offset-y="0.199cm" draw:shadow-color="#808080" style:run-through="foreground"/>
    </style:style>
    <style:style style:name="gr11" style:family="graphic">
      <style:graphic-properties draw:stroke="solid" svg:stroke-width="0.041cm" svg:stroke-color="#000000" draw:marker-start-width="0.259cm" draw:marker-start-center="false" draw:marker-end-width="0.25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2" style:family="graphic">
      <style:graphic-properties draw:stroke="solid" svg:stroke-width="0.041cm" svg:stroke-color="#000000" draw:marker-start-width="0.259cm" draw:marker-start-center="false" draw:marker-end-width="0.259cm" draw:marker-end-center="false" draw:fill="solid" draw:fill-color="#ffffff" draw:textarea-horizontal-align="justify" draw:textarea-vertical-align="middle" draw:auto-grow-height="false" fo:padding-top="0.145cm" fo:padding-bottom="0.145cm" fo:padding-left="0.27cm" fo:padding-right="0.27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5">CHALLENGE INFORMATIQUE </text:span><text:span text:style-name="T6">- </text:span><text:span text:style-name="T5">BATAILLE DE BOULE DE NEIGE</text:span></text:p>
      <text:p text:style-name="P91">Règle<text:span text:style-name="T29">ment provisoire v1.11</text:span></text:p>
      <text:p text:style-name="P92"/>
      <text:p text:style-name="P92"/>
      <text:p text:style-name="P91"/>
      <text:p text:style-name="P91"/>
      <text:p text:style-name="P1"/>
      <text:p text:style-name="P1">PRINCIPE GÉNÉRAL</text:p>
      <text:p text:style-name="P14"/>
      <text:p text:style-name="P77">Le match se déroule dans un espace à 2 dimensions. </text:p>
      <text:p text:style-name="P77">Il y a deux participants (robots <text:span text:style-name="T18">humanoïdes virtuels</text:span>). Le jeu consiste à envoyer des boules de neige sur le robot adverse. Chaque robot a un camp. Il existe au milieu du terrain une zone neutre <text:span text:style-name="T72">où aucun des deux robots ne peut se trouver. </text:span><text:span text:style-name="T73">Cette zone est infranchissable</text:span><text:span text:style-name="T72">.</text:span> Au milieu de cette zone neutre se trouve un mur/<text:span text:style-name="T75">bonhomme de neige</text:span> de hauteur variable <text:span text:style-name="T76">d'un match à l'autre</text:span> <text:span text:style-name="T18">(150 à 250 pixels)</text:span>.<text:span text:style-name="T18"> Un pixel correspond à environ 5mm.</text:span></text:p>
      <text:p text:style-name="P79">L'aire de jeu <text:span text:style-name="T18">avec une échelle en pixels</text:span> :</text:p>
      <text:p text:style-name="P17"><draw:g text:anchor-type="paragraph" draw:z-index="0" draw:style-name="gr1"><draw:line draw:style-name="gr2" draw:text-style-name="P215" svg:x1="16.501cm" svg:y1="3.001cm" svg:x2="16.501cm" svg:y2="8.501cm"><text:p/></draw:line><draw:line draw:style-name="gr3" draw:text-style-name="P215" svg:x1="-0.7cm" svg:y1="3.81cm" svg:x2="18.3cm" svg:y2="3.81cm"><text:p/></draw:line><draw:line draw:style-name="gr4" draw:text-style-name="P215" svg:x1="8.3cm" svg:y1="2.113cm" svg:x2="8.3cm" svg:y2="3.813cm"><text:p/></draw:line><draw:frame draw:style-name="gr5" draw:text-style-name="P217" svg:width="1.999cm" svg:height="1.301cm" svg:x="7.301cm" svg:y="3.914cm"><draw:text-box><text:p text:style-name="P216"><text:span text:style-name="T103">512</text:span></text:p></draw:text-box></draw:frame><draw:line draw:style-name="gr2" draw:text-style-name="P215" svg:x1="0.8cm" svg:y1="3.511cm" svg:x2="0.8cm" svg:y2="6.511cm"><text:p/></draw:line><draw:line draw:style-name="gr2" draw:text-style-name="P215" svg:x1="0cm" svg:y1="3.011cm" svg:x2="0cm" svg:y2="8.511cm"><text:p/></draw:line><draw:frame draw:style-name="gr5" draw:text-style-name="P217" svg:width="2.001cm" svg:height="1.301cm" svg:x="-1cm" svg:y="8.514cm"><draw:text-box><text:p text:style-name="P216"><text:span text:style-name="T103">0</text:span></text:p></draw:text-box></draw:frame><draw:frame draw:style-name="gr5" draw:text-style-name="P217" svg:width="1.999cm" svg:height="1.301cm" svg:x="-0.199cm" svg:y="6.514cm"><draw:text-box><text:p text:style-name="P216"><text:span text:style-name="T103">40</text:span></text:p></draw:text-box></draw:frame><draw:line draw:style-name="gr2" draw:text-style-name="P215" svg:x1="7cm" svg:y1="3.511cm" svg:x2="7cm" svg:y2="6.511cm"><text:p/></draw:line><draw:frame draw:style-name="gr5" draw:text-style-name="P217" svg:width="1.999cm" svg:height="1.301cm" svg:x="6.001cm" svg:y="6.514cm"><draw:text-box><text:p text:style-name="P216"><text:span text:style-name="T103">380</text:span></text:p></draw:text-box></draw:frame><draw:line draw:style-name="gr6" draw:text-style-name="P215" svg:x1="0.8cm" svg:y1="5.413cm" svg:x2="7cm" svg:y2="5.413cm"><text:p/></draw:line><draw:frame draw:style-name="gr5" draw:text-style-name="P217" svg:width="5cm" svg:height="1.301cm" svg:x="1.401cm" svg:y="5.413cm"><draw:text-box><text:p text:style-name="P216"><text:span text:style-name="T103">ma zone</text:span></text:p></draw:text-box></draw:frame><draw:line draw:style-name="gr2" draw:text-style-name="P215" svg:x1="9.5cm" svg:y1="3.511cm" svg:x2="9.488cm" svg:y2="6.499cm"><text:p/></draw:line><draw:line draw:style-name="gr2" draw:text-style-name="P215" svg:x1="15.688cm" svg:y1="3.501cm" svg:x2="15.688cm" svg:y2="6.501cm"><text:p/></draw:line><draw:frame draw:style-name="gr5" draw:text-style-name="P217" svg:width="2.001cm" svg:height="1.301cm" svg:x="14.688cm" svg:y="6.501cm"><draw:text-box><text:p text:style-name="P216"><text:span text:style-name="T103">984</text:span></text:p></draw:text-box></draw:frame><draw:line draw:style-name="gr6" draw:text-style-name="P215" svg:x1="9.488cm" svg:y1="5.401cm" svg:x2="15.688cm" svg:y2="5.401cm"><text:p/></draw:line><draw:frame draw:style-name="gr5" draw:text-style-name="P217" svg:width="5.001cm" svg:height="1.301cm" svg:x="10.088cm" svg:y="5.401cm"><draw:text-box><text:p text:style-name="P216"><text:span text:style-name="T103">zone adverse</text:span></text:p></draw:text-box></draw:frame><draw:frame draw:style-name="gr5" draw:text-style-name="P217" svg:width="2.001cm" svg:height="1.301cm" svg:x="8.5cm" svg:y="6.514cm"><draw:text-box><text:p text:style-name="P216"><text:span text:style-name="T103">644</text:span></text:p></draw:text-box></draw:frame><draw:frame draw:style-name="gr7" draw:text-style-name="P217" svg:width="2.502cm" svg:height="1.301cm" svg:x="6.999cm" svg:y="1.213cm"><draw:text-box><text:p text:style-name="P216"><text:span text:style-name="T103">mur</text:span></text:p></draw:text-box></draw:frame><draw:line draw:style-name="gr6" draw:text-style-name="P215" svg:x1="7cm" svg:y1="5.413cm" svg:x2="9.5cm" svg:y2="5.413cm"><text:p/></draw:line><draw:frame draw:style-name="gr5" draw:text-style-name="P217" svg:width="2.502cm" svg:height="1.301cm" svg:x="6.999cm" svg:y="5.413cm"><draw:text-box><text:p text:style-name="P216"><text:span text:style-name="T103">zone neutre</text:span></text:p></draw:text-box></draw:frame><draw:frame draw:style-name="gr5" draw:text-style-name="P217" svg:width="2.001cm" svg:height="1.301cm" svg:x="15.499cm" svg:y="8.502cm"><draw:text-box><text:p text:style-name="P216"><text:span text:style-name="T103">1023</text:span></text:p></draw:text-box></draw:frame><draw:frame draw:style-name="gr5" draw:text-style-name="P217" svg:width="2.502cm" svg:height="1.301cm" svg:x="16.099cm" svg:y="3.614cm"><draw:text-box><text:p text:style-name="P216"><text:span text:style-name="T103">x</text:span></text:p></draw:text-box></draw:frame><draw:line draw:style-name="gr6" draw:text-style-name="P215" svg:x1="0cm" svg:y1="7.911cm" svg:x2="16.5cm" svg:y2="7.911cm"><text:p/></draw:line><draw:frame draw:style-name="gr5" draw:text-style-name="P217" svg:width="16.5cm" svg:height="1.301cm" svg:x="0cm" svg:y="7.912cm"><draw:text-box><text:p text:style-name="P216"><text:span text:style-name="T103">écran</text:span></text:p></draw:text-box></draw:frame><draw:g draw:style-name="gr8"><draw:line draw:style-name="gr9" draw:text-style-name="P215" svg:x1="3.002cm" svg:y1="2.783cm" svg:x2="3.202cm" svg:y2="3.283cm"><text:p/></draw:line><draw:line draw:style-name="gr9" draw:text-style-name="P215" svg:x1="3.002cm" svg:y1="1.882cm" svg:x2="2.852cm" svg:y2="2.282cm"><text:p/></draw:line><draw:custom-shape draw:style-name="gr10" draw:text-style-name="P215" svg:width="0.401cm" svg:height="0.401cm" svg:x="2.799cm" svg:y="1.3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 draw:text-style-name="P215" svg:x1="3.002cm" svg:y1="1.883cm" svg:x2="3.002cm" svg:y2="1.783cm"><text:p/></draw:line><draw:line draw:style-name="gr11" draw:text-style-name="P215" svg:x1="3.002cm" svg:y1="1.882cm" svg:x2="3.002cm" svg:y2="2.782cm"><text:p/></draw:line><draw:line draw:style-name="gr9" draw:text-style-name="P215" svg:x1="3.1cm" svg:y1="3.78cm" svg:x2="3.2cm" svg:y2="3.279cm"><text:p/></draw:line><draw:line draw:style-name="gr9" draw:text-style-name="P215" svg:x1="3.3cm" svg:y1="3.78cm" svg:x2="3.1cm" svg:y2="3.78cm"><text:p/></draw:line><draw:line draw:style-name="gr11" draw:text-style-name="P215" svg:x1="3.002cm" svg:y1="2.783cm" svg:x2="3.052cm" svg:y2="3.283cm"><text:p/></draw:line><draw:line draw:style-name="gr11" draw:text-style-name="P215" svg:x1="3.002cm" svg:y1="3.779cm" svg:x2="3.052cm" svg:y2="3.279cm"><text:p/></draw:line><draw:line draw:style-name="gr11" draw:text-style-name="P215" svg:x1="3.202cm" svg:y1="3.78cm" svg:x2="3.002cm" svg:y2="3.78cm"><text:p/></draw:line><draw:line draw:style-name="gr11" draw:text-style-name="P215" svg:x1="3.002cm" svg:y1="1.882cm" svg:x2="3.052cm" svg:y2="2.282cm"><text:p/></draw:line><draw:line draw:style-name="gr11" draw:text-style-name="P215" svg:x1="3.2cm" svg:y1="2.633cm" svg:x2="3.05cm" svg:y2="2.283cm"><text:p/></draw:line><draw:line draw:style-name="gr9" draw:text-style-name="P215" svg:x1="2.902cm" svg:y1="2.633cm" svg:x2="2.852cm" svg:y2="2.283cm"><text:p/></draw:line><draw:custom-shape draw:style-name="gr12" draw:text-style-name="P218" svg:width="0.401cm" svg:height="0.451cm" svg:x="2.801cm" svg:y="0.984cm"><text:p/><draw:enhanced-geometry svg:viewBox="0 0 21600 21600" draw:glue-points="?f0 0 ?f1 10800 0 21600 10800 21600 21600 21600 ?f7 10800" draw:text-areas="?f1 10800 ?f2 18000 ?f3 7200 ?f4 21600" draw:type="isosceles-triangle" draw:modifiers="8494.3820224719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8"><draw:line draw:style-name="gr9" draw:text-style-name="P215" svg:x1="14.101cm" svg:y1="2.783cm" svg:x2="13.901cm" svg:y2="3.283cm"><text:p/></draw:line><draw:line draw:style-name="gr9" draw:text-style-name="P215" svg:x1="14.1cm" svg:y1="1.882cm" svg:x2="14.25cm" svg:y2="2.282cm"><text:p/></draw:line><draw:custom-shape draw:style-name="gr10" draw:text-style-name="P215" svg:width="0.401cm" svg:height="0.401cm" svg:x="13.866cm" svg:y="1.3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1" draw:text-style-name="P215" svg:x1="14.1cm" svg:y1="1.883cm" svg:x2="14.1cm" svg:y2="1.783cm"><text:p/></draw:line><draw:line draw:style-name="gr11" draw:text-style-name="P215" svg:x1="14.1cm" svg:y1="1.882cm" svg:x2="14.1cm" svg:y2="2.782cm"><text:p/></draw:line><draw:line draw:style-name="gr9" draw:text-style-name="P215" svg:x1="14.001cm" svg:y1="3.78cm" svg:x2="13.901cm" svg:y2="3.279cm"><text:p/></draw:line><draw:line draw:style-name="gr9" draw:text-style-name="P215" svg:x1="13.8cm" svg:y1="3.78cm" svg:x2="14cm" svg:y2="3.78cm"><text:p/></draw:line><draw:line draw:style-name="gr11" draw:text-style-name="P215" svg:x1="14.101cm" svg:y1="2.783cm" svg:x2="14.051cm" svg:y2="3.283cm"><text:p/></draw:line><draw:line draw:style-name="gr11" draw:text-style-name="P215" svg:x1="14.101cm" svg:y1="3.779cm" svg:x2="14.051cm" svg:y2="3.279cm"><text:p/></draw:line><draw:line draw:style-name="gr11" draw:text-style-name="P215" svg:x1="13.901cm" svg:y1="3.78cm" svg:x2="14.101cm" svg:y2="3.78cm"><text:p/></draw:line><draw:line draw:style-name="gr11" draw:text-style-name="P215" svg:x1="14.101cm" svg:y1="1.882cm" svg:x2="14.051cm" svg:y2="2.282cm"><text:p/></draw:line><draw:line draw:style-name="gr11" draw:text-style-name="P215" svg:x1="13.901cm" svg:y1="2.633cm" svg:x2="14.051cm" svg:y2="2.283cm"><text:p/></draw:line><draw:line draw:style-name="gr9" draw:text-style-name="P215" svg:x1="14.2cm" svg:y1="2.633cm" svg:x2="14.25cm" svg:y2="2.283cm"><text:p/></draw:line><draw:custom-shape draw:style-name="gr12" draw:text-style-name="P218" svg:width="0.399cm" svg:height="0.451cm" svg:x="13.9cm" svg:y="0.984cm"><text:p/><draw:enhanced-geometry svg:viewBox="0 0 21600 21600" draw:mirror-horizontal="true" draw:glue-points="?f0 0 ?f1 10800 0 21600 10800 21600 21600 21600 ?f7 10800" draw:text-areas="?f1 10800 ?f2 18000 ?f3 7200 ?f4 21600" draw:type="isosceles-triangle" draw:modifiers="8494.3820224719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draw:style-name="gr2" draw:text-style-name="P215" svg:x1="8.3cm" svg:y1="3.011cm" svg:x2="8.3cm" svg:y2="4.011cm"><text:p/></draw:line><draw:line draw:style-name="gr6" draw:text-style-name="P215" svg:x1="9.9cm" svg:y1="3.813cm" svg:x2="9.9cm" svg:y2="2.113cm"><text:p/></draw:line><draw:line draw:style-name="gr2" draw:text-style-name="P215" svg:x1="8.3cm" svg:y1="2.113cm" svg:x2="10.3cm" svg:y2="2.113cm"><text:p/></draw:line><draw:frame draw:style-name="gr5" draw:text-style-name="P217" svg:width="2.901cm" svg:height="1.301cm" svg:x="10.1cm" svg:y="1.712cm"><draw:text-box><text:p text:style-name="P216"><text:span text:style-name="T103">150 à 250</text:span></text:p></draw:text-box></draw:frame><draw:line draw:style-name="gr3" draw:text-style-name="P215" svg:x1="0cm" svg:y1="4.513cm" svg:x2="0cm" svg:y2="0.213cm"><text:p/></draw:line><draw:frame draw:style-name="gr5" draw:text-style-name="P220" svg:width="1.301cm" svg:height="1.301cm" svg:x="-0.6cm" svg:y="0.813cm"><draw:text-box><text:p text:style-name="P219"><text:span text:style-name="T103">y</text:span></text:p></draw:text-box></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9">Au début de la partie, le sol est recouvert d<text:span text:style-name="T19">'une hauteur aléatoire</text:span> de neige. <text:span text:style-name="T19">La neige peut tomber au cours de la partie.</text:span></text:p>
      <text:p text:style-name="P78"/>
      <text:p text:style-name="P80">TRAVAIL A FAIRE</text:p>
      <text:p text:style-name="P84">Votre programme doit se connecter à un serveur et donner des ordres au robot (se déplacer, ramasser de la neige, lancer une boule...). Le serveur assure l'affichage de la partie et la vérification des informations envoyées. </text:p>
      <text:p text:style-name="P84">Des fichiers d'exemple sont fournis. Cela vous permettra de ne pas avoir à programmer la connexion au serveur, <text:span text:style-name="T74">le téléchargement</text:span> des images de votre robot et <text:span text:style-name="T74">le </text:span>démarrage du jeu. L'exemple <text:span text:style-name="T74">pro</text:span>pose également une gestion basique du robot pour vous aider. </text:p>
      <text:p text:style-name="P84">Vous avez à programmer l'automatisation de votre robot, c'est-à-dire son intelligence.</text:p>
      <text:p text:style-name="P84"/>
      <text:p text:style-name="P81"/>
      <text:p text:style-name="P2"><text:soft-page-break/><text:span text:style-name="T30">UN</text:span> ROBOT</text:p>
      <text:p text:style-name="P18"><text:span text:style-name="T3">Un robot debout a une hauteur de 225 pixels avec son bonnet. Il</text:span> <text:span text:style-name="T19">s</text:span>e décompose en <text:span text:style-name="T20">4</text:span> parties :</text:p>
      <text:list xml:id="list7528875449752389190" text:style-name="L16">
        <text:list-item>
          <text:p text:style-name="P206">le bonnet</text:p>
        </text:list-item>
        <text:list-item>
          <text:p text:style-name="P207">la tête</text:p>
        </text:list-item>
        <text:list-item>
          <text:p text:style-name="P207">le tronc</text:p>
        </text:list-item>
        <text:list-item>
          <text:p text:style-name="P207">les jambes</text:p>
          <text:p text:style-name="P207"/>
        </text:list-item>
      </text:list>
      <text:p text:style-name="P83"><text:span text:style-name="T102">DÉROULEMENT</text:span> D'UNE PARTIE</text:p>
      <text:p text:style-name="P43"><text:span text:style-name="T79">Chaque partie </text:span><text:span text:style-name="T80">aura un temps déterminé (environ 1 minute)</text:span><text:span text:style-name="T79">. </text:span><text:span text:style-name="T78">Au début de la partie, le robot, </text:span><text:span text:style-name="T81">avec son bonnet sur la tête,</text:span><text:span text:style-name="T78"> dispose de points de vie </text:span><text:span text:style-name="T92">(entre 70 et 160 points, cf. paragraphe POINTS DE </text:span><text:span text:style-name="T93">QUALITÉ</text:span><text:span text:style-name="T92">)</text:span><text:span text:style-name="T78"> </text:span><text:span text:style-name="T82">qu'il perd quand il reçoit une boule de neige</text:span><text:span text:style-name="T78">. Lorsqu'un robot n'a plus de points de vie </text:span><text:span text:style-name="T79">avant la fin du temps de jeu</text:span><text:span text:style-name="T78">, il est </text:span><text:span text:style-name="T82">battu </text:span><text:span text:style-name="T80">(mis </text:span><text:span text:style-name="T83">KO</text:span><text:span text:style-name="T80">)</text:span><text:span text:style-name="T78">, </text:span><text:span text:style-name="T83">et </text:span><text:span text:style-name="T78">la partie s'arrête.</text:span></text:p>
      <text:p text:style-name="P89"/>
      <table:table table:name="Tableau4" table:style-name="Tableau4">
        <table:table-column table:style-name="Tableau4.A" table:number-columns-repeated="2"/>
        <table:table-row>
          <table:table-cell table:style-name="Tableau4.A1" office:value-type="string">
            <text:p text:style-name="P97">Boule reçue dans</text:p>
          </table:table-cell>
          <table:table-cell table:style-name="Tableau4.B1" office:value-type="string">
            <text:p text:style-name="P97">Points de vie perdus</text:p>
          </table:table-cell>
        </table:table-row>
        <table:table-row>
          <table:table-cell table:style-name="Tableau4.A2" office:value-type="string">
            <text:p text:style-name="P93">le bonnet</text:p>
          </table:table-cell>
          <table:table-cell table:style-name="Tableau4.B2" office:value-type="string">
            <text:p text:style-name="P93">0</text:p>
          </table:table-cell>
        </table:table-row>
        <table:table-row>
          <table:table-cell table:style-name="Tableau4.A2" office:value-type="string">
            <text:p text:style-name="P93">la tête</text:p>
          </table:table-cell>
          <table:table-cell table:style-name="Tableau4.B2" office:value-type="string">
            <text:p text:style-name="P93">10</text:p>
          </table:table-cell>
        </table:table-row>
        <table:table-row>
          <table:table-cell table:style-name="Tableau4.A2" office:value-type="string">
            <text:p text:style-name="P93">le <text:span text:style-name="T77">tronc</text:span></text:p>
          </table:table-cell>
          <table:table-cell table:style-name="Tableau4.B2" office:value-type="string">
            <text:p text:style-name="P93">2</text:p>
          </table:table-cell>
        </table:table-row>
        <table:table-row>
          <table:table-cell table:style-name="Tableau4.A2" office:value-type="string">
            <text:p text:style-name="P93">les jambes</text:p>
          </table:table-cell>
          <table:table-cell table:style-name="Tableau4.B2" office:value-type="string">
            <text:p text:style-name="P93">1</text:p>
          </table:table-cell>
        </table:table-row>
      </table:table>
      <text:p text:style-name="P21"/>
      <text:p text:style-name="P85"><text:span text:style-name="T94">En plus de ses points de vie, chaque robot marque des points de score s'il touche son adversaire. C</text:span>haque fois qu'une boule de neige <text:span text:style-name="T36">est lancée, le score augmente d'un point. Si une boule </text:span>atteint l'adversaire, le score augmente <text:span text:style-name="T36">suivant le point d'impact</text:span>. <text:span text:style-name="T94">A noter que si la boule de neige touche le bonnet et que l'impact est suffisamment fort, alors le bonnet tombe et reste au sol pour le restant de la partie (il n'est pas possible de ramasser le bonnet).</text:span></text:p>
      <table:table table:name="Tableau5" table:style-name="Tableau5">
        <table:table-column table:style-name="Tableau5.A"/>
        <table:table-column table:style-name="Tableau5.B"/>
        <table:table-row>
          <table:table-cell table:style-name="Tableau5.A1" office:value-type="string">
            <text:p text:style-name="P103"/>
          </table:table-cell>
          <table:table-cell table:style-name="Tableau5.B1" office:value-type="string">
            <text:p text:style-name="P97">Score obtenu</text:p>
          </table:table-cell>
        </table:table-row>
        <table:table-row>
          <table:table-cell table:style-name="Tableau5.A2" office:value-type="string">
            <text:p text:style-name="P117">boule lancée</text:p>
          </table:table-cell>
          <table:table-cell table:style-name="Tableau5.B2" office:value-type="string">
            <text:p text:style-name="P117">1</text:p>
          </table:table-cell>
        </table:table-row>
        <table:table-row>
          <table:table-cell table:style-name="Tableau5.A2" office:value-type="string">
            <text:p text:style-name="P96"><text:span text:style-name="T34">b</text:span><text:span text:style-name="T31">oule reçue dans </text:span>le bonnet (s'il tombe)</text:p>
          </table:table-cell>
          <table:table-cell table:style-name="Tableau5.B2" office:value-type="string">
            <text:p text:style-name="P93">100</text:p>
          </table:table-cell>
        </table:table-row>
        <table:table-row>
          <table:table-cell table:style-name="Tableau5.A2" office:value-type="string">
            <text:p text:style-name="P96"><text:span text:style-name="T34">b</text:span><text:span text:style-name="T31">oule reçue dans </text:span>la tête</text:p>
          </table:table-cell>
          <table:table-cell table:style-name="Tableau5.B2" office:value-type="string">
            <text:p text:style-name="P93">20</text:p>
          </table:table-cell>
        </table:table-row>
        <table:table-row>
          <table:table-cell table:style-name="Tableau5.A2" office:value-type="string">
            <text:p text:style-name="P96"><text:span text:style-name="T34">b</text:span><text:span text:style-name="T31">oule reçue dans </text:span>le <text:span text:style-name="T95">tronc</text:span></text:p>
          </table:table-cell>
          <table:table-cell table:style-name="Tableau5.B2" office:value-type="string">
            <text:p text:style-name="P93">5</text:p>
          </table:table-cell>
        </table:table-row>
        <table:table-row>
          <table:table-cell table:style-name="Tableau5.A2" office:value-type="string">
            <text:p text:style-name="P96"><text:span text:style-name="T34">b</text:span><text:span text:style-name="T31">oule reçue dans </text:span>les jambes</text:p>
          </table:table-cell>
          <table:table-cell table:style-name="Tableau5.B2" office:value-type="string">
            <text:p text:style-name="P93">1</text:p>
          </table:table-cell>
        </table:table-row>
      </table:table>
      <text:p text:style-name="P22"/>
      <text:p text:style-name="P87">Si l'adversaire est mis KO, <text:span text:style-name="T94">c'est-à-dire qu'il n'a plus de point de vie avant la fin du temps réglementaire</text:span>, le robot reçoit un bonus de 100 points plus 5 points par seconde restante dans la partie.</text:p>
      <text:p text:style-name="P86">Si la fin de partie est atteinte, au bout d'un temps déterminé, sans qu'aucun robot ne soit KO, c'est le score obtenu qui décide du vainqueur.</text:p>
      <text:p text:style-name="P88">Dans le cas particulier d'un impact à la tête, le robot peut être sonné et le reste un certain temps dépendant de l'énergie de la boule de neige reçue. <text:span text:style-name="T100">Plus la boule de neige aura de l'énergie (énergie cinétique) plus le robot restera sonné longtemps.</text:span></text:p>
      <text:p text:style-name="P25"/>
      <text:p text:style-name="P13"/>
      <text:p text:style-name="P13"/>
      <text:p text:style-name="P13"/>
      <text:p text:style-name="P12"><text:soft-page-break/>ACTIONS</text:p>
      <text:p text:style-name="P16">Le robot peut <text:span text:style-name="T19">effectuer</text:span> plusieurs actions. <text:span text:style-name="T24">Chaque action dure un temps standard.</text:span></text:p>
      <text:p text:style-name="P13"/>
      <table:table table:name="Tableau10" table:style-name="Tableau10">
        <table:table-column table:style-name="Tableau10.A"/>
        <table:table-column table:style-name="Tableau10.B"/>
        <table:table-row>
          <table:table-cell table:style-name="Tableau10.A1" office:value-type="string">
            <text:p text:style-name="P101">Action</text:p>
          </table:table-cell>
          <table:table-cell table:style-name="Tableau10.B1" office:value-type="string">
            <text:p text:style-name="P102">Durée</text:p>
          </table:table-cell>
        </table:table-row>
        <table:table-row>
          <table:table-cell table:style-name="Tableau10.A2" office:value-type="string">
            <text:p text:style-name="P110">Avancer <text:span text:style-name="T27">(pour 20 pixels)</text:span></text:p>
          </table:table-cell>
          <table:table-cell table:style-name="Tableau10.B2" office:value-type="string">
            <text:p text:style-name="P111"><text:span text:style-name="T27">0,1</text:span> s</text:p>
          </table:table-cell>
        </table:table-row>
        <table:table-row>
          <table:table-cell table:style-name="Tableau10.A2" office:value-type="string">
            <text:p text:style-name="P112">Reculer <text:span text:style-name="T27">(pour 20 pixels)</text:span></text:p>
          </table:table-cell>
          <table:table-cell table:style-name="Tableau10.B2" office:value-type="string">
            <text:p text:style-name="P111"><text:span text:style-name="T27">0,1</text:span> s</text:p>
          </table:table-cell>
        </table:table-row>
        <table:table-row>
          <table:table-cell table:style-name="Tableau10.A2" office:value-type="string">
            <text:p text:style-name="P113">S'accroupir</text:p>
          </table:table-cell>
          <table:table-cell table:style-name="Tableau10.B2" office:value-type="string">
            <text:p text:style-name="P114">0,<text:span text:style-name="T28">4</text:span> s</text:p>
          </table:table-cell>
        </table:table-row>
        <table:table-row>
          <table:table-cell table:style-name="Tableau10.A2" office:value-type="string">
            <text:p text:style-name="P113">Rassembler de la neige (<text:span text:style-name="T4">seulement s</text:span><text:span text:style-name="T8">i le robot</text:span><text:span text:style-name="T4"> est accroupi</text:span>)</text:p>
          </table:table-cell>
          <table:table-cell table:style-name="Tableau10.B2" office:value-type="string">
            <text:p text:style-name="P114"><text:span text:style-name="T28">0,5</text:span> s</text:p>
          </table:table-cell>
        </table:table-row>
        <table:table-row>
          <table:table-cell table:style-name="Tableau10.A2" office:value-type="string">
            <text:p text:style-name="P115">Compacter de la neige pour fabriquer une boule de neige, la durée dépend de la quantité de neige utilisée pour faire la boule <text:span text:style-name="T88">(</text:span><text:span text:style-name="T84">seulement si la neige a été rassemblée </text:span><text:span text:style-name="T85">et </text:span><text:span text:style-name="T86">si </text:span><text:span text:style-name="T85">le robot </text:span><text:span text:style-name="T86">est </text:span><text:span text:style-name="T85">accroupi</text:span><text:span text:style-name="T88">)</text:span></text:p>
          </table:table-cell>
          <table:table-cell table:style-name="Tableau10.B2" office:value-type="string">
            <text:p text:style-name="P114">0,<text:span text:style-name="T28">3</text:span> s à</text:p>
            <text:p text:style-name="P114"><text:span text:style-name="T28">0,75</text:span> s</text:p>
          </table:table-cell>
        </table:table-row>
        <table:table-row>
          <table:table-cell table:style-name="Tableau10.A2" office:value-type="string">
            <text:p text:style-name="P113">Se relever</text:p>
          </table:table-cell>
          <table:table-cell table:style-name="Tableau10.B2" office:value-type="string">
            <text:p text:style-name="P114"><text:span text:style-name="T28">0,5</text:span> s</text:p>
          </table:table-cell>
        </table:table-row>
        <table:table-row>
          <table:table-cell table:style-name="Tableau10.A2" office:value-type="string">
            <text:p text:style-name="P113">Lancer une boule de neige</text:p>
          </table:table-cell>
          <table:table-cell table:style-name="Tableau10.B2" office:value-type="string">
            <text:p text:style-name="P116"><text:span text:style-name="T28">0,7</text:span> s</text:p>
          </table:table-cell>
        </table:table-row>
        <table:table-row>
          <table:table-cell table:style-name="Tableau10.A2" office:value-type="string">
            <text:p text:style-name="P110">Stopper son action (par exemple arrêter d'avancer)</text:p>
          </table:table-cell>
          <table:table-cell table:style-name="Tableau10.B2" office:value-type="string">
            <text:p text:style-name="P111">x</text:p>
          </table:table-cell>
        </table:table-row>
      </table:table>
      <text:p text:style-name="P20"/>
      <text:p text:style-name="P20"/>
      <text:p text:style-name="P82">POINTS DE <text:span text:style-name="T102">QUALITÉ</text:span></text:p>
      <text:p text:style-name="P23">Le robot dispose de 10 points de qualité à répartir dans 4 caractéristiques : l'<text:span text:style-name="T4">endurance</text:span>, la <text:span text:style-name="T7">rapidité</text:span>, la <text:span text:style-name="T7">force</text:span> et la <text:span text:style-name="T4">précision</text:span>. Chaque caractéristique peut varier de 0 à 5 points.</text:p>
      <text:p text:style-name="P23"/>
      <text:p text:style-name="P23">L'<text:span text:style-name="T4">endurance</text:span> permet d'augmenter le nombre de points de vie.</text:p>
      <table:table table:name="Tableau6" table:style-name="Tableau6">
        <table:table-column table:style-name="Tableau6.A" table:number-columns-repeated="2"/>
        <table:table-header-rows>
          <table:table-row>
            <table:table-cell table:style-name="Tableau6.A1" office:value-type="string">
              <text:p text:style-name="P98">Endurance</text:p>
            </table:table-cell>
            <table:table-cell table:style-name="Tableau6.B1" office:value-type="string">
              <text:p text:style-name="P98">Points de vie</text:p>
            </table:table-cell>
          </table:table-row>
        </table:table-header-rows>
        <table:table-row>
          <table:table-cell table:style-name="Tableau6.A2" office:value-type="string">
            <text:p text:style-name="P105">0</text:p>
          </table:table-cell>
          <table:table-cell table:style-name="Tableau6.B2" office:value-type="string">
            <text:p text:style-name="P105">70</text:p>
          </table:table-cell>
        </table:table-row>
        <table:table-row>
          <table:table-cell table:style-name="Tableau6.A2" office:value-type="string">
            <text:p text:style-name="P105">1</text:p>
          </table:table-cell>
          <table:table-cell table:style-name="Tableau6.B2" office:value-type="string">
            <text:p text:style-name="P94"><text:span text:style-name="T21">9</text:span>0</text:p>
          </table:table-cell>
        </table:table-row>
        <table:table-row>
          <table:table-cell table:style-name="Tableau6.A2" office:value-type="string">
            <text:p text:style-name="P105">2</text:p>
          </table:table-cell>
          <table:table-cell table:style-name="Tableau6.B2" office:value-type="string">
            <text:p text:style-name="P105">100</text:p>
          </table:table-cell>
        </table:table-row>
        <table:table-row>
          <table:table-cell table:style-name="Tableau6.A2" office:value-type="string">
            <text:p text:style-name="P105">3</text:p>
          </table:table-cell>
          <table:table-cell table:style-name="Tableau6.B2" office:value-type="string">
            <text:p text:style-name="P105">110</text:p>
          </table:table-cell>
        </table:table-row>
        <table:table-row>
          <table:table-cell table:style-name="Tableau6.A2" office:value-type="string">
            <text:p text:style-name="P105">4</text:p>
          </table:table-cell>
          <table:table-cell table:style-name="Tableau6.B2" office:value-type="string">
            <text:p text:style-name="P105">130</text:p>
          </table:table-cell>
        </table:table-row>
        <table:table-row>
          <table:table-cell table:style-name="Tableau6.A2" office:value-type="string">
            <text:p text:style-name="P105">5</text:p>
          </table:table-cell>
          <table:table-cell table:style-name="Tableau6.B2" office:value-type="string">
            <text:p text:style-name="P94">1<text:span text:style-name="T21">60</text:span></text:p>
          </table:table-cell>
        </table:table-row>
      </table:table>
      <text:p text:style-name="P122"/>
      <text:p text:style-name="P122">La <text:span text:style-name="T4">rapidité</text:span> permet de modifier le temps mis pour effectuer chaque action.</text:p>
      <table:table table:name="Tableau7" table:style-name="Tableau7">
        <table:table-column table:style-name="Tableau7.A"/>
        <table:table-column table:style-name="Tableau7.B"/>
        <table:table-header-rows>
          <table:table-row>
            <table:table-cell table:style-name="Tableau7.A1" office:value-type="string">
              <text:p text:style-name="P99">Rapidité</text:p>
            </table:table-cell>
            <table:table-cell table:style-name="Tableau7.B1" office:value-type="string">
              <text:p text:style-name="P99">Modification du temps standard des actions</text:p>
            </table:table-cell>
          </table:table-row>
        </table:table-header-rows>
        <table:table-row>
          <table:table-cell table:style-name="Tableau7.A2" office:value-type="string">
            <text:p text:style-name="P106">0</text:p>
          </table:table-cell>
          <table:table-cell table:style-name="Tableau7.B2" office:value-type="string">
            <text:p text:style-name="P108">+33 %</text:p>
          </table:table-cell>
        </table:table-row>
        <table:table-row>
          <table:table-cell table:style-name="Tableau7.A2" office:value-type="string">
            <text:p text:style-name="P106">1</text:p>
          </table:table-cell>
          <table:table-cell table:style-name="Tableau7.B2" office:value-type="string">
            <text:p text:style-name="P95">+<text:span text:style-name="T22">11 %</text:span></text:p>
          </table:table-cell>
        </table:table-row>
        <table:table-row>
          <table:table-cell table:style-name="Tableau7.A2" office:value-type="string">
            <text:p text:style-name="P106">2</text:p>
          </table:table-cell>
          <table:table-cell table:style-name="Tableau7.B2" office:value-type="string">
            <text:p text:style-name="P108">0 %</text:p>
          </table:table-cell>
        </table:table-row>
        <table:table-row>
          <table:table-cell table:style-name="Tableau7.A2" office:value-type="string">
            <text:p text:style-name="P106">3</text:p>
          </table:table-cell>
          <table:table-cell table:style-name="Tableau7.B2" office:value-type="string">
            <text:p text:style-name="P106">-<text:span text:style-name="T22">9 %</text:span></text:p>
          </table:table-cell>
        </table:table-row>
        <table:table-row>
          <table:table-cell table:style-name="Tableau7.A2" office:value-type="string">
            <text:p text:style-name="P106">4</text:p>
          </table:table-cell>
          <table:table-cell table:style-name="Tableau7.B2" office:value-type="string">
            <text:p text:style-name="P106">-<text:span text:style-name="T22">20 %</text:span></text:p>
          </table:table-cell>
        </table:table-row>
        <table:table-row>
          <table:table-cell table:style-name="Tableau7.A2" office:value-type="string">
            <text:p text:style-name="P106">5</text:p>
          </table:table-cell>
          <table:table-cell table:style-name="Tableau7.B2" office:value-type="string">
            <text:p text:style-name="P95">-<text:span text:style-name="T22">33 %</text:span></text:p>
          </table:table-cell>
        </table:table-row>
      </table:table>
      <text:p text:style-name="P122"><text:soft-page-break/>La <text:span text:style-name="T4">force</text:span> permet de lancer les boules avec plus d'énergie. Attention, ceci a surtout un i<text:span text:style-name="T26">mpact sur les boules de neige lourdes car la vitesse initiale maximale du lancer est limitée à 1500 pixels/s.</text:span></text:p>
      <table:table table:name="Tableau8" table:style-name="Tableau8">
        <table:table-column table:style-name="Tableau8.A"/>
        <table:table-column table:style-name="Tableau8.B" table:number-columns-repeated="2"/>
        <table:table-header-rows>
          <table:table-row>
            <table:table-cell table:style-name="Tableau8.A1" office:value-type="string">
              <text:p text:style-name="P99">Force</text:p>
            </table:table-cell>
            <table:table-cell table:style-name="Tableau8.A1" office:value-type="string">
              <text:p text:style-name="P99">Modification de l<text:span text:style-name="T26">'énergie</text:span> <text:span text:style-name="T23">maximale</text:span> du lancé</text:p>
            </table:table-cell>
            <table:table-cell table:style-name="Tableau8.C1" office:value-type="string">
              <text:p text:style-name="P99"><text:span text:style-name="T26">Énergie</text:span> disponible <text:span text:style-name="T26">par rapport à l'énergie standard fixée à 100 %</text:span></text:p>
            </table:table-cell>
          </table:table-row>
        </table:table-header-rows>
        <table:table-row>
          <table:table-cell table:style-name="Tableau8.A2" office:value-type="string">
            <text:p text:style-name="P106">0</text:p>
          </table:table-cell>
          <table:table-cell table:style-name="Tableau8.A2" office:value-type="string">
            <text:p text:style-name="P108">-25 %</text:p>
          </table:table-cell>
          <table:table-cell table:style-name="Tableau8.C2" office:value-type="string">
            <text:p text:style-name="P108">0 à 75 %</text:p>
          </table:table-cell>
        </table:table-row>
        <table:table-row>
          <table:table-cell table:style-name="Tableau8.A2" office:value-type="string">
            <text:p text:style-name="P106">1</text:p>
          </table:table-cell>
          <table:table-cell table:style-name="Tableau8.A2" office:value-type="string">
            <text:p text:style-name="P108">-10 %</text:p>
          </table:table-cell>
          <table:table-cell table:style-name="Tableau8.C2" office:value-type="string">
            <text:p text:style-name="P95">0 <text:span text:style-name="T22">à 90 %</text:span></text:p>
          </table:table-cell>
        </table:table-row>
        <table:table-row>
          <table:table-cell table:style-name="Tableau8.A2" office:value-type="string">
            <text:p text:style-name="P106">2</text:p>
          </table:table-cell>
          <table:table-cell table:style-name="Tableau8.A2" office:value-type="string">
            <text:p text:style-name="P108">0 %</text:p>
          </table:table-cell>
          <table:table-cell table:style-name="Tableau8.C2" office:value-type="string">
            <text:p text:style-name="P106">0 <text:span text:style-name="T22">à 100 %</text:span></text:p>
          </table:table-cell>
        </table:table-row>
        <table:table-row>
          <table:table-cell table:style-name="Tableau8.A2" office:value-type="string">
            <text:p text:style-name="P106">3</text:p>
          </table:table-cell>
          <table:table-cell table:style-name="Tableau8.A2" office:value-type="string">
            <text:p text:style-name="P108">+10 %</text:p>
          </table:table-cell>
          <table:table-cell table:style-name="Tableau8.C2" office:value-type="string">
            <text:p text:style-name="P106">0 <text:span text:style-name="T22">à 110 %</text:span></text:p>
          </table:table-cell>
        </table:table-row>
        <table:table-row>
          <table:table-cell table:style-name="Tableau8.A2" office:value-type="string">
            <text:p text:style-name="P106">4</text:p>
          </table:table-cell>
          <table:table-cell table:style-name="Tableau8.A2" office:value-type="string">
            <text:p text:style-name="P108">+25 %</text:p>
          </table:table-cell>
          <table:table-cell table:style-name="Tableau8.C2" office:value-type="string">
            <text:p text:style-name="P106">0 <text:span text:style-name="T22">à 125 %</text:span></text:p>
          </table:table-cell>
        </table:table-row>
        <table:table-row>
          <table:table-cell table:style-name="Tableau8.A2" office:value-type="string">
            <text:p text:style-name="P106">5</text:p>
          </table:table-cell>
          <table:table-cell table:style-name="Tableau8.A2" office:value-type="string">
            <text:p text:style-name="P108">+50 %</text:p>
          </table:table-cell>
          <table:table-cell table:style-name="Tableau8.C2" office:value-type="string">
            <text:p text:style-name="P95">0 <text:span text:style-name="T22">à 150 %</text:span></text:p>
          </table:table-cell>
        </table:table-row>
      </table:table>
      <text:p text:style-name="P123"/>
      <text:p text:style-name="P123">La <text:span text:style-name="T4">précision</text:span> permet d'effectuer des lancés de boule de neige plus précis.</text:p>
      <table:table table:name="Tableau9" table:style-name="Tableau9">
        <table:table-column table:style-name="Tableau9.A" table:number-columns-repeated="3"/>
        <table:table-header-rows>
          <table:table-row>
            <table:table-cell table:style-name="Tableau9.A1" office:value-type="string">
              <text:p text:style-name="P100">Précision</text:p>
            </table:table-cell>
            <table:table-cell table:style-name="Tableau9.A1" office:value-type="string">
              <text:p text:style-name="P100">Erreur d'angle</text:p>
            </table:table-cell>
            <table:table-cell table:style-name="Tableau9.C1" office:value-type="string">
              <text:p text:style-name="P100">Erreur de force</text:p>
            </table:table-cell>
          </table:table-row>
        </table:table-header-rows>
        <table:table-row>
          <table:table-cell table:style-name="Tableau9.A2" office:value-type="string">
            <text:p text:style-name="P107">0</text:p>
          </table:table-cell>
          <table:table-cell table:style-name="Tableau9.A2" office:value-type="string">
            <text:p text:style-name="P109"><text:span text:style-name="T25">±</text:span>4°</text:p>
          </table:table-cell>
          <table:table-cell table:style-name="Tableau9.C2" office:value-type="string">
            <text:p text:style-name="P109"><text:span text:style-name="T25">±</text:span>10 %</text:p>
          </table:table-cell>
        </table:table-row>
        <table:table-row>
          <table:table-cell table:style-name="Tableau9.A2" office:value-type="string">
            <text:p text:style-name="P107">1</text:p>
          </table:table-cell>
          <table:table-cell table:style-name="Tableau9.A2" office:value-type="string">
            <text:p text:style-name="P109"><text:span text:style-name="T25">±</text:span>2°</text:p>
          </table:table-cell>
          <table:table-cell table:style-name="Tableau9.C2" office:value-type="string">
            <text:p text:style-name="P109"><text:span text:style-name="T25">±</text:span>7,5 %</text:p>
          </table:table-cell>
        </table:table-row>
        <table:table-row>
          <table:table-cell table:style-name="Tableau9.A2" office:value-type="string">
            <text:p text:style-name="P107">2</text:p>
          </table:table-cell>
          <table:table-cell table:style-name="Tableau9.A2" office:value-type="string">
            <text:p text:style-name="P109"><text:span text:style-name="T25">±</text:span>1°</text:p>
          </table:table-cell>
          <table:table-cell table:style-name="Tableau9.C2" office:value-type="string">
            <text:p text:style-name="P109"><text:span text:style-name="T25">±</text:span>5 %</text:p>
          </table:table-cell>
        </table:table-row>
        <table:table-row>
          <table:table-cell table:style-name="Tableau9.A2" office:value-type="string">
            <text:p text:style-name="P107">3</text:p>
          </table:table-cell>
          <table:table-cell table:style-name="Tableau9.A2" office:value-type="string">
            <text:p text:style-name="P109"><text:span text:style-name="T25">±</text:span>0,5°</text:p>
          </table:table-cell>
          <table:table-cell table:style-name="Tableau9.C2" office:value-type="string">
            <text:p text:style-name="P109"><text:span text:style-name="T25">±</text:span>2,5 %</text:p>
          </table:table-cell>
        </table:table-row>
        <table:table-row>
          <table:table-cell table:style-name="Tableau9.A2" office:value-type="string">
            <text:p text:style-name="P107">4</text:p>
          </table:table-cell>
          <table:table-cell table:style-name="Tableau9.A2" office:value-type="string">
            <text:p text:style-name="P109"><text:span text:style-name="T25">±</text:span>0,25°</text:p>
          </table:table-cell>
          <table:table-cell table:style-name="Tableau9.C2" office:value-type="string">
            <text:p text:style-name="P109"><text:span text:style-name="T25">±</text:span>1 %</text:p>
          </table:table-cell>
        </table:table-row>
        <table:table-row>
          <table:table-cell table:style-name="Tableau9.A2" office:value-type="string">
            <text:p text:style-name="P107">5</text:p>
          </table:table-cell>
          <table:table-cell table:style-name="Tableau9.A2" office:value-type="string">
            <text:p text:style-name="P109"><text:span text:style-name="T25">±</text:span>0°</text:p>
          </table:table-cell>
          <table:table-cell table:style-name="Tableau9.C2" office:value-type="string">
            <text:p text:style-name="P109"><text:span text:style-name="T25">±</text:span>0 %</text:p>
          </table:table-cell>
        </table:table-row>
      </table:table>
      <text:p text:style-name="P5"/>
      <text:p text:style-name="P5"/>
      <text:p text:style-name="P5">NEIGE</text:p>
      <text:p text:style-name="P35">La neige est présente sur le sol. Elle peut tomber au cours de la partie. Le robot connait la quantité de neige disponible au sol à l'endroit où il se trouve s'il se baisse pour la rassembler.</text:p>
      <text:p text:style-name="P35"/>
      <text:p text:style-name="P4"/>
      <text:p text:style-name="P4">UNE BOULE DE NEIGE</text:p>
      <text:p text:style-name="P26">Toutes les boules de neige ont la même taille (rayon d'environ 5cm soit 10 pixels).</text:p>
      <text:p text:style-name="P28">Pour fabriquer sa boule, le robot peut compacter plus ou moins de neige. La neige nécessaire pour fabriquer une boule varie de 20 points de neige pour une boule peu compacte à 50 points de neige pour une boule très compacte. <text:span text:style-name="T36">La masse d'une boule de neige varie linéairement de 100g (20 points de neige) à 250g (50 points de neige) en fonction de la quantité de neige compactée.</text:span></text:p>
      <text:p text:style-name="P32">Le temps de fabrication est proportionnel à la quantité de neige à compacter (0,15 s pour 10 points de neige).</text:p>
      <text:p text:style-name="P27">Plus une boule est compacte, plus elle nécessite d'énergie pour être lancé<text:span text:style-name="T78">e vite </text:span><text:span text:style-name="T80">(et donc arriver loin)</text:span>. <text:span text:style-name="T101">Autrement dit une même énergie de départ une boule lourde ira moins loin qu'une boule légère.</text:span></text:p>
      <text:p text:style-name="P29">Le robot ne peut pas avoir en main plus d'une seule boule de neige.</text:p>
      <text:p text:style-name="P26">A chaque instant, le robot connait les positions (en pixels) et les vitesses (en pixels/s) de toutes les boules de neige qui sont en l'air.</text:p>
      <text:p text:style-name="P9"><text:soft-page-break/>LE LANC<text:span text:style-name="T102">É</text:span> D'UNE BOULE DE NEIGE</text:p>
      <text:p text:style-name="P31">On considère que l'énergie est transmise intégralement à la boule de neige à l'erreur de précision près. On détermine la vitesse initiale de la boule de neige en considérant son énergie cinétique initiale. On majore alors la vitesse initiale à 1500 pixels/s.</text:p>
      <text:p text:style-name="P31"/>
      <text:p text:style-name="P5">VENT</text:p>
      <text:p text:style-name="P29">Le vent <text:span text:style-name="T30">modifie</text:span> l<text:span text:style-name="T30">es</text:span> trajectoires des boules de neige. <text:span text:style-name="T30">Il</text:span> varie au cours de la partie. Il peut souffler dans toutes les directions. Sa composante suivant x peut varier de -1500 à 1500 pixels/s. Sa composante suivant y peut varier de -300 à 300 pixels/s.</text:p>
      <text:p text:style-name="P34">Le frottement d'une boule de neige dans l'air est assimilé à une force proportionnelle au carré de la vitesse relative de la boule, inversement proportionnelle à la densité de la boule et opposée au vecteur vitesse relative de la boule.</text:p>
      <text:p text:style-name="P24"/>
      <text:p text:style-name="P7">LES INFORMATIONS DE MON ROBOT</text:p>
      <text:p text:style-name="P30">Les informations suivantes sont disponibles concernant mon robot :</text:p>
      <text:list xml:id="list6136883040716459330" text:style-name="L17">
        <text:list-item>
          <text:p text:style-name="P208">ses points de vie restants</text:p>
        </text:list-item>
        <text:list-item>
          <text:p text:style-name="P208">son score actuel</text:p>
        </text:list-item>
        <text:list-item>
          <text:p text:style-name="P210">sa position</text:p>
        </text:list-item>
        <text:list-item>
          <text:p text:style-name="P210">s'il a encore son bonnet sur la tête</text:p>
        </text:list-item>
        <text:list-item>
          <text:p text:style-name="P210">s'il a une boule de neige en main</text:p>
        </text:list-item>
        <text:list-item>
          <text:p text:style-name="P210">la neige disponible pour lui s'il se baisse</text:p>
        </text:list-item>
        <text:list-item>
          <text:p text:style-name="P212">si la neige a été rassemblée</text:p>
        </text:list-item>
        <text:list-item>
          <text:p text:style-name="P210">ce qu'il est en train de faire</text:p>
        </text:list-item>
        <text:list-item>
          <text:p text:style-name="P208">s'il est sonné et si oui pour combien de temps</text:p>
        </text:list-item>
      </text:list>
      <text:p text:style-name="P30"/>
      <text:p text:style-name="P6">L'ADVERSAIRE</text:p>
      <text:p text:style-name="P36">Les informations suivantes sont disponibles concernant l'adversaire :</text:p>
      <text:list xml:id="list123119606005565" text:continue-numbering="true" text:style-name="L17">
        <text:list-item>
          <text:p text:style-name="P213">ses quatre caractéristiques (<text:span text:style-name="T32">endurance, </text:span><text:span text:style-name="T33">rapidité</text:span><text:span text:style-name="T32">, </text:span><text:span text:style-name="T33">force, </text:span><text:span text:style-name="T32">précision</text:span><text:span text:style-name="T31">)</text:span></text:p>
        </text:list-item>
        <text:list-item>
          <text:p text:style-name="P209">ses points de vie restants</text:p>
        </text:list-item>
        <text:list-item>
          <text:p text:style-name="P209">son score actuel</text:p>
        </text:list-item>
        <text:list-item>
          <text:p text:style-name="P211">sa position</text:p>
        </text:list-item>
        <text:list-item>
          <text:p text:style-name="P211">s'il a encore son bonnet sur la tête</text:p>
        </text:list-item>
        <text:list-item>
          <text:p text:style-name="P211">s'il a une boule de neige en main</text:p>
        </text:list-item>
        <text:list-item>
          <text:p text:style-name="P211">la neige disponible pour lui s'il se baisse</text:p>
        </text:list-item>
        <text:list-item>
          <text:p text:style-name="P211">ce qu'il est en train de faire</text:p>
        </text:list-item>
        <text:list-item>
          <text:p text:style-name="P211">s'il est sonné et si oui pour combien de temps</text:p>
        </text:list-item>
      </text:list>
      <text:p text:style-name="P33"/>
      <text:p text:style-name="P3"><text:span text:style-name="T102">PARAMÈTRES</text:span> <text:span text:style-name="T102">GÉNÉRAUX</text:span> DU JEU</text:p>
      <text:p text:style-name="P15">Le temps est découpé en intervalles de <text:span text:style-name="T19">20 m</text:span>s.</text:p>
      <text:p text:style-name="P15"><text:span text:style-name="T35">Les informations sont disponibles à chaque pas de temps</text:span> :</text:p>
      <text:list xml:id="list8996071098538925782" text:style-name="L18">
        <text:list-item>
          <text:p text:style-name="P214">Le temps restant avant la fin de la partie</text:p>
        </text:list-item>
        <text:list-item>
          <text:p text:style-name="P214">La hauteur du mur</text:p>
        </text:list-item>
        <text:list-item>
          <text:p text:style-name="P214">La vitesse du vent suivant les axes x et y</text:p>
        </text:list-item>
        <text:list-item>
          <text:p text:style-name="P214">la présence d'une chute de neige</text:p>
        </text:list-item>
      </text:list>
      <text:p text:style-name="P13"/>
      <text:p text:style-name="P13"/>
      <text:p text:style-name="P8"><text:soft-page-break/>LE DESIGN DU ROBOT</text:p>
      <text:p text:style-name="P37">La représentation du robot <text:span text:style-name="T96">doit</text:span> être modifiée.</text:p>
      <text:p text:style-name="P39"><text:span text:style-name="T37">Votre rôle est de</text:span> <text:span text:style-name="T4">modifier les images</text:span> qui permettent les animations du robot. <text:span text:style-name="T96">Vous devez u</text:span><text:span text:style-name="T89">tilisez obligatoirement la transparence et le format </text:span><text:span text:style-name="T91">png</text:span><text:span text:style-name="T90">.</text:span></text:p>
      <text:p text:style-name="P39"><text:span text:style-name="T87">ATTENTION</text:span><text:span text:style-name="T93">, la taille des images initiales doit impérativement être conservée.</text:span></text:p>
      <text:p text:style-name="P42">Au total, un ensemble de 8 images permettent la représentation complète du robot.</text:p>
      <text:p text:style-name="P37"/>
      <text:p text:style-name="P37"/>
      <text:p text:style-name="P11">LE SERVEUR</text:p>
      <text:p text:style-name="P40">L'application serveur veille à l'équité du match.</text:p>
      <text:p text:style-name="P40">Quand l'application serveur est démarrée, deux clients peuvent se connecter pour jouer un match.</text:p>
      <text:p text:style-name="P40">Votre rôle est d'<text:span text:style-name="T4">écrire le code de votre client pour commander les actions du robot</text:span> et remporter la victoire.</text:p>
      <table:table table:name="Tableau1" table:style-name="Tableau1">
        <table:table-column table:style-name="Tableau1.A"/>
        <table:table-column table:style-name="Tableau1.B"/>
        <table:table-row>
          <table:table-cell table:style-name="Tableau1.A1" office:value-type="string">
            <text:p text:style-name="P104">Touche</text:p>
          </table:table-cell>
          <table:table-cell table:style-name="Tableau1.B1" office:value-type="string">
            <text:p text:style-name="P104">Fonction</text:p>
          </table:table-cell>
        </table:table-row>
        <table:table-row>
          <table:table-cell table:style-name="Tableau1.A2" office:value-type="string">
            <text:p text:style-name="P118">Échap ou Q</text:p>
          </table:table-cell>
          <table:table-cell table:style-name="Tableau1.B2" office:value-type="string">
            <text:p text:style-name="P118">Quitter l'application</text:p>
          </table:table-cell>
        </table:table-row>
        <table:table-row>
          <table:table-cell table:style-name="Tableau1.A2" office:value-type="string">
            <text:p text:style-name="P118">F11 ou F</text:p>
          </table:table-cell>
          <table:table-cell table:style-name="Tableau1.B2" office:value-type="string">
            <text:p text:style-name="P118">Passer du mode « Plein écran » au mode fenêtré et inversement</text:p>
          </table:table-cell>
        </table:table-row>
        <table:table-row>
          <table:table-cell table:style-name="Tableau1.A2" office:value-type="string">
            <text:p text:style-name="P119">F10</text:p>
          </table:table-cell>
          <table:table-cell table:style-name="Tableau1.B2" office:value-type="string">
            <text:p text:style-name="P119">Grande fenêtre</text:p>
          </table:table-cell>
        </table:table-row>
        <table:table-row>
          <table:table-cell table:style-name="Tableau1.A2" office:value-type="string">
            <text:p text:style-name="P119">F9</text:p>
          </table:table-cell>
          <table:table-cell table:style-name="Tableau1.B2" office:value-type="string">
            <text:p text:style-name="P119">Moyenne fenêtre</text:p>
          </table:table-cell>
        </table:table-row>
        <table:table-row>
          <table:table-cell table:style-name="Tableau1.A2" office:value-type="string">
            <text:p text:style-name="P119">F8</text:p>
          </table:table-cell>
          <table:table-cell table:style-name="Tableau1.B2" office:value-type="string">
            <text:p text:style-name="P119">Petite fenêtre</text:p>
          </table:table-cell>
        </table:table-row>
        <table:table-row>
          <table:table-cell table:style-name="Tableau1.A2" office:value-type="string">
            <text:p text:style-name="P118">R</text:p>
          </table:table-cell>
          <table:table-cell table:style-name="Tableau1.B2" office:value-type="string">
            <text:p text:style-name="P118">Remettre à zéro</text:p>
          </table:table-cell>
        </table:table-row>
        <table:table-row>
          <table:table-cell table:style-name="Tableau1.A2" office:value-type="string">
            <text:p text:style-name="P118">S</text:p>
          </table:table-cell>
          <table:table-cell table:style-name="Tableau1.B2" office:value-type="string">
            <text:p text:style-name="P118">Démarrer un match</text:p>
          </table:table-cell>
        </table:table-row>
        <table:table-row>
          <table:table-cell table:style-name="Tableau1.A2" office:value-type="string">
            <text:p text:style-name="P120">+</text:p>
          </table:table-cell>
          <table:table-cell table:style-name="Tableau1.B2" office:value-type="string">
            <text:p text:style-name="P120">Augmenter la durée du match de 10 s</text:p>
          </table:table-cell>
        </table:table-row>
        <table:table-row>
          <table:table-cell table:style-name="Tableau1.A2" office:value-type="string">
            <text:p text:style-name="P118">-</text:p>
          </table:table-cell>
          <table:table-cell table:style-name="Tableau1.B2" office:value-type="string">
            <text:p text:style-name="P120">Diminuer la durée du match de 10 s</text:p>
          </table:table-cell>
        </table:table-row>
        <table:table-row>
          <table:table-cell table:style-name="Tableau1.A2" office:value-type="string">
            <text:p text:style-name="P121">Flèche de gauche</text:p>
          </table:table-cell>
          <table:table-cell table:style-name="Tableau1.B2" office:value-type="string">
            <text:p text:style-name="P121">Régler l'IA du robot de gauche</text:p>
          </table:table-cell>
        </table:table-row>
        <table:table-row>
          <table:table-cell table:style-name="Tableau1.A2" office:value-type="string">
            <text:p text:style-name="P120">Flèche de droite</text:p>
          </table:table-cell>
          <table:table-cell table:style-name="Tableau1.B2" office:value-type="string">
            <text:p text:style-name="P121">Régler l'IA du robot de droite</text:p>
          </table:table-cell>
        </table:table-row>
        <table:table-row>
          <table:table-cell table:style-name="Tableau1.A2" office:value-type="string">
            <text:p text:style-name="P120">Flèche du haut</text:p>
          </table:table-cell>
          <table:table-cell table:style-name="Tableau1.B2" office:value-type="string">
            <text:p text:style-name="P120">Augmenter le niveau de l'IA</text:p>
          </table:table-cell>
        </table:table-row>
        <table:table-row>
          <table:table-cell table:style-name="Tableau1.A2" office:value-type="string">
            <text:p text:style-name="P120">Flèche du bas</text:p>
          </table:table-cell>
          <table:table-cell table:style-name="Tableau1.B2" office:value-type="string">
            <text:p text:style-name="P120">Diminuer le niveau de l'IA</text:p>
          </table:table-cell>
        </table:table-row>
      </table:table>
      <text:p text:style-name="P38"/>
      <text:p text:style-name="P38"/>
      <text:p text:style-name="P10">LE CLIENT</text:p>
      <text:p text:style-name="P41">Il est capable de transférer les images sur le serveur, de donner un nom au robot, de changer les caractéristiques du robot et de contrôler les actions du robot. Une bibliothèque de fonctions compatibles avec l'application serveur est fournie. Les fonctions de cette bibliothèque sont documentées ci-<text:span text:style-name="T63">après</text:span>.</text:p>
      <text:p text:style-name="P41"/>
      <text:p text:style-name="P41"/>
      <text:p text:style-name="P41"/>
      <text:p text:style-name="P41"/>
      <text:p text:style-name="P41"/>
      <text:p text:style-name="P41"/>
      <text:p text:style-name="P41"/>
      <text:p text:style-name="P75"/>
      <text:p text:style-name="P72"><text:soft-page-break/>FONCTIONS DE CONNEXION ET DE <text:span text:style-name="T102">DÉCONNEXION</text:span></text:p>
      <text:p text:style-name="P72"/>
      <text:p text:style-name="P49">int serveurConnecter(char *adresse, unsigned short int port);</text:p>
      <text:p text:style-name="P57">Rôle de la fonction :</text:p>
      <text:p text:style-name="P124">Effectuer une connexion à un serveur.</text:p>
      <text:p text:style-name="P57">Paramètres :</text:p>
      <text:p text:style-name="P130">char *adresse</text:p>
      <text:p text:style-name="P154"><text:span text:style-name="T39">Adresse IP du serveur sous forme d'une chaîne de caractère. Ex : </text:span><text:span text:style-name="T56">"192.168.0.1"</text:span></text:p>
      <text:p text:style-name="P155"><text:span text:style-name="T40">En local vous pouvez utiliser l'adresse </text:span><text:span text:style-name="T56">"127.0.0.1"</text:span></text:p>
      <text:p text:style-name="P130">int port</text:p>
      <text:p text:style-name="P157"><text:span text:style-name="T39">Numéro du port sur lequel le serveur écoute. Ex : </text:span><text:span text:style-name="T56">1050 </text:span><text:span text:style-name="T39">valeur par défaut du serveur.</text:span></text:p>
      <text:p text:style-name="P57">Valeur de retour :</text:p>
      <text:p text:style-name="P130">SERVEUR_ERREUR_ID</text:p>
      <text:p text:style-name="P152">Erreur d'identification.</text:p>
      <text:p text:style-name="P130">SERVEUR_INTROUVABLE</text:p>
      <text:p text:style-name="P124"><text:tab/><text:tab/>Erreur serveur introuvable.</text:p>
      <text:p text:style-name="P130">SERVEUR_CONNECTE</text:p>
      <text:p text:style-name="P124"><text:tab/><text:tab/>Connexion au serveur réussie.</text:p>
      <text:p text:style-name="P44"/>
      <text:p text:style-name="P49">int serveurFermer(void);</text:p>
      <text:p text:style-name="P57">Rôle de la fonction :</text:p>
      <text:p text:style-name="P124">Fermer la connexion au serveur en cours.</text:p>
      <text:p text:style-name="P57">Valeur de retour :</text:p>
      <text:p text:style-name="P142"><text:span text:style-name="T56">1<text:tab/></text:span><text:span text:style-name="T39">Déconnexion réussie.</text:span></text:p>
      <text:p text:style-name="P67"/>
      <text:p text:style-name="P67"/>
      <text:p text:style-name="P72">FONCTION DE <text:span text:style-name="T102">DÉMARRAGE</text:span> D'UN MATCH</text:p>
      <text:p text:style-name="P68"/>
      <text:p text:style-name="P50">int serveurDemarrerMatch(void);</text:p>
      <text:p text:style-name="P58">Rôle de la fonction :</text:p>
      <text:p text:style-name="P165">Démarrer un match créé sur le serveur. <text:span text:style-name="T63">Fonction disponible en mode test. Non disponible en mode compétition car c'est alors le serveur qui décide du début du match.</text:span></text:p>
      <text:p text:style-name="P58">Valeur de retour :</text:p>
      <text:p text:style-name="P144"><text:span text:style-name="T56">1</text:span><text:span text:style-name="T40"><text:tab/></text:span><text:span text:style-name="T41">Envoi</text:span><text:span text:style-name="T39"> réussi.</text:span></text:p>
      <text:p text:style-name="P131">0<text:span text:style-name="T38"><text:tab/>Échec de l'envoi.</text:span></text:p>
      <text:p text:style-name="P131"/>
      <text:p text:style-name="P125"/>
      <text:p text:style-name="P72">FONCTIONS DE MODIFICATION DU ROBOT AVANT UN MATCH</text:p>
      <text:p text:style-name="P68"/>
      <text:p text:style-name="P51">int serveurUpload(int num, char *nom);</text:p>
      <text:p text:style-name="P58">Rôle de la fonction :</text:p>
      <text:p text:style-name="P160">Envoyer un fichier image au format <text:span text:style-name="T4">png</text:span> vers le serveur <text:span text:style-name="T67">pour modifier la représentation du robot.</text:span></text:p>
      <text:p text:style-name="P58">Paramètres :</text:p>
      <text:p text:style-name="P131">int num</text:p>
      <text:p text:style-name="P153">Numéro de l'image concernée. Les constantes suivantes, disponibles dans la bibliothèque, <text:tab/>devraient être utilisées :</text:p>
      <text:p text:style-name="P156"><text:tab/><text:tab/>#define IMAGE_DEBOUT <text:s text:c="14"/>0</text:p>
      <text:p text:style-name="P156"><text:tab/><text:tab/>#define IMAGE_MARCHE <text:s text:c="14"/>1</text:p>
      <text:p text:style-name="P156"><text:tab/><text:tab/>#define IMAGE_ACCROUPI <text:s text:c="12"/>2</text:p>
      <text:p text:style-name="P156"><text:tab/><text:tab/>#define IMAGE_LANCE <text:s text:c="15"/>3</text:p>
      <text:p text:style-name="P156"><text:tab/><text:tab/>#define IMAGE_BONNET_PROFIL <text:s text:c="7"/>4</text:p>
      <text:p text:style-name="P156"><text:tab/><text:tab/>#define IMAGE_VICTOIRE <text:s text:c="12"/>5</text:p>
      <text:p text:style-name="P156"><text:tab/><text:tab/>#define IMAGE_DEFAITE <text:s text:c="13"/>6</text:p>
      <text:p text:style-name="P156"><text:tab/><text:tab/>#define IMAGE_BONNET_FACE <text:s text:c="9"/>7</text:p>
      <text:p text:style-name="P131">char *nom</text:p>
      <text:p text:style-name="P158">Nom du fichier image entre <text:span text:style-name="T65">" "</text:span><text:span text:style-name="T38">. Ex : </text:span><text:span text:style-name="T57">"../images/debout.png"</text:span></text:p>
      <text:p text:style-name="P58">Valeur de retour :</text:p>
      <text:p text:style-name="P144"><text:span text:style-name="T56">1</text:span><text:span text:style-name="T40"><text:tab/></text:span><text:span text:style-name="T41">Envoi</text:span><text:span text:style-name="T39"> réussi.</text:span></text:p>
      <text:p text:style-name="P143"><text:span text:style-name="T56">0</text:span><text:span text:style-name="T40"><text:tab/>Échec de l'envoi.</text:span></text:p>
      <text:p text:style-name="P52"/>
      <text:p text:style-name="P52"><text:soft-page-break/>int serveurNomRobot(char *nom);</text:p>
      <text:p text:style-name="P59">Rôle de la fonction :</text:p>
      <text:p text:style-name="P171">Nommer le robot sur l'application serveur.</text:p>
      <text:p text:style-name="P60">Paramètres :</text:p>
      <text:p text:style-name="P138">char *nom</text:p>
      <text:p text:style-name="P159"><text:span text:style-name="T38">Nom du </text:span><text:span text:style-name="T45">robot. Au maximum 15 caractères sont pris en compte</text:span><text:span text:style-name="T38">.</text:span></text:p>
      <text:p text:style-name="P159"><text:span text:style-name="T38"><text:s/>Ex : </text:span><text:span text:style-name="T57">"</text:span><text:span text:style-name="T59">Mon robot</text:span><text:span text:style-name="T57">"</text:span></text:p>
      <text:p text:style-name="P59">Valeur de retour :</text:p>
      <text:p text:style-name="P145"><text:span text:style-name="T56">1</text:span><text:span text:style-name="T40"><text:tab/></text:span><text:span text:style-name="T41">Envoi</text:span><text:span text:style-name="T39"> réussi.</text:span></text:p>
      <text:p text:style-name="P132">0<text:span text:style-name="T38"><text:tab/>Échec de l'envoi.</text:span></text:p>
      <text:p text:style-name="P76"/>
      <text:p text:style-name="P52">int serveurCaracRobot(int rapidite, int precision, int force, int endurance);</text:p>
      <text:p text:style-name="P59">Rôle de la fonction :</text:p>
      <text:p text:style-name="P172">Modifier les caractéristiques du robot. Chaque caractéristique est un entier entre 0 et 5. La somme des caractéristiques ne doit pas dépasser 10 pour que la modification soit prise en compte.</text:p>
      <text:p text:style-name="P59">Paramètres :</text:p>
      <text:p text:style-name="P139"><text:span text:style-name="T64">int rapidite<text:tab/></text:span><text:span text:style-name="T44">0 à 5</text:span></text:p>
      <text:p text:style-name="P140">int precision<text:tab/><text:span text:style-name="T38">0 à 5</text:span></text:p>
      <text:p text:style-name="P140">int force<text:tab/><text:tab/><text:span text:style-name="T38">0 à 5</text:span></text:p>
      <text:p text:style-name="P139"><text:span text:style-name="T67">int endurance<text:tab/></text:span><text:span text:style-name="T44">0 à 5</text:span></text:p>
      <text:p text:style-name="P59">Valeur de retour :</text:p>
      <text:p text:style-name="P145"><text:span text:style-name="T56">1</text:span><text:span text:style-name="T40"><text:tab/></text:span><text:span text:style-name="T41">Envoi</text:span><text:span text:style-name="T39"> réussi.</text:span></text:p>
      <text:p text:style-name="P132">0<text:span text:style-name="T38"><text:tab/>Échec de l'envoi.</text:span></text:p>
      <text:p text:style-name="P69"/>
      <text:p text:style-name="P180"/>
      <text:p text:style-name="P74"/>
      <text:p text:style-name="P74">FONCTIONS DE CONTROLE DES ACTIONS</text:p>
      <text:p text:style-name="P71"/>
      <text:p text:style-name="P53">int serveurAvancer(void);</text:p>
      <text:p text:style-name="P61">Rôle de la fonction :</text:p>
      <text:p text:style-name="P161">Fais avancer le robot. <text:span text:style-name="T69">Le robot doit être dans un état immobile pour que l'ordre soit pris en compte.</text:span> Sans un ordre d'arrêt, le robot continue à avancer jusqu'à la limite de sa zone.</text:p>
      <text:p text:style-name="P61">Valeur de retour :</text:p>
      <text:p text:style-name="P146"><text:span text:style-name="T56">1</text:span><text:span text:style-name="T40"><text:tab/></text:span><text:span text:style-name="T41">Envoi</text:span><text:span text:style-name="T39"> réussi.</text:span></text:p>
      <text:p text:style-name="P133">0<text:span text:style-name="T38"><text:tab/>Échec de l'envoi.</text:span></text:p>
      <text:p text:style-name="P173"/>
      <text:p text:style-name="P45"><text:span text:style-name="T9">int serveur</text:span><text:span text:style-name="T10">Recul</text:span><text:span text:style-name="T9">er(void);</text:span></text:p>
      <text:p text:style-name="P62">Rôle de la fonction :</text:p>
      <text:p text:style-name="P162">Fais <text:span text:style-name="T69">reculer</text:span> le robot. <text:span text:style-name="T69">Le robot doit être dans un état immobile pour que l'ordre soit pris en compte.</text:span> Sans un ordre d'arrêt, le robot continue à avancer jusqu'<text:span text:style-name="T69">au début</text:span> de sa zone.</text:p>
      <text:p text:style-name="P62">Valeur de retour :</text:p>
      <text:p text:style-name="P147"><text:span text:style-name="T56">1</text:span><text:span text:style-name="T40"><text:tab/></text:span><text:span text:style-name="T41">Envoi</text:span><text:span text:style-name="T39"> réussi.</text:span></text:p>
      <text:p text:style-name="P126">0<text:tab/>Échec de l'envoi.</text:p>
      <text:p text:style-name="P174"/>
      <text:p text:style-name="P46"><text:span text:style-name="T9">int </text:span><text:span text:style-name="T11">serveurSAccroupir</text:span><text:span text:style-name="T9">(void);</text:span></text:p>
      <text:p text:style-name="P63">Rôle de la fonction :</text:p>
      <text:p text:style-name="P164">Fais <text:span text:style-name="T70">s'accroupir</text:span> le robot. <text:span text:style-name="T69">Le robot doit être dans un état immobile ou en train de se relever pour que l'ordre soit pris en compte. Cet ordre ne peut être interrompu que par un ordre de se relever.</text:span></text:p>
      <text:p text:style-name="P63">Valeur de retour :</text:p>
      <text:p text:style-name="P148"><text:span text:style-name="T56">1</text:span><text:span text:style-name="T40"><text:tab/></text:span><text:span text:style-name="T41">Envoi</text:span><text:span text:style-name="T39"> réussi.</text:span></text:p>
      <text:p text:style-name="P127">0<text:tab/>Échec de l'envoi.</text:p>
      <text:p text:style-name="P134"/>
      <text:p text:style-name="P46"><text:span text:style-name="T9">int </text:span><text:span text:style-name="T11">serveurSeRelever</text:span><text:span text:style-name="T9">(void);</text:span></text:p>
      <text:p text:style-name="P63">Rôle de la fonction :</text:p>
      <text:p text:style-name="P164">Fais <text:span text:style-name="T70">se relever</text:span> le robot. <text:span text:style-name="T69">Le robot doit être dans un état accroupi ou en train de s'accroupir pour que l'ordre soit pris en compte. Cet ordre ne peut être interrompu que par un ordre de s'accroupir.</text:span></text:p>
      <text:p text:style-name="P63">Valeur de retour :</text:p>
      <text:p text:style-name="P148"><text:span text:style-name="T56">1</text:span><text:span text:style-name="T40"><text:tab/></text:span><text:span text:style-name="T41">Envoi</text:span><text:span text:style-name="T39"> réussi.</text:span></text:p>
      <text:p text:style-name="P127">0<text:tab/>Échec de l'envoi.</text:p>
      <text:p text:style-name="P47"><text:soft-page-break/><text:span text:style-name="T9">int </text:span><text:span text:style-name="T12">serveurRassemblerNeige</text:span><text:span text:style-name="T9">(void);</text:span></text:p>
      <text:p text:style-name="P64">Rôle de la fonction :</text:p>
      <text:p text:style-name="P163"><text:span text:style-name="T71">Donne l'ordre de rassembler de la neige</text:span>. <text:span text:style-name="T69">Le robot doit être dans un état accroupi pour que l'ordre soit pris en compte. Cet ordre ne peut être interrompu que par un ordre de stopper l'action. Quand la neige est rassemblée, le robot revient automatiquement en position accroupie. Si cet ordre est interrompu avant sa fin, le travail effectué est perdu.</text:span></text:p>
      <text:p text:style-name="P64">Valeur de retour :</text:p>
      <text:p text:style-name="P149"><text:span text:style-name="T56">1</text:span><text:span text:style-name="T40"><text:tab/></text:span><text:span text:style-name="T41">Envoi</text:span><text:span text:style-name="T39"> réussi.</text:span></text:p>
      <text:p text:style-name="P128">0<text:tab/>Échec de l'envoi.</text:p>
      <text:p text:style-name="P135"/>
      <text:p text:style-name="P47"><text:span text:style-name="T9">int </text:span><text:span text:style-name="T12">serveurNeRienChanger</text:span><text:span text:style-name="T9">(void);</text:span></text:p>
      <text:p text:style-name="P64">Rôle de la fonction :</text:p>
      <text:p text:style-name="P166">Ne fais rien et poursuit l'action en cours.</text:p>
      <text:p text:style-name="P64">Valeur de retour :</text:p>
      <text:p text:style-name="P149"><text:span text:style-name="T56">1</text:span><text:span text:style-name="T40"><text:tab/></text:span><text:span text:style-name="T41">Envoi</text:span><text:span text:style-name="T39"> réussi.</text:span></text:p>
      <text:p text:style-name="P128">0<text:tab/>Échec de l'envoi.</text:p>
      <text:p text:style-name="P135"/>
      <text:p text:style-name="P54">int serveurStopperAction(void);</text:p>
      <text:p text:style-name="P66">Rôle de la fonction :</text:p>
      <text:p text:style-name="P168">Interrompt l'action en cours si c'est une action qui peut être stoppée.</text:p>
      <text:p text:style-name="P66">Valeur de retour :</text:p>
      <text:p text:style-name="P151"><text:span text:style-name="T56">1</text:span><text:span text:style-name="T40"><text:tab/></text:span><text:span text:style-name="T41">Envoi</text:span><text:span text:style-name="T39"> réussi.</text:span></text:p>
      <text:p text:style-name="P129">0<text:tab/>Échec de l'envoi.</text:p>
      <text:p text:style-name="P137"/>
      <text:p text:style-name="P56">int serveurCompacterNeige(int neige);</text:p>
      <text:p text:style-name="P64">Rôle de la fonction :</text:p>
      <text:p text:style-name="P167">Donne l'ordre de compacter la neige. Si la neige n'a pas été rassemblée ou si la quantité de neige est insuffisante, l'action n'est pas effectuée.<text:span text:style-name="T68"> </text:span>De plus, l<text:span text:style-name="T68">e robot doit être dans un état accroupi pour que l'ordre soit pris en compte. Cet ordre ne peut être interrompu que par un ordre de stopper l'action. Quand la neige est </text:span>compactée<text:span text:style-name="T68">, le robot </text:span>possède une boule de neige et il<text:span text:style-name="T68"> revient automatiquement en position accroupie. Si cet ordre est interrompu avant sa fin, le travail effectué est perdu. </text:span>La quantité de neige reste au sol.</text:p>
      <text:p text:style-name="P64">Paramètres :</text:p>
      <text:p text:style-name="P141"><text:span text:style-name="T64">int neige</text:span><text:span text:style-name="T43"><text:tab/><text:tab/></text:span><text:span text:style-name="T48">quantité de neige à compacter de </text:span><text:span text:style-name="T50">2</text:span><text:span text:style-name="T51">0 à 5</text:span><text:span text:style-name="T52">0</text:span></text:p>
      <text:p text:style-name="P64">Valeur de retour :</text:p>
      <text:p text:style-name="P149"><text:span text:style-name="T56">1</text:span><text:span text:style-name="T40"><text:tab/></text:span><text:span text:style-name="T41">Envoi</text:span><text:span text:style-name="T39"> réussi.</text:span></text:p>
      <text:p text:style-name="P128">0<text:tab/>Échec de l'envoi.</text:p>
      <text:p text:style-name="P55"/>
      <text:p text:style-name="P55">int serveurLancer(double energie, double angle);</text:p>
      <text:p text:style-name="P64">Rôle de la fonction :</text:p>
      <text:p text:style-name="P169">Lance une boule de neige. Le robot doit être en position immobile pour que l'action soit exécutée. Si le robot ne possède pas de boule de neige, l'action est exécutée mais aucune boule n'est lancée. Cette action ne peut pas être interrompue.</text:p>
      <text:p text:style-name="P64">Paramètres :</text:p>
      <text:p text:style-name="P64"><text:span text:style-name="T58"><text:tab/></text:span><text:span text:style-name="T60">double energie</text:span></text:p>
      <text:p text:style-name="P64"><text:span text:style-name="T46"><text:tab/><text:tab/>Énergie mise dans le lancé en % de </text:span><text:span text:style-name="T49">0.0 à 150.0</text:span><text:span text:style-name="T46"> % si le robot a une force de 5</text:span></text:p>
      <text:p text:style-name="P64"><text:span text:style-name="T58"><text:tab/></text:span><text:span text:style-name="T60">double angle</text:span></text:p>
      <text:p text:style-name="P64"><text:span text:style-name="T46"><text:tab/><text:tab/>Angle de lancé en degré de </text:span><text:span text:style-name="T49">-90.0° à +90.0</text:span><text:span text:style-name="T17">°</text:span></text:p>
      <text:p text:style-name="P64">Valeur de retour :</text:p>
      <text:p text:style-name="P149"><text:span text:style-name="T56">1</text:span><text:span text:style-name="T40"><text:tab/></text:span><text:span text:style-name="T41">Envoi</text:span><text:span text:style-name="T39"> réussi.</text:span></text:p>
      <text:p text:style-name="P128">0<text:tab/>Échec de l'envoi.</text:p>
      <text:p text:style-name="P181"/>
      <text:p text:style-name="P70"/>
      <text:p text:style-name="P70"/>
      <text:p text:style-name="P70"/>
      <text:p text:style-name="P70"/>
      <text:p text:style-name="P70"/>
      <text:p text:style-name="P70"/>
      <text:p text:style-name="P73"/>
      <text:p text:style-name="P181"/>
      <text:p text:style-name="P179"><text:soft-page-break/>FONCTION DE <text:span text:style-name="T102">RÉCUPÉRATION</text:span> DES <text:span text:style-name="T102">DONNÉES</text:span> TRANSMISES PAR LE SERVEUR</text:p>
      <text:p text:style-name="P184"/>
      <text:p text:style-name="P48"><text:span text:style-name="T9">int serveurRecevoirSituation(Jeu *</text:span><text:span text:style-name="T13">pJ</text:span><text:span text:style-name="T9">eu, Moi *</text:span><text:span text:style-name="T13">pM</text:span><text:span text:style-name="T9">oi, Adversaire *</text:span><text:span text:style-name="T13">pA</text:span><text:span text:style-name="T9">dversaire,</text:span></text:p>
      <text:p text:style-name="P48"><text:span text:style-name="T9"><text:tab/><text:tab/><text:tab/><text:tab/> <text:s text:c="5"/>int *</text:span><text:span text:style-name="T13">pN</text:span><text:span text:style-name="T9">bBoules, Boule *</text:span><text:span text:style-name="T13">pB</text:span><text:span text:style-name="T9">oules);</text:span></text:p>
      <text:p text:style-name="P65">Rôle de la fonction :</text:p>
      <text:p text:style-name="P170">Récupère l'état actuel du jeu. Pendant un match, cette fonction devrait être exécutée en boucle.</text:p>
      <text:p text:style-name="P65">Paramètres :</text:p>
      <text:p text:style-name="P65"><text:span text:style-name="T58"><text:tab/></text:span><text:span text:style-name="T61">Jeu *</text:span><text:span text:style-name="T62">pJ</text:span><text:span text:style-name="T61">eu</text:span></text:p>
      <text:p text:style-name="P65"><text:span text:style-name="T46"><text:tab/><text:tab/></text:span><text:span text:style-name="T47">Pointeur vers une structure pour récupérer l'état du jeu. Les informations contenues sont <text:tab/><text:tab/>détaillées ci-après.</text:span></text:p>
      <text:p text:style-name="P65"><text:span text:style-name="T58"><text:tab/></text:span><text:span text:style-name="T61">Moi *</text:span><text:span text:style-name="T62">pM</text:span><text:span text:style-name="T61">oi</text:span></text:p>
      <text:p text:style-name="P65"><text:span text:style-name="T46"><text:tab/><text:tab/></text:span><text:span text:style-name="T47">Pointeur vers une structure pour récupérer l'état de mon robot. Les informations contenues <text:tab/><text:tab/>sont détaillées ci-après.</text:span></text:p>
      <text:p text:style-name="P65"><text:span text:style-name="T58"><text:tab/></text:span><text:span text:style-name="T61">Adversaire *</text:span><text:span text:style-name="T62">pA</text:span><text:span text:style-name="T61">dversaire</text:span></text:p>
      <text:p text:style-name="P65"><text:span text:style-name="T46"><text:tab/><text:tab/></text:span><text:span text:style-name="T47">Pointeur vers une structure pour récupérer l'état du robot adverse. Les informations <text:tab/><text:tab/><text:tab/>contenues sont détaillées ci-après.</text:span></text:p>
      <text:p text:style-name="P65"><text:span text:style-name="T58"><text:tab/></text:span><text:span text:style-name="T61">int</text:span><text:span text:style-name="T60"> </text:span><text:span text:style-name="T62">pN</text:span><text:span text:style-name="T61">bBoules</text:span></text:p>
      <text:p text:style-name="P65"><text:span text:style-name="T46"><text:tab/><text:tab/></text:span><text:span text:style-name="T47">Pointeur vers un entier pour récupérer le nombre de boules en vol.</text:span></text:p>
      <text:p text:style-name="P65"><text:span text:style-name="T58"><text:tab/></text:span><text:span text:style-name="T61">Boule *</text:span><text:span text:style-name="T62">pB</text:span><text:span text:style-name="T61">oules</text:span></text:p>
      <text:p text:style-name="P65"><text:span text:style-name="T46"><text:tab/><text:tab/></text:span><text:span text:style-name="T47">Pointeur vers un tableau pour récupérer les informations de toutes les boules en vol.</text:span></text:p>
      <text:p text:style-name="P65">Valeur de retour :</text:p>
      <text:p text:style-name="P150"><text:span text:style-name="T56">1</text:span><text:span text:style-name="T40"><text:tab/></text:span><text:span text:style-name="T42">Réception</text:span><text:span text:style-name="T39"> réussi.</text:span></text:p>
      <text:p text:style-name="P136"><text:span text:style-name="T38">0<text:tab/>Échec de </text:span><text:span text:style-name="T53">la réception</text:span><text:span text:style-name="T38">.</text:span></text:p>
      <text:p text:style-name="P182"/>
      <text:p text:style-name="P182"/>
      <text:p text:style-name="P175">VARIABLE DE TYPE JEU</text:p>
      <text:p text:style-name="P185"/>
      <text:p text:style-name="P200">Jeu jeu;</text:p>
      <text:p text:style-name="P185"/>
      <text:p text:style-name="P200">jeu.etat</text:p>
      <text:p text:style-name="P194"><text:tab/>JEU_ATTENTE</text:p>
      <text:p text:style-name="P185"><text:tab/><text:tab/>Les fonctions de modification du robot peuvent être utilisées</text:p>
      <text:p text:style-name="P185"><text:tab/><text:span text:style-name="T65">JEU_MATCH_EN_COURS</text:span></text:p>
      <text:p text:style-name="P185"><text:tab/><text:tab/>Les fonctions de contrôles des actions peuvent être utilisées</text:p>
      <text:p text:style-name="P185"><text:tab/><text:span text:style-name="T65">JEU_FIN_MATCH</text:span></text:p>
      <text:p text:style-name="P185"><text:tab/><text:tab/>La partie est terminée</text:p>
      <text:p text:style-name="P185"/>
      <text:p text:style-name="P200">jeu.nbJoueursCnx</text:p>
      <text:p text:style-name="P185"><text:tab/>1 ou 2, permet de savoir si le match a lieu contre un autre client ou contre le serveur</text:p>
      <text:p text:style-name="P185"/>
      <text:p text:style-name="P200">jeu.chrono</text:p>
      <text:p text:style-name="P185"><text:tab/>Temps restant dans la partie en millisecondes</text:p>
      <text:p text:style-name="P185"/>
      <text:p text:style-name="P200">jeu.ventX</text:p>
      <text:p text:style-name="P185"><text:tab/>Composante x du vent exprimée en pixels/s entre -1500 pixels/s et +1500 pixels/s. Un vent négatif <text:tab/>souffle face au robot.</text:p>
      <text:p text:style-name="P185"/>
      <text:p text:style-name="P200">jeu.ventY</text:p>
      <text:p text:style-name="P185"><text:tab/>Composante y du vent exprimée en pixels/s entre -300 pixels/s et +300 pixels/s. Un vent négatif <text:tab/>souffle vers le sol.</text:p>
      <text:p text:style-name="P185"/>
      <text:p text:style-name="P200">jeu.hauteurMur</text:p>
      <text:p text:style-name="P185"><text:tab/>Hauteur du mur en pixels.</text:p>
      <text:p text:style-name="P185"/>
      <text:p text:style-name="P200">jeu.ilNeige</text:p>
      <text:p text:style-name="P185"><text:tab/>1 si la neige est en train de tomber et 0 sinon.</text:p>
      <text:p text:style-name="P185"/>
      <text:p text:style-name="P185"/>
      <text:p text:style-name="P185"/>
      <text:p text:style-name="P185"/>
      <text:p text:style-name="P183"><text:soft-page-break/></text:p>
      <text:p text:style-name="P176">VARIABLE DE TYPE <text:span text:style-name="T97">MOI</text:span></text:p>
      <text:p text:style-name="P186"/>
      <text:p text:style-name="P201"><text:span text:style-name="T97">Moi</text:span> <text:span text:style-name="T97">moi</text:span>;</text:p>
      <text:p text:style-name="P189"/>
      <text:p text:style-name="P195"><text:span text:style-name="T14">moi</text:span><text:span text:style-name="T4">.etat</text:span></text:p>
      <text:p text:style-name="P195"><text:tab/><text:span text:style-name="T54">Valeurs possibles pendant un match :</text:span></text:p>
      <text:p text:style-name="P198"><text:tab/><text:tab/>ROBOT_IMMOBILE</text:p>
      <text:p text:style-name="P198"><text:tab/><text:tab/>ROBOT_AVANCE</text:p>
      <text:p text:style-name="P198"><text:tab/><text:tab/>ROBOT_RECULE</text:p>
      <text:p text:style-name="P198"><text:tab/><text:tab/>ROBOT_S_ACCROUPI</text:p>
      <text:p text:style-name="P198"><text:tab/><text:tab/>ROBOT_ACCROUPI</text:p>
      <text:p text:style-name="P198"><text:tab/><text:tab/>ROBOT_RASSEMBLE_NEIGE</text:p>
      <text:p text:style-name="P198"><text:tab/><text:tab/>ROBOT_COMPACTE_BOULE</text:p>
      <text:p text:style-name="P198"><text:tab/><text:tab/>ROBOT_SE_RELEVE</text:p>
      <text:p text:style-name="P198"><text:tab/><text:tab/>ROBOT_LANCE</text:p>
      <text:p text:style-name="P195"><text:tab/><text:span text:style-name="T54">Valeurs possibles à la fin d'un match :</text:span></text:p>
      <text:p text:style-name="P198"><text:tab/><text:tab/>ROBOT_VICTOIRE</text:p>
      <text:p text:style-name="P198"><text:tab/><text:tab/>ROBOT_DEFAITE</text:p>
      <text:p text:style-name="P186"/>
      <text:p text:style-name="P201"><text:span text:style-name="T97">moi</text:span>.<text:span text:style-name="T97">x</text:span></text:p>
      <text:p text:style-name="P186"><text:tab/><text:span text:style-name="T97">Position x. Le robot occupe toujours le camp de gauche. x peut varier de </text:span><text:span text:style-name="T66">ROBOT_XMIN</text:span><text:span text:style-name="T97"> (40) à <text:tab/></text:span><text:span text:style-name="T66">ROBOT_XMAX</text:span><text:span text:style-name="T97"> (380).</text:span></text:p>
      <text:p text:style-name="P186"/>
      <text:p text:style-name="P201"><text:span text:style-name="T97">moi</text:span>.<text:span text:style-name="T97">bonnet</text:span></text:p>
      <text:p text:style-name="P186"><text:tab/><text:span text:style-name="T97">0 si le bonnet est tombé, 1 si le bonnet est sur la tête</text:span></text:p>
      <text:p text:style-name="P186"/>
      <text:p text:style-name="P201"><text:span text:style-name="T97">moi</text:span>.<text:span text:style-name="T97">nbBoule</text:span></text:p>
      <text:p text:style-name="P186"><text:tab/><text:span text:style-name="T97">1 si le robot possède une boule, 0 sinon</text:span></text:p>
      <text:p text:style-name="P186"/>
      <text:p text:style-name="P201"><text:span text:style-name="T97">moi</text:span>.<text:span text:style-name="T97">neigeDispo</text:span></text:p>
      <text:p text:style-name="P186"><text:tab/><text:span text:style-name="T97">Quantité de neige disponible immédiatement devant le robot</text:span></text:p>
      <text:p text:style-name="P186"/>
      <text:p text:style-name="P201"><text:span text:style-name="T97">moi</text:span>.<text:span text:style-name="T97">neigeRassemblee</text:span></text:p>
      <text:p text:style-name="P186"><text:tab/><text:span text:style-name="T97">1 si la neige a été rassemblée, 0 sinon</text:span></text:p>
      <text:p text:style-name="P186"/>
      <text:p text:style-name="P201"><text:span text:style-name="T97">moi</text:span>.<text:span text:style-name="T97">ptsDeVie</text:span></text:p>
      <text:p text:style-name="P186"><text:tab/><text:span text:style-name="T97">Nombre de points de vie restants</text:span></text:p>
      <text:p text:style-name="P186"/>
      <text:p text:style-name="P201"><text:span text:style-name="T97">moi</text:span>.<text:span text:style-name="T97">score</text:span></text:p>
      <text:p text:style-name="P186"><text:tab/><text:span text:style-name="T97">Score actuel</text:span></text:p>
      <text:p text:style-name="P186"/>
      <text:p text:style-name="P202"><text:span text:style-name="T97">moi</text:span>.<text:span text:style-name="T97">blackOut</text:span></text:p>
      <text:p text:style-name="P187"><text:tab/><text:span text:style-name="T97">0 si le robot n'est pas sonné, sinon nombre de millisecondes avant que le robot recommence à <text:tab/>fonctionner</text:span></text:p>
      <text:p text:style-name="P187"/>
      <text:p text:style-name="P202"><text:span text:style-name="T97">moi</text:span>.<text:span text:style-name="T98">reponse</text:span></text:p>
      <text:p text:style-name="P187"><text:tab/><text:span text:style-name="T98">1 si la dernière action demandée a été prise en compte, 0 sinon</text:span></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77"><text:soft-page-break/>VARIABLE DE TYPE <text:span text:style-name="T98">ADVERSAIRE</text:span></text:p>
      <text:p text:style-name="P187"/>
      <text:p text:style-name="P196"><text:span text:style-name="T15">Adversaire</text:span><text:span text:style-name="T4"> </text:span><text:span text:style-name="T15">adversaire</text:span><text:span text:style-name="T4">;</text:span></text:p>
      <text:p text:style-name="P190"/>
      <text:p text:style-name="P196"><text:span text:style-name="T15">adversaire</text:span><text:span text:style-name="T4">.etat</text:span></text:p>
      <text:p text:style-name="P196"><text:tab/><text:span text:style-name="T54">Valeurs possibles pendant un match :</text:span></text:p>
      <text:p text:style-name="P199"><text:tab/><text:tab/>ROBOT_IMMOBILE</text:p>
      <text:p text:style-name="P199"><text:tab/><text:tab/>ROBOT_AVANCE</text:p>
      <text:p text:style-name="P199"><text:tab/><text:tab/>ROBOT_RECULE</text:p>
      <text:p text:style-name="P199"><text:tab/><text:tab/>ROBOT_S_ACCROUPI</text:p>
      <text:p text:style-name="P199"><text:tab/><text:tab/>ROBOT_ACCROUPI</text:p>
      <text:p text:style-name="P199"><text:tab/><text:tab/>ROBOT_RASSEMBLE_NEIGE</text:p>
      <text:p text:style-name="P199"><text:tab/><text:tab/>ROBOT_COMPACTE_BOULE</text:p>
      <text:p text:style-name="P199"><text:tab/><text:tab/>ROBOT_SE_RELEVE</text:p>
      <text:p text:style-name="P199"><text:tab/><text:tab/>ROBOT_LANCE</text:p>
      <text:p text:style-name="P196"><text:tab/><text:span text:style-name="T54">Valeurs possibles à la fin d'un match :</text:span></text:p>
      <text:p text:style-name="P199"><text:tab/><text:tab/>ROBOT_VICTOIRE</text:p>
      <text:p text:style-name="P199"><text:tab/><text:tab/>ROBOT_DEFAITE</text:p>
      <text:p text:style-name="P187"/>
      <text:p text:style-name="P202"><text:span text:style-name="T98">adversaire</text:span>.<text:span text:style-name="T97">x</text:span></text:p>
      <text:p text:style-name="P187"><text:tab/><text:span text:style-name="T97">Position x. Le robot adverse occupe toujours le camp de droite.</text:span></text:p>
      <text:p text:style-name="P187"/>
      <text:p text:style-name="P202"><text:span text:style-name="T98">adversaire</text:span>.<text:span text:style-name="T97">bonnet</text:span></text:p>
      <text:p text:style-name="P187"><text:tab/><text:span text:style-name="T97">0 si le bonnet est tombé, 1 si le bonnet est sur la tête</text:span></text:p>
      <text:p text:style-name="P187"/>
      <text:p text:style-name="P202"><text:span text:style-name="T98">adversaire</text:span>.<text:span text:style-name="T97">nbBoule</text:span></text:p>
      <text:p text:style-name="P187"><text:tab/><text:span text:style-name="T97">1 si le robot possède une boule, 0 sinon</text:span></text:p>
      <text:p text:style-name="P187"/>
      <text:p text:style-name="P202"><text:span text:style-name="T98">adversaire</text:span>.<text:span text:style-name="T97">neigeDispo</text:span></text:p>
      <text:p text:style-name="P187"><text:tab/><text:span text:style-name="T97">Quantité de neige disponible immédiatement devant le robot</text:span></text:p>
      <text:p text:style-name="P187"/>
      <text:p text:style-name="P202"><text:span text:style-name="T98">adversaire</text:span>.<text:span text:style-name="T97">ptsDeVie</text:span></text:p>
      <text:p text:style-name="P187"><text:tab/><text:span text:style-name="T97">Nombre de points de vie restants à l'adversaire</text:span></text:p>
      <text:p text:style-name="P187"/>
      <text:p text:style-name="P202"><text:span text:style-name="T98">adversaire</text:span>.<text:span text:style-name="T97">score</text:span></text:p>
      <text:p text:style-name="P187"><text:tab/><text:span text:style-name="T97">Score actuel de l'adversaire</text:span></text:p>
      <text:p text:style-name="P187"/>
      <text:p text:style-name="P202"><text:span text:style-name="T98">adversaire</text:span>.<text:span text:style-name="T97">blackOut</text:span></text:p>
      <text:p text:style-name="P187"><text:tab/><text:span text:style-name="T97">0 si le robot adverse n'est pas sonné, sinon nombre de millisecondes avant que le robot adverse <text:tab/>recommence à fonctionner</text:span></text:p>
      <text:p text:style-name="P187"/>
      <text:p text:style-name="P202"><text:span text:style-name="T98">adversaire</text:span>.<text:span text:style-name="T98">rapidite</text:span></text:p>
      <text:p text:style-name="P187"><text:tab/><text:span text:style-name="T98">Caractéristique de rapidité du robot adverse entre 0 et 5</text:span></text:p>
      <text:p text:style-name="P187"/>
      <text:p text:style-name="P202"><text:span text:style-name="T98">adversaire</text:span>.<text:span text:style-name="T98">precision</text:span></text:p>
      <text:p text:style-name="P187"><text:tab/><text:span text:style-name="T98">Caractéristique de précision du robot adverse entre 0 et 5</text:span></text:p>
      <text:p text:style-name="P187"/>
      <text:p text:style-name="P202"><text:span text:style-name="T98">adversaire</text:span>.<text:span text:style-name="T98">force</text:span></text:p>
      <text:p text:style-name="P187"><text:tab/><text:span text:style-name="T98">Caractéristique de force du robot adverse entre 0 et 5</text:span></text:p>
      <text:p text:style-name="P187"/>
      <text:p text:style-name="P202"><text:span text:style-name="T98">adversaire</text:span>.<text:span text:style-name="T98">endurance</text:span></text:p>
      <text:p text:style-name="P187"><text:tab/><text:span text:style-name="T98">Caractéristique d'endurance du robot adverse entre 0 et 5</text:span></text:p>
      <text:p text:style-name="P190"/>
      <text:p text:style-name="P190"/>
      <text:p text:style-name="P190"/>
      <text:p text:style-name="P190"/>
      <text:p text:style-name="P190"/>
      <text:p text:style-name="P190"/>
      <text:p text:style-name="P190"/>
      <text:p text:style-name="P190"/>
      <text:p text:style-name="P190"/>
      <text:p text:style-name="P178"><text:soft-page-break/>VARIABLE DE TYPE <text:span text:style-name="T99">BOULE</text:span></text:p>
      <text:p text:style-name="P188"/>
      <text:p text:style-name="P197"><text:span text:style-name="T16">Boule</text:span><text:span text:style-name="T4"> </text:span><text:span text:style-name="T16">boule</text:span><text:span text:style-name="T4">;</text:span></text:p>
      <text:p text:style-name="P191"/>
      <text:p text:style-name="P197"><text:span text:style-name="T16">boule</text:span><text:span text:style-name="T4">.</text:span><text:span text:style-name="T16">x</text:span></text:p>
      <text:p text:style-name="P197"><text:tab/><text:span text:style-name="T55">Coordonnée x du centre de la boule en pixels. L'axe des x va de gauche à droite.</text:span></text:p>
      <text:p text:style-name="P188"/>
      <text:p text:style-name="P203"><text:span text:style-name="T99">boule</text:span>.<text:span text:style-name="T99">y</text:span></text:p>
      <text:p text:style-name="P197"><text:tab/><text:span text:style-name="T55">Coordonnée y du centre de la boule en pixels. L'axe des y va du bas vers le haut. Le sol est à 0.</text:span></text:p>
      <text:p text:style-name="P188"/>
      <text:p text:style-name="P203"><text:span text:style-name="T99">boule</text:span>.<text:span text:style-name="T99">vx</text:span></text:p>
      <text:p text:style-name="P188"><text:tab/><text:span text:style-name="T99">Composante x de la vitesse de la boule en pixels/s</text:span></text:p>
      <text:p text:style-name="P188"/>
      <text:p text:style-name="P203"><text:span text:style-name="T99">boule</text:span>.<text:span text:style-name="T99">vy</text:span></text:p>
      <text:p text:style-name="P188"><text:tab/><text:span text:style-name="T99">Composante y de la vitesse de la boule en pixels/s</text:span></text:p>
      <text:p text:style-name="P192"/>
      <text:p text:style-name="P192"/>
      <text:p text:style-name="P192"/>
      <text:p text:style-name="P192"/>
      <text:p text:style-name="P193">Exemple d'interrogation du serveur :</text:p>
      <text:p text:style-name="P193"/>
      <text:p text:style-name="P204">Jeu jeu;</text:p>
      <text:p text:style-name="P204">Moi moi;</text:p>
      <text:p text:style-name="P204">Adversaire adversaire;</text:p>
      <text:p text:style-name="P204">int nbBoules;</text:p>
      <text:p text:style-name="P204">Boule boule[BOULES_NB_MAX];</text:p>
      <text:p text:style-name="P204"/>
      <text:p text:style-name="P204">serveurRecevoirSituation(&amp;jeu, &amp;moi, &amp;adversaire, &amp;nbBoules, boule);</text:p>
      <text:p text:style-name="P205"/>
      <text:p text:style-name="P205"/>
      <text:p text:style-name="P193">Si <text:span text:style-name="T65">nbBoules</text:span> vaut 2 alors il y a deux boules en vol. La première a pour coordonnées</text:p>
      <text:p text:style-name="P205"><text:tab/>boule[0].x</text:p>
      <text:p text:style-name="P205"><text:tab/>boule[0].y</text:p>
      <text:p text:style-name="P193">et la seconde a pour coordonnées</text:p>
      <text:p text:style-name="P205"><text:tab/>boule[1].x</text:p>
      <text:p text:style-name="P205"><text:tab/>boule[1].y</text:p>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face style:name="Calibri" svg:font-family="Calibri" style:font-family-generic="swiss"/>
    <style:font-face style:name="DejaVu Sans" svg:font-family="'DejaVu Sans'" style:font-family-generic="swiss"/>
    <style:font-face style:name="Courier New1"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
    </style:style>
    <style:style style:name="MT2" style:family="text">
      <style:text-properties style:font-name="Calibri" fo:font-style="italic" officeooo:rsid="003ebe1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text:page-number text:select-page="current">13</text:page-number></text:span><text:span text:style-name="MT1"> / </text:span><text:span text:style-name="MT1"><text:page-count>13</text:page-count></text:span><text:span text:style-name="MT1"><text:tab/></text:span><text:span text:style-name="MT2">YG-CV 2014</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7:44:42.24</meta:creation-date>
    <dc:date>2015-10-02T12:31:17.543460832</dc:date>
    <meta:editing-duration>PT7H58M51S</meta:editing-duration>
    <meta:editing-cycles>68</meta:editing-cycles>
    <meta:generator>LibreOffice/4.4.5.2$Linux_X86_64 LibreOffice_project/40$Build-2</meta:generator>
    <meta:print-date>2014-12-10T09:09:11.50</meta:print-date>
    <meta:document-statistic meta:table-count="8" meta:image-count="0" meta:object-count="0" meta:page-count="13" meta:paragraph-count="492" meta:word-count="3334" meta:character-count="19183" meta:non-whitespace-character-count="16109"/>
  </office:meta>
</office:document-meta>
</file>